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맑은 고딕" svg:font-family="'맑은 고딕'"/>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DejaVu Sans2" svg:font-family="'DejaVu Sans'" style:font-family-generic="modern" style:font-pitch="variable"/>
    <style:font-face style:name="맑은 고딕2" svg:font-family="'맑은 고딕'" style:font-family-generic="modern" style:font-pitch="variable"/>
    <style:font-face style:name="맑은 고딕3" svg:font-family="'맑은 고딕'" style:font-adornments="굵게" style:font-family-generic="modern" style:font-pitch="variable"/>
    <style:font-face style:name="맑은 고딕1" svg:font-family="'맑은 고딕'" style:font-adornments="보통" style:font-family-generic="modern" style:font-pitch="variable"/>
    <style:font-face style:name="맑은 고딕4" svg:font-family="'맑은 고딕'" style:font-adornments="이탤릭체(굵게)" style:font-family-generic="moder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굴림1" svg:font-family="굴림"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text-align="center" style:justify-single-word="false"/>
      <style:text-properties style:font-name="Times New Roman" fo:font-size="10.1000003814697pt" fo:font-weight="normal" officeooo:rsid="00072ca6" officeooo:paragraph-rsid="00595074" style:font-size-asian="10.1000003814697pt" style:font-weight-asian="normal" style:font-size-complex="10.1000003814697pt" style:font-weight-complex="normal"/>
    </style:style>
    <style:style style:name="P4" style:family="paragraph" style:parent-style-name="Standard">
      <style:paragraph-properties fo:text-align="center" style:justify-single-word="false"/>
      <style:text-properties style:font-name="Times New Roman" fo:font-size="10.1000003814697pt" fo:font-weight="normal" officeooo:rsid="00072ca6" officeooo:paragraph-rsid="00595074" style:font-size-asian="10.1000003814697pt" style:language-asian="ko" style:country-asian="KR" style:font-weight-asian="normal" style:font-size-complex="10.1000003814697pt" style:font-weight-complex="normal"/>
    </style:style>
    <style:style style:name="P5"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6"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7"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8"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9"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0"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1"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2"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3"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4" style:family="paragraph" style:parent-style-name="Standard">
      <style:paragraph-properties fo:margin-left="0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5" style:family="paragraph" style:parent-style-name="Standard">
      <style:paragraph-properties fo:margin-left="0cm" fo:margin-right="0cm" fo:text-align="center"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6"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7ca00" officeooo:paragraph-rsid="0045d08a" style:font-size-asian="8pt" style:font-weight-asian="normal" style:font-size-complex="8pt" style:font-weight-complex="normal"/>
    </style:style>
    <style:style style:name="P17"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7ca00" officeooo:paragraph-rsid="0049236e" style:font-size-asian="8pt" style:font-weight-asian="normal" style:font-size-complex="8pt" style:font-weight-complex="normal"/>
    </style:style>
    <style:style style:name="P18"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8221" officeooo:paragraph-rsid="00308221" style:font-size-asian="8pt" style:font-weight-asian="normal" style:font-size-complex="8pt" style:font-weight-complex="normal"/>
    </style:style>
    <style:style style:name="P19"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8221" officeooo:paragraph-rsid="003a2416" style:font-size-asian="8pt" style:font-weight-asian="normal" style:font-size-complex="8pt" style:font-weight-complex="normal"/>
    </style:style>
    <style:style style:name="P20"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8feb4" officeooo:paragraph-rsid="00308221" style:font-size-asian="8pt" style:font-weight-asian="normal" style:font-size-complex="8pt" style:font-weight-complex="normal"/>
    </style:style>
    <style:style style:name="P21"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8feb4" officeooo:paragraph-rsid="0008feb4" style:font-size-asian="8pt" style:font-weight-asian="normal" style:font-size-complex="8pt" style:font-weight-complex="normal"/>
    </style:style>
    <style:style style:name="P22"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81c5" officeooo:paragraph-rsid="00308221" style:font-size-asian="8pt" style:font-weight-asian="normal" style:font-size-complex="8pt" style:font-weight-complex="normal"/>
    </style:style>
    <style:style style:name="P23"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81c5" officeooo:paragraph-rsid="000bda2f" style:font-size-asian="8pt" style:font-weight-asian="normal" style:font-size-complex="8pt" style:font-weight-complex="normal"/>
    </style:style>
    <style:style style:name="P24"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0fa19" officeooo:paragraph-rsid="0030fa19" style:font-size-asian="8pt" style:font-weight-asian="normal" style:font-size-complex="8pt" style:font-weight-complex="normal"/>
    </style:style>
    <style:style style:name="P25"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da2f" officeooo:paragraph-rsid="000bda2f" style:font-size-asian="8pt" style:font-weight-asian="normal" style:font-size-complex="8pt" style:font-weight-complex="normal"/>
    </style:style>
    <style:style style:name="P26"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0bda2f" officeooo:paragraph-rsid="003150be" style:font-size-asian="8pt" style:font-weight-asian="normal" style:font-size-complex="8pt" style:font-weight-complex="normal"/>
    </style:style>
    <style:style style:name="P27"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150be" officeooo:paragraph-rsid="003150be" style:font-size-asian="8pt" style:font-weight-asian="normal" style:font-size-complex="8pt" style:font-weight-complex="normal"/>
    </style:style>
    <style:style style:name="P28" style:family="paragraph" style:parent-style-name="Standard">
      <style:paragraph-properties fo:margin-left="0cm" fo:margin-right="0cm" fo:text-align="justify" style:justify-single-word="false" fo:text-indent="0cm" style:auto-text-indent="false"/>
      <style:text-properties style:font-name="Times New Roman" fo:font-size="8pt" fo:font-weight="normal" officeooo:rsid="003150be" officeooo:paragraph-rsid="0054223e" style:font-size-asian="8pt" style:font-weight-asian="normal" style:font-size-complex="8pt" style:font-weight-complex="normal"/>
    </style:style>
    <style:style style:name="P29" style:family="paragraph" style:parent-style-name="Standard">
      <style:paragraph-properties fo:margin-left="0cm" fo:margin-right="0cm" fo:text-align="justify" style:justify-single-word="false" fo:text-indent="0.4cm"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0"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31" style:family="paragraph" style:parent-style-name="Standard">
      <style:paragraph-properties fo:margin-left="0.6cm" fo:margin-right="0cm" fo:text-align="justify" style:justify-single-word="false" fo:text-indent="0cm"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2"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2ffb2d" officeooo:paragraph-rsid="002ffb2d" style:font-size-asian="8pt" style:font-weight-asian="normal" style:font-size-complex="8pt" style:font-weight-complex="normal"/>
    </style:style>
    <style:style style:name="P33"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8221" officeooo:paragraph-rsid="00308221" style:font-size-asian="8pt" style:font-weight-asian="normal" style:font-size-complex="8pt" style:font-weight-complex="normal"/>
    </style:style>
    <style:style style:name="P34"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8221" officeooo:paragraph-rsid="004a0f76" style:font-size-asian="8pt" style:font-weight-asian="normal" style:font-size-complex="8pt" style:font-weight-complex="normal"/>
    </style:style>
    <style:style style:name="P35"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81c5" officeooo:paragraph-rsid="00308221" style:font-size-asian="8pt" style:font-weight-asian="normal" style:font-size-complex="8pt" style:font-weight-complex="normal"/>
    </style:style>
    <style:style style:name="P36"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0fa19" officeooo:paragraph-rsid="0030fa19" style:font-size-asian="8pt" style:font-weight-asian="normal" style:font-size-complex="8pt" style:font-weight-complex="normal"/>
    </style:style>
    <style:style style:name="P37"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150be" officeooo:paragraph-rsid="003150be" style:font-size-asian="8pt" style:font-weight-asian="normal" style:font-size-complex="8pt" style:font-weight-complex="normal"/>
    </style:style>
    <style:style style:name="P38"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3150be" officeooo:paragraph-rsid="005254cb" style:font-size-asian="8pt" style:font-weight-asian="normal" style:font-size-complex="8pt" style:font-weight-complex="normal"/>
    </style:style>
    <style:style style:name="P39"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da2f" officeooo:paragraph-rsid="003150be" style:font-size-asian="8pt" style:font-weight-asian="normal" style:font-size-complex="8pt" style:font-weight-complex="normal"/>
    </style:style>
    <style:style style:name="P40" style:family="paragraph" style:parent-style-name="Standard">
      <style:paragraph-properties fo:margin-left="0cm" fo:margin-right="0cm" fo:text-align="justify" style:justify-single-word="false" fo:text-indent="0.499cm" style:auto-text-indent="false"/>
      <style:text-properties style:font-name="Times New Roman" fo:font-size="8pt" fo:font-weight="normal" officeooo:rsid="000bda2f" officeooo:paragraph-rsid="00535b60" style:font-size-asian="8pt" style:font-weight-asian="normal" style:font-size-complex="8pt" style:font-weight-complex="normal"/>
    </style:style>
    <style:style style:name="P41" style:family="paragraph" style:parent-style-name="Standard" style:master-page-name="">
      <style:paragraph-properties fo:margin-left="0.921cm" fo:margin-right="0.921cm" fo:text-align="justify" style:justify-single-word="false" fo:text-indent="0cm" style:auto-text-indent="false" style:page-number="auto"/>
      <style:text-properties fo:font-size="8pt" officeooo:paragraph-rsid="004495fb" style:font-size-asian="8pt" style:font-size-complex="8pt"/>
    </style:style>
    <style:style style:name="P42" style:family="paragraph" style:parent-style-name="Heading_20_1">
      <style:paragraph-properties fo:text-align="center" style:justify-single-word="false"/>
      <style:text-properties style:font-name="Century Schoolbook L" fo:font-size="14pt" officeooo:rsid="002ffb2d" officeooo:paragraph-rsid="002ffb2d" style:font-size-asian="14pt" style:font-size-complex="14pt"/>
    </style:style>
    <style:style style:name="P43" style:family="paragraph" style:parent-style-name="Heading_20_2">
      <style:text-properties fo:font-size="12pt" fo:font-style="normal" style:font-size-asian="12pt" style:font-style-asian="normal" style:font-size-complex="12pt" style:font-style-complex="normal"/>
    </style:style>
    <style:style style:name="P44"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45" style:family="paragraph" style:parent-style-name="Heading_20_2">
      <style:paragraph-properties fo:margin-left="0cm" fo:margin-right="0cm" fo:text-align="justify" style:justify-single-word="false" fo:text-indent="0cm" style:auto-text-indent="false"/>
      <style:text-properties style:font-name="Century Schoolbook L" fo:font-size="12pt" fo:font-style="normal" fo:font-weight="bold" officeooo:rsid="000cd2bd" officeooo:paragraph-rsid="000cd2bd" style:font-size-asian="12pt" style:language-asian="ko" style:country-asian="KR" style:font-style-asian="normal" style:font-weight-asian="bold" style:font-size-complex="12pt" style:font-style-complex="normal" style:font-weight-complex="bold"/>
    </style:style>
    <style:style style:name="P46"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8feb4" style:font-size-asian="12pt" style:font-weight-asian="normal" style:font-size-complex="12pt" style:font-weight-complex="normal"/>
    </style:style>
    <style:style style:name="P47"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9e72d" style:font-size-asian="12pt" style:font-weight-asian="normal" style:font-size-complex="12pt" style:font-weight-complex="normal"/>
    </style:style>
    <style:style style:name="P48"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paragraph-rsid="000b81c5" style:font-size-asian="12pt" style:font-weight-asian="normal" style:font-size-complex="12pt" style:font-weight-complex="normal"/>
    </style:style>
    <style:style style:name="P49"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50" style:family="paragraph" style:parent-style-name="Heading_20_2">
      <style:paragraph-properties fo:margin-left="0cm" fo:margin-right="0cm" fo:text-align="justify" style:justify-single-word="false" fo:text-indent="0cm"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51" style:family="paragraph" style:parent-style-name="Heading_20_2">
      <style:paragraph-properties fo:margin-left="0cm" fo:margin-right="0cm" fo:text-align="justify" style:justify-single-word="false" fo:text-indent="0cm" style:auto-text-indent="false"/>
      <style:text-properties fo:font-size="12pt" officeooo:paragraph-rsid="000bda2f" style:font-size-asian="12pt" style:font-size-complex="12pt"/>
    </style:style>
    <style:style style:name="P52" style:family="paragraph" style:parent-style-name="Standard">
      <style:paragraph-properties fo:text-align="center" style:justify-single-word="false"/>
      <style:text-properties style:font-name="Times New Roman" fo:font-size="10.1000003814697pt" fo:font-weight="normal" officeooo:rsid="00072ca6" officeooo:paragraph-rsid="005ef4cf" style:font-size-asian="10.1000003814697pt" style:font-weight-asian="normal" style:font-size-complex="10.1000003814697pt" style:font-weight-complex="normal"/>
    </style:style>
    <style:style style:name="P53" style:family="paragraph" style:parent-style-name="Standard">
      <style:paragraph-properties fo:text-align="center" style:justify-single-word="false"/>
      <style:text-properties style:font-name="Times New Roman" fo:font-size="6.84999990463257pt" fo:font-weight="normal" officeooo:rsid="0047c5d9" officeooo:paragraph-rsid="005ef4cf" style:font-size-asian="6pt" style:language-asian="ko" style:country-asian="KR" style:font-weight-asian="normal" style:font-size-complex="6.84999990463257pt" style:font-weight-complex="normal"/>
    </style:style>
    <style:style style:name="P54" style:family="paragraph" style:parent-style-name="Standard">
      <style:paragraph-properties fo:text-align="center" style:justify-single-word="false"/>
      <style:text-properties style:font-name="Times New Roman" fo:font-size="8pt" fo:font-weight="normal" officeooo:rsid="0057bd6e" officeooo:paragraph-rsid="005ef4cf" style:font-size-asian="8pt" style:font-weight-asian="normal" style:font-size-complex="8pt" style:font-weight-complex="normal"/>
    </style:style>
    <style:style style:name="P55" style:family="paragraph" style:parent-style-name="Standard" style:list-style-name="L1">
      <style:paragraph-properties fo:margin-left="0cm" fo:margin-right="0cm" fo:text-align="justify" style:justify-single-word="false" fo:text-indent="0.499cm" style:auto-text-indent="false"/>
      <style:text-properties style:font-name="Times New Roman" fo:font-size="8pt" fo:font-weight="normal" officeooo:rsid="0008feb4" officeooo:paragraph-rsid="00308221" style:font-size-asian="8pt" style:font-weight-asian="normal" style:font-size-complex="8pt" style:font-weight-complex="normal"/>
    </style:style>
    <style:style style:name="P56"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style:font-name="Times New Roman" fo:font-size="8pt" fo:font-weight="normal" officeooo:rsid="00308221" officeooo:paragraph-rsid="00308221" style:font-size-asian="8pt" style:font-weight-asian="normal" style:font-size-complex="8pt" style:font-weight-complex="normal"/>
    </style:style>
    <style:style style:name="P57"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fo:font-size="8pt" officeooo:rsid="00308221" officeooo:paragraph-rsid="00308221" style:font-size-asian="8pt" style:font-size-complex="8pt"/>
    </style:style>
    <style:style style:name="P58" style:family="paragraph" style:parent-style-name="Standard" style:list-style-name="Numbering_20_1">
      <style:paragraph-properties fo:margin-left="1cm" fo:margin-right="0cm" fo:text-align="justify" style:justify-single-word="false" fo:text-indent="-0.499cm" style:auto-text-indent="false">
        <style:tab-stops/>
      </style:paragraph-properties>
      <style:text-properties fo:font-size="8pt" officeooo:rsid="0010ffc7" officeooo:paragraph-rsid="0010ffc7" style:font-size-asian="8pt" style:font-size-complex="8pt"/>
    </style:style>
    <style:style style:name="P59"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60"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61" style:family="paragraph" style:parent-style-name="Standard" style:list-style-name="Numbering_20_2">
      <style:paragraph-properties fo:margin-left="0.9cm" fo:margin-right="0cm" fo:margin-top="0.101cm" fo:margin-bottom="0.101cm" style:contextual-spacing="false" fo:text-align="start" style:justify-single-word="false" fo:text-indent="-0.499cm" style:auto-text-indent="false">
        <style:tab-stops/>
      </style:paragraph-properties>
      <style:text-properties fo:font-size="9pt" officeooo:paragraph-rsid="00137820" style:font-size-asian="9pt" style:font-size-complex="9pt"/>
    </style:style>
    <style:style style:name="P62" style:family="paragraph">
      <style:paragraph-properties fo:text-align="start" style:writing-mode="lr-tb"/>
    </style:style>
    <style:style style:name="P63" style:family="paragraph">
      <style:paragraph-properties fo:text-align="start" style:writing-mode="lr-tb"/>
      <style:text-properties fo:font-size="24pt"/>
    </style:style>
    <style:style style:name="P64" style:family="paragraph">
      <style:paragraph-properties fo:text-align="start" style:writing-mode="lr-tb"/>
      <style:text-properties fo:font-size="6pt" style:font-size-asian="6pt" style:font-size-complex="6pt"/>
    </style:style>
    <style:style style:name="P65" style:family="paragraph">
      <style:paragraph-properties fo:text-align="start" style:writing-mode="lr-tb"/>
      <style:text-properties fo:font-size="24pt" style:font-name-asian="맑은 고딕2"/>
    </style:style>
    <style:style style:name="P66" style:family="paragraph">
      <style:paragraph-properties fo:margin-left="0cm" fo:margin-right="0cm" fo:margin-top="0cm" fo:margin-bottom="0cm" fo:line-height="100%" fo:text-indent="0cm"/>
      <style:text-properties style:use-window-font-color="true" style:text-outline="false" style:text-line-through-style="none" style:font-name="굴림" fo:font-size="12pt" fo:font-style="normal" fo:text-shadow="none" style:text-underline-style="none" fo:font-weight="normal" style:letter-kerning="true" style:font-name-asian="굴림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7" style:family="paragraph">
      <style:paragraph-properties fo:margin-left="0cm" fo:margin-right="0cm" fo:margin-top="0cm" fo:margin-bottom="0cm" fo:line-height="100%" fo:text-align="start" fo:text-indent="0cm" style:writing-mode="lr-tb"/>
      <style:text-properties fo:font-size="6.90000009536743pt" style:font-name-asian="DejaVu Sans1" style:font-size-asian="6.90000009536743pt" style:font-size-complex="6.90000009536743pt"/>
    </style:style>
    <style:style style:name="P68"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굴림" fo:font-size="6.90000009536743pt" fo:font-style="normal" fo:text-shadow="none" style:text-underline-style="none" fo:font-weight="normal" style:letter-kerning="true" style:font-name-asian="DejaVu Sans1" style:font-size-asian="6.90000009536743pt" style:font-style-asian="normal" style:font-weight-asian="normal" style:font-name-complex="Lucida Sans" style:font-size-complex="6.90000009536743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start" fo:text-indent="0cm" style:writing-mode="lr-tb"/>
      <style:text-properties style:font-name-asian="DejaVu Sans1"/>
    </style:style>
    <style:style style:name="P70"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굴림" fo:font-size="6pt" fo:font-style="normal" fo:text-shadow="none" style:text-underline-style="none" fo:font-weight="normal" style:letter-kerning="true" style:font-name-asian="DejaVu Sans1"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start" fo:text-indent="0cm" style:writing-mode="lr-tb"/>
    </style:style>
    <style:style style:name="P72"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굴림" fo:font-size="24pt" fo:font-style="normal" fo:text-shadow="none" style:text-underline-style="none" fo:font-weight="normal" style:letter-kerning="true" style:font-name-asian="굴림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3"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DejaVu Sans1" fo:font-size="24pt" fo:font-style="normal" fo:text-shadow="none" style:text-underline-style="none" fo:font-weight="normal" style:letter-kerning="true" style:font-name-asian="DejaVu Sans1"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Arial" fo:font-size="24pt" fo:font-style="normal" fo:text-shadow="none" style:text-underline-style="none" fo:font-weight="normal" style:letter-kerning="true" style:font-name-asian="Arial"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DejaVu Sans1" fo:font-size="6pt" fo:font-style="normal" fo:text-shadow="none" style:text-underline-style="none" fo:font-weight="normal" style:letter-kerning="true" style:font-name-asian="DejaVu Sans1"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76"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Arial" fo:font-size="6pt" fo:font-style="normal" fo:text-shadow="none" style:text-underline-style="none" fo:font-weight="normal" style:letter-kerning="true" style:font-name-asian="Arial" style:font-size-asian="6pt" style:font-style-asian="normal" style:font-weight-asian="normal" style:font-name-complex="Lucida Sans" style:font-size-complex="6pt" style:font-style-complex="normal" style:font-weight-complex="normal" style:text-emphasize="none" style:font-relief="none" style:text-overline-style="none" style:text-overline-color="font-color"/>
    </style:style>
    <style:style style:name="P77"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Arial" fo:font-size="7pt" fo:font-style="normal" fo:text-shadow="none" style:text-underline-style="none" fo:font-weight="normal" style:letter-kerning="true" style:font-name-asian="Arial"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78"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DejaVu Sans1" fo:font-size="7pt" fo:font-style="normal" fo:text-shadow="none" style:text-underline-style="none" fo:font-weight="normal" style:letter-kerning="true" style:font-name-asian="DejaVu Sans1"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P79" style:family="paragraph">
      <style:paragraph-properties fo:margin-left="0cm" fo:margin-right="0cm" fo:margin-top="0cm" fo:margin-bottom="0cm" fo:line-height="100%" fo:text-align="start" fo:text-indent="0cm" style:writing-mode="lr-tb"/>
      <style:text-properties style:use-window-font-color="true" style:text-outline="false" style:text-line-through-style="none" style:font-name="굴림" fo:font-size="7pt" fo:font-style="normal" fo:text-shadow="none" style:text-underline-style="none" fo:font-weight="normal" style:letter-kerning="true" style:font-name-asian="굴림1" style:font-size-asian="7pt" style:font-style-asian="normal" style:font-weight-asian="normal" style:font-name-complex="Lucida Sans" style:font-size-complex="7pt" style:font-style-complex="normal" style:font-weight-complex="normal" style:text-emphasize="none" style:font-relief="none" style:text-overline-style="none" style:text-overline-color="font-color"/>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weight="normal" officeooo:rsid="002ffb2d" style:font-weight-asian="normal" style:font-weight-complex="normal"/>
    </style:style>
    <style:style style:name="T3" style:family="text">
      <style:text-properties style:font-name="Times New Roman" fo:font-weight="normal" officeooo:rsid="0043b5b0" style:font-weight-asian="normal" style:font-weight-complex="normal"/>
    </style:style>
    <style:style style:name="T4" style:family="text">
      <style:text-properties style:font-name="Times New Roman" fo:font-weight="normal" officeooo:rsid="002ffb2d" style:language-asian="ko" style:country-asian="KR" style:font-weight-asian="normal" style:font-weight-complex="normal"/>
    </style:style>
    <style:style style:name="T5" style:family="text">
      <style:text-properties style:font-name="Times New Roman" fo:font-weight="normal" officeooo:rsid="0043b5b0" style:language-asian="ko" style:country-asian="KR" style:font-weight-asian="normal" style:font-weight-complex="normal"/>
    </style:style>
    <style:style style:name="T6" style:family="text">
      <style:text-properties style:font-name="Times New Roman" fo:font-style="italic" fo:font-weight="normal" officeooo:rsid="00137820" style:font-style-asian="italic" style:font-weight-asian="normal" style:font-style-complex="italic" style:font-weight-complex="normal"/>
    </style:style>
    <style:style style:name="T7" style:family="text">
      <style:text-properties style:font-name="Times New Roman" fo:font-weight="bold" officeooo:rsid="00072ca6" style:language-asian="ko" style:country-asian="KR" style:font-weight-asian="bold" style:font-weight-complex="bold"/>
    </style:style>
    <style:style style:name="T8" style:family="text">
      <style:text-properties style:font-name="Times New Roman" fo:font-weight="bold" officeooo:rsid="00072ca6" style:font-weight-asian="bold" style:font-weight-complex="bold"/>
    </style:style>
    <style:style style:name="T9" style:family="text">
      <style:text-properties officeooo:rsid="0007ca00"/>
    </style:style>
    <style:style style:name="T10" style:family="text">
      <style:text-properties style:font-name="Century Schoolbook L" fo:font-weight="bold" officeooo:rsid="0007ca00" style:font-weight-asian="bold" style:font-weight-complex="bold"/>
    </style:style>
    <style:style style:name="T11" style:family="text">
      <style:text-properties style:font-name="Century Schoolbook L" fo:font-weight="bold" officeooo:rsid="002ffb2d" style:language-asian="ko" style:country-asian="KR" style:font-weight-asian="bold" style:font-weight-complex="bold"/>
    </style:style>
    <style:style style:name="T12" style:family="text">
      <style:text-properties style:font-name="Century Schoolbook L" fo:font-style="normal" fo:font-weight="bold" officeooo:rsid="0008feb4" style:font-style-asian="normal" style:font-weight-asian="bold" style:font-style-complex="normal" style:font-weight-complex="bold"/>
    </style:style>
    <style:style style:name="T13" style:family="text">
      <style:text-properties style:font-name="Century Schoolbook L" fo:font-style="normal" fo:font-weight="bold" officeooo:rsid="0007ca00" style:font-style-asian="normal" style:font-weight-asian="bold" style:font-style-complex="normal" style:font-weight-complex="bold"/>
    </style:style>
    <style:style style:name="T14" style:family="text">
      <style:text-properties style:font-name="Century Schoolbook L" fo:font-style="normal" fo:font-weight="bold" officeooo:rsid="0009e72d" style:font-style-asian="normal" style:font-weight-asian="bold" style:font-style-complex="normal" style:font-weight-complex="bold"/>
    </style:style>
    <style:style style:name="T15" style:family="text">
      <style:text-properties style:font-name="Century Schoolbook L" fo:font-style="normal" fo:font-weight="bold" officeooo:rsid="000b81c5" style:font-style-asian="normal" style:font-weight-asian="bold" style:font-style-complex="normal" style:font-weight-complex="bold"/>
    </style:style>
    <style:style style:name="T16" style:family="text">
      <style:text-properties style:font-name="Century Schoolbook L" fo:font-style="normal" fo:font-weight="bold" officeooo:rsid="000bda2f" style:font-style-asian="normal" style:font-weight-asian="bold" style:font-style-complex="normal" style:font-weight-complex="bold"/>
    </style:style>
    <style:style style:name="T17" style:family="text">
      <style:text-properties style:font-name="Century Schoolbook L" fo:font-style="normal" fo:font-weight="bold" officeooo:rsid="000cd2bd" style:font-style-asian="normal" style:font-weight-asian="bold" style:font-style-complex="normal" style:font-weight-complex="bold"/>
    </style:style>
    <style:style style:name="T18" style:family="text">
      <style:text-properties style:font-name="Century Schoolbook L" fo:font-style="normal" fo:font-weight="bold" officeooo:rsid="0007ca00" style:language-asian="ko" style:country-asian="KR" style:font-style-asian="normal" style:font-weight-asian="bold" style:font-style-complex="normal" style:font-weight-complex="bold"/>
    </style:style>
    <style:style style:name="T19" style:family="text">
      <style:text-properties fo:font-size="6pt" fo:font-style="italic" officeooo:rsid="002916a5" style:font-size-asian="6pt" style:font-style-asian="italic" style:font-size-complex="6pt" style:font-style-complex="italic"/>
    </style:style>
    <style:style style:name="T20" style:family="text">
      <style:text-properties fo:font-style="italic" style:font-style-asian="italic" style:font-style-complex="italic"/>
    </style:style>
    <style:style style:name="T21" style:family="text">
      <style:text-properties fo:font-style="italic" style:text-underline-style="none" style:font-style-asian="italic" style:font-style-complex="italic"/>
    </style:style>
    <style:style style:name="T22" style:family="text">
      <style:text-properties style:language-asian="ko" style:country-asian="KR"/>
    </style:style>
    <style:style style:name="T23" style:family="text">
      <style:text-properties officeooo:rsid="00333636" style:language-asian="ko" style:country-asian="KR"/>
    </style:style>
    <style:style style:name="T24" style:family="text">
      <style:text-properties officeooo:rsid="0039fbf1" style:language-asian="ko" style:country-asian="KR"/>
    </style:style>
    <style:style style:name="T25" style:family="text">
      <style:text-properties officeooo:rsid="003a2416" style:language-asian="ko" style:country-asian="KR"/>
    </style:style>
    <style:style style:name="T26" style:family="text">
      <style:text-properties officeooo:rsid="003cf0a8" style:language-asian="ko" style:country-asian="KR"/>
    </style:style>
    <style:style style:name="T27" style:family="text">
      <style:text-properties officeooo:rsid="003150be" style:language-asian="ko" style:country-asian="KR"/>
    </style:style>
    <style:style style:name="T28" style:family="text">
      <style:text-properties officeooo:rsid="0047c5d9" style:language-asian="ko" style:country-asian="KR"/>
    </style:style>
    <style:style style:name="T29" style:family="text">
      <style:text-properties officeooo:rsid="0049236e" style:language-asian="ko" style:country-asian="KR"/>
    </style:style>
    <style:style style:name="T30" style:family="text">
      <style:text-properties officeooo:rsid="002ffb2d" style:language-asian="ko" style:country-asian="KR"/>
    </style:style>
    <style:style style:name="T31" style:family="text">
      <style:text-properties officeooo:rsid="00308221" style:language-asian="ko" style:country-asian="KR"/>
    </style:style>
    <style:style style:name="T32" style:family="text">
      <style:text-properties officeooo:rsid="004a0f76" style:language-asian="ko" style:country-asian="KR"/>
    </style:style>
    <style:style style:name="T33" style:family="text">
      <style:text-properties officeooo:rsid="004e30eb" style:language-asian="ko" style:country-asian="KR"/>
    </style:style>
    <style:style style:name="T34" style:family="text">
      <style:text-properties officeooo:rsid="0050f9a9" style:language-asian="ko" style:country-asian="KR"/>
    </style:style>
    <style:style style:name="T35" style:family="text">
      <style:text-properties officeooo:rsid="00535b60" style:language-asian="ko" style:country-asian="KR"/>
    </style:style>
    <style:style style:name="T36" style:family="text">
      <style:text-properties officeooo:rsid="003fc6bc" style:language-asian="ko" style:country-asian="KR"/>
    </style:style>
    <style:style style:name="T37" style:family="text">
      <style:text-properties officeooo:rsid="002ffb2d"/>
    </style:style>
    <style:style style:name="T38" style:family="text">
      <style:text-properties officeooo:rsid="00308221"/>
    </style:style>
    <style:style style:name="T39" style:family="text">
      <style:text-properties officeooo:rsid="003150be"/>
    </style:style>
    <style:style style:name="T40" style:family="text">
      <style:text-properties officeooo:rsid="003a2416"/>
    </style:style>
    <style:style style:name="T41" style:family="text">
      <style:text-properties officeooo:rsid="003cf0a8"/>
    </style:style>
    <style:style style:name="T42" style:family="text">
      <style:text-properties fo:font-variant="normal" fo:text-transform="none" fo:color="#000000" fo:letter-spacing="normal" officeooo:rsid="002ffb2d" style:font-name-asian="맑은 고딕" style:font-style-asian="normal"/>
    </style:style>
    <style:style style:name="T43" style:family="text">
      <style:text-properties fo:font-variant="normal" fo:text-transform="none" fo:color="#000000" fo:letter-spacing="normal" officeooo:rsid="0045d08a" style:font-name-asian="맑은 고딕" style:language-asian="ko" style:country-asian="KR" style:font-style-asian="normal"/>
    </style:style>
    <style:style style:name="T44" style:family="text">
      <style:text-properties fo:font-variant="normal" fo:text-transform="none" fo:color="#000000" fo:letter-spacing="normal" officeooo:rsid="002ffb2d" style:font-name-asian="맑은 고딕" style:language-asian="ko" style:country-asian="KR" style:font-style-asian="normal"/>
    </style:style>
    <style:style style:name="T45" style:family="text">
      <style:text-properties fo:font-variant="normal" fo:text-transform="none" fo:color="#000000" style:font-name="맑은 고딕" fo:letter-spacing="normal" fo:font-style="normal" officeooo:rsid="002ffb2d"/>
    </style:style>
    <style:style style:name="T46" style:family="text">
      <style:text-properties fo:font-variant="normal" fo:text-transform="none" fo:color="#000000" style:font-name="맑은 고딕" fo:letter-spacing="normal" fo:font-style="normal" officeooo:rsid="002ffb2d" style:font-name-asian="맑은 고딕" style:font-style-asian="normal"/>
    </style:style>
    <style:style style:name="T47" style:family="text">
      <style:text-properties officeooo:rsid="004a0f76"/>
    </style:style>
    <style:style style:name="T48" style:family="text">
      <style:text-properties officeooo:rsid="0050f9a9"/>
    </style:style>
    <style:style style:name="T49" style:family="text">
      <style:text-properties officeooo:rsid="00515dd3"/>
    </style:style>
    <style:style style:name="T50" style:family="text">
      <style:text-properties officeooo:rsid="005254cb"/>
    </style:style>
    <style:style style:name="T51" style:family="text">
      <style:text-properties officeooo:rsid="00535b60"/>
    </style:style>
    <style:style style:name="T52" style:family="text">
      <style:text-properties officeooo:rsid="0054223e"/>
    </style:style>
    <style:style style:name="T53" style:family="text">
      <style:text-properties officeooo:rsid="0057bd6e"/>
    </style:style>
    <style:style style:name="T54" style:family="text">
      <style:text-properties officeooo:rsid="0047c5d9"/>
    </style:style>
    <style:style style:name="T55" style:family="text">
      <style:text-properties officeooo:rsid="00481c22"/>
    </style:style>
    <style:style style:name="T56" style:family="text">
      <style:text-properties officeooo:rsid="003fc6bc"/>
    </style:style>
    <style:style style:name="T57" style:family="text">
      <style:text-properties officeooo:rsid="005a74b2"/>
    </style:style>
    <style:style style:name="T58" style:family="text">
      <style:text-properties officeooo:rsid="005d5428"/>
    </style:style>
    <style:style style:name="T59" style:family="text">
      <style:text-properties fo:font-size="8pt" officeooo:rsid="0047c5d9" style:font-size-asian="8pt" style:language-asian="ko" style:country-asian="KR" style:font-size-complex="8pt"/>
    </style:style>
    <style:style style:name="T60" style:family="text">
      <style:text-properties fo:font-size="8pt" officeooo:rsid="00481c22" style:font-size-asian="8pt" style:language-asian="ko" style:country-asian="KR" style:font-size-complex="8pt"/>
    </style:style>
    <style:style style:name="T61" style:family="text">
      <style:text-properties fo:font-size="8pt" style:font-size-asian="8pt" style:font-size-complex="8pt"/>
    </style:style>
    <style:style style:name="T62" style:family="text">
      <style:text-properties fo:color="#000000" style:font-name="Arial1" fo:font-size="7.19999980926514pt" style:font-size-asian="7.19999980926514pt" style:font-name-complex="Arial1" style:font-size-complex="7.19999980926514pt"/>
    </style:style>
    <style:style style:name="T63" style:family="text">
      <style:text-properties fo:color="#000000" style:font-name="Arial1" fo:font-size="6pt" style:font-size-asian="6pt" style:font-name-complex="Arial1" style:font-size-complex="6pt"/>
    </style:style>
    <style:style style:name="T64" style:family="text">
      <style:text-properties fo:color="#000000" style:font-name="Times New Roman1" fo:font-size="11pt" fo:font-style="italic" style:font-size-asian="11pt" style:font-name-complex="Times New Roman1" style:font-size-complex="11pt" style:font-style-complex="italic"/>
    </style:style>
    <style:style style:name="T65"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66" style:family="text">
      <style:text-properties fo:color="#000000" style:font-name="OpenSymbol" fo:font-size="11pt" style:font-size-asian="11pt" style:font-name-complex="OpenSymbol" style:font-size-complex="11pt"/>
    </style:style>
    <style:style style:name="T67" style:family="text">
      <style:text-properties fo:color="#000000" style:font-name="OpenSymbol" fo:font-size="29.8999996185303pt" style:font-size-asian="29.8999996185303pt" style:font-name-complex="OpenSymbol" style:font-size-complex="29.8999996185303pt"/>
    </style:style>
    <style:style style:name="T68" style:family="text">
      <style:text-properties fo:color="#000000" style:font-name="Times New Roman1" fo:font-size="11pt" style:font-size-asian="11pt" style:font-name-complex="Times New Roman1" style:font-size-complex="11pt"/>
    </style:style>
    <style:style style:name="T69" style:family="text">
      <style:text-properties fo:color="#000000" style:font-name="OpenSymbol" fo:font-size="16pt" style:font-size-asian="16pt" style:font-name-complex="OpenSymbol" style:font-size-complex="16pt"/>
    </style:style>
    <style:style style:name="T70" style:family="text">
      <style:text-properties fo:color="#000000" style:font-name="OpenSymbol" fo:font-size="6.59999990463257pt" style:font-size-asian="6.59999990463257pt" style:font-name-complex="OpenSymbol" style:font-size-complex="6.59999990463257pt"/>
    </style:style>
    <style:style style:name="T71" style:family="text">
      <style:text-properties fo:color="#000000" style:font-name="Times New Roman1" fo:font-size="6.59999990463257pt" style:font-size-asian="6.59999990463257pt" style:font-name-complex="Times New Roman1" style:font-size-complex="6.59999990463257pt"/>
    </style:style>
    <style:style style:name="T72" style:family="text">
      <style:text-properties fo:color="#000000" style:font-name="OpenSymbol" fo:font-size="14.6000003814697pt" style:font-size-asian="14.6000003814697pt" style:font-name-complex="OpenSymbol" style:font-size-complex="14.6000003814697pt"/>
    </style:style>
    <style:style style:name="T73" style:family="text">
      <style:text-properties fo:color="#000000" style:font-name="Courier New" fo:font-size="8pt" style:font-size-asian="8pt" style:font-name-complex="Courier New" style:font-size-complex="8pt"/>
    </style:style>
    <style:style style:name="T74" style:family="text">
      <style:text-properties fo:color="#000000" style:font-name="Arial1" fo:font-size="7pt" style:font-size-asian="7pt" style:font-name-complex="Arial1" style:font-size-complex="7pt"/>
    </style:style>
    <style:style style:name="T75" style:family="text">
      <style:text-properties fo:color="#000000" style:text-outline="false" style:text-line-through-style="none" style:font-name="Arial1" fo:font-size="6.90000009536743pt" fo:font-style="normal" fo:text-shadow="none" style:text-underline-style="none" fo:font-weight="normal" style:letter-kerning="true" style:font-name-asian="DejaVu Sans1"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76" style:family="text">
      <style:text-properties fo:color="#000000" style:text-outline="false" style:text-line-through-style="none" style:font-name="Arial1" fo:font-size="6pt" fo:font-style="normal" fo:text-shadow="none" style:text-underline-style="none" fo:font-weight="normal" style:letter-kerning="true" style:font-name-asian="DejaVu Sans1" style:font-size-asian="6pt" style:font-style-asian="normal" style:font-weight-asian="normal" style:font-name-complex="Arial1" style:font-size-complex="6pt" style:font-style-complex="normal" style:font-weight-complex="normal" style:text-emphasize="none" style:font-relief="none" style:text-overline-style="none" style:text-overline-color="font-color"/>
    </style:style>
    <style:style style:name="T77" style:family="text">
      <style:text-properties fo:color="#000000" style:text-outline="false" style:text-line-through-style="none" style:font-name="Arial1" fo:font-size="6.90000009536743pt" fo:font-style="normal" fo:text-shadow="none" style:text-underline-style="none" fo:font-weight="normal" style:letter-kerning="true" style:font-name-asian="굴림1"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78" style:family="text">
      <style:text-properties fo:color="#000000" style:text-outline="false" style:text-line-through-style="none" style:font-name="DejaVu Sans1" fo:font-size="6.90000009536743pt" fo:font-style="normal" fo:text-shadow="none" style:text-underline-style="none" fo:font-weight="normal" style:letter-kerning="true" style:font-name-asian="DejaVu Sans1"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79" style:family="text">
      <style:text-properties fo:color="#000000" style:text-outline="false" style:text-line-through-style="none" style:font-name="Arial" fo:font-size="6.90000009536743pt" fo:font-style="normal" fo:text-shadow="none" style:text-underline-style="none" fo:font-weight="normal" style:letter-kerning="true" style:font-name-asian="Arial" style:font-size-asian="6.90000009536743pt" style:font-style-asian="normal" style:font-weight-asian="normal" style:font-name-complex="Arial1" style:font-size-complex="6.90000009536743pt" style:font-style-complex="normal" style:font-weight-complex="normal" style:text-emphasize="none" style:font-relief="none" style:text-overline-style="none" style:text-overline-color="font-color"/>
    </style:style>
    <style:style style:name="T80" style:family="text">
      <style:text-properties fo:color="#000000" style:text-outline="false" style:text-line-through-style="none" style:font-name="DejaVu Sans1" fo:font-size="6pt" fo:font-style="normal" fo:text-shadow="none" style:text-underline-style="none" fo:font-weight="normal" style:letter-kerning="true" style:font-name-asian="DejaVu Sans1" style:font-size-asian="6pt" style:font-style-asian="normal" style:font-weight-asian="normal" style:font-name-complex="Arial1" style:font-size-complex="6pt" style:font-style-complex="normal" style:font-weight-complex="normal" style:text-emphasize="none" style:font-relief="none" style:text-overline-style="none" style:text-overline-color="font-color"/>
    </style:style>
    <style:style style:name="T81" style:family="text">
      <style:text-properties fo:color="#000000" style:text-outline="false" style:text-line-through-style="none" style:font-name="Arial" fo:font-size="6pt" fo:font-style="normal" fo:text-shadow="none" style:text-underline-style="none" fo:font-weight="normal" style:letter-kerning="true" style:font-name-asian="Arial" style:font-size-asian="6pt" style:font-style-asian="normal" style:font-weight-asian="normal" style:font-name-complex="Arial1" style:font-size-complex="6pt" style:font-style-complex="normal" style:font-weight-complex="normal" style:text-emphasize="none" style:font-relief="none" style:text-overline-style="none" style:text-overline-color="font-color"/>
    </style:style>
    <style:style style:name="T82" style:family="text">
      <style:text-properties fo:color="#000000" style:text-outline="false" style:text-line-through-style="none" style:font-name="DejaVu Sans1" fo:font-size="7.09999990463257pt" fo:font-style="normal" fo:text-shadow="none" style:text-underline-style="none" fo:font-weight="normal" style:letter-kerning="true" style:font-name-asian="DejaVu Sans1" style:font-size-asian="7.09999990463257pt" style:font-style-asian="normal" style:font-weight-asian="normal" style:font-name-complex="Arial1" style:font-size-complex="7.09999990463257pt" style:font-style-complex="normal" style:font-weight-complex="normal" style:text-emphasize="none" style:font-relief="none" style:text-overline-style="none" style:text-overline-color="font-color"/>
    </style:style>
    <style:style style:name="T83" style:family="text">
      <style:text-properties fo:color="#000000" style:text-outline="false" style:text-line-through-style="none" style:font-name="Arial" fo:font-size="7.09999990463257pt" fo:font-style="normal" fo:text-shadow="none" style:text-underline-style="none" fo:font-weight="normal" style:letter-kerning="true" style:font-name-asian="Arial" style:font-size-asian="7.09999990463257pt" style:font-style-asian="normal" style:font-weight-asian="normal" style:font-name-complex="Arial1" style:font-size-complex="7.09999990463257pt" style:font-style-complex="normal" style:font-weight-complex="normal" style:text-emphasize="none" style:font-relief="none" style:text-overline-style="none" style:text-overline-color="font-color"/>
    </style:style>
    <style:style style:name="T84" style:family="text">
      <style:text-properties fo:color="#000000" style:text-outline="false" style:text-line-through-style="none" style:font-name="Arial" fo:font-size="7pt" fo:font-style="normal" fo:text-shadow="none" style:text-underline-style="none" fo:font-weight="normal" style:letter-kerning="true" style:font-name-asian="Arial"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style:style style:name="T85" style:family="text">
      <style:text-properties fo:color="#000000" style:text-outline="false" style:text-line-through-style="none" style:font-name="DejaVu Sans1" fo:font-size="7pt" fo:font-style="normal" fo:text-shadow="none" style:text-underline-style="none" fo:font-weight="normal" style:letter-kerning="true" style:font-name-asian="DejaVu Sans1"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style:style style:name="T86" style:family="text">
      <style:text-properties fo:color="#000000" style:text-outline="false" style:text-line-through-style="none" style:font-name="Arial1" fo:font-size="7pt" fo:font-style="normal" fo:text-shadow="none" style:text-underline-style="none" fo:font-weight="normal" style:letter-kerning="true" style:font-name-asian="굴림1" style:font-size-asian="7pt" style:font-style-asian="normal" style:font-weight-asian="normal" style:font-name-complex="Arial1" style:font-size-complex="7pt" style:font-style-complex="normal" style:font-weight-complex="normal" style:text-emphasize="none" style:font-relief="none" style:text-overline-style="none" style:text-overline-color="font-color"/>
    </style:style>
    <text:list-style style:name="L1">
      <text:list-level-style-number text:level="1" text:style-name="Numbering_20_Symbols"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4cm" svg:stroke-color="#000000" draw:marker-start="" draw:marker-end="" draw:fill="solid" draw:fill-color="#000000" fo:padding-top="0.002cm" fo:padding-bottom="0.002cm" fo:padding-left="0.002cm" fo:padding-right="0.002cm" style:run-through="foreground"/>
    </style:style>
    <style:style style:name="gr3" style:family="graphic">
      <style:graphic-properties draw:stroke="solid" svg:stroke-width="0.004cm" svg:stroke-color="#000000" draw:marker-start="" draw:marker-end="" draw:fill="none" fo:padding-top="0.002cm" fo:padding-bottom="0.002cm" fo:padding-left="0.002cm" fo:padding-right="0.002cm"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4cm" svg:stroke-color="#000000" draw:marker-start="" draw:marker-end="" draw:fill="solid" draw:fill-color="#ffffff" fo:padding-top="0.002cm" fo:padding-bottom="0.002cm" fo:padding-left="0.002cm" fo:padding-right="0.002cm"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52cm" fo:min-width="0.4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52cm" fo:min-width="0.279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52cm" fo:min-width="0.282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52cm" fo:min-width="0.141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54cm" fo:min-width="0.446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52cm" fo:min-width="0.497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54cm" fo:min-width="1.044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54cm" fo:min-width="0.596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52cm" fo:min-width="0.152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52cm" fo:min-width="0.145cm" fo:padding-top="0cm" fo:padding-bottom="0cm" fo:padding-left="0cm" fo:padding-right="0cm" style:run-through="foreground"/>
    </style:style>
    <style:style style:name="gr17" style:family="graphic">
      <style:graphic-properties style:run-through="foreground" style:vertical-pos="middle" style:vertical-rel="baseline" style:horizontal-pos="from-left" style:horizontal-rel="paragraph" draw:wrap-influence-on-position="once-concurrent" style:flow-with-text="false"/>
    </style:style>
    <style:style style:name="gr18" style:family="graphic">
      <style:graphic-properties draw:stroke="none" draw:marker-start="" draw:marker-end="" draw:fill="none" draw:textarea-horizontal-align="left" draw:textarea-vertical-align="top" draw:auto-grow-height="true" draw:auto-grow-width="true" fo:min-height="0.388cm" fo:min-width="0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33cm" fo:min-width="0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1.055cm" fo:min-width="0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388cm" fo:min-width="0.106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388cm" fo:min-width="0.212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564cm" fo:min-width="0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33cm" fo:min-width="0.183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388cm" fo:min-width="0.342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33cm" fo:min-width="0.185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515cm" fo:min-width="0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388cm" fo:min-width="0.312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82cm" fo:min-width="2.709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82cm" fo:min-width="8.297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82cm" fo:min-width="0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82cm" fo:min-width="3.725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82cm" fo:min-width="5.249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82cm" fo:min-width="3.387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82cm" fo:min-width="2.032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82cm" fo:min-width="4.572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82cm" fo:min-width="0.677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82cm" fo:min-width="6.265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82cm" fo:min-width="5.588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82cm" fo:min-width="8.128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82cm" fo:min-width="2.371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82cm" fo:min-width="2.879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82cm" fo:min-width="1.355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82cm" fo:min-width="1.863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82cm" fo:min-width="2.201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45cm" fo:min-width="1.141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93cm" fo:min-width="1.24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45cm" fo:min-width="1.044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45cm" fo:min-width="0.974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45cm" fo:min-width="0.921cm" fo:padding-top="0cm" fo:padding-bottom="0cm" fo:padding-left="0cm" fo:padding-right="0cm" style:run-through="foreground"/>
    </style:style>
    <style:style style:name="gr51" style:family="graphic">
      <style:graphic-properties draw:stroke="dash" svg:stroke-color="#000000" draw:marker-start="" draw:marker-end="" draw:fill="none"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45cm" fo:min-width="0.437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45cm" fo:min-width="1.048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049cm" fo:min-width="0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22cm" fo:min-width="0cm" fo:padding-top="0cm" fo:padding-bottom="0cm" fo:padding-left="0cm" fo:padding-right="0cm"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245cm" fo:min-width="1.134cm" fo:padding-top="0cm" fo:padding-bottom="0cm" fo:padding-left="0cm" fo:padding-right="0cm" style:run-through="foreground"/>
    </style:style>
    <style:style style:name="gr57" style:family="graphic">
      <style:graphic-properties draw:stroke="none" draw:marker-start="" draw:marker-end="" draw:fill="none" draw:textarea-horizontal-align="left" draw:textarea-vertical-align="top" draw:auto-grow-height="true" draw:auto-grow-width="true" fo:min-height="0.245cm" fo:min-width="0.97cm" fo:padding-top="0cm" fo:padding-bottom="0cm" fo:padding-left="0cm" fo:padding-right="0cm" style:run-through="foreground"/>
    </style:style>
    <style:style style:name="gr58" style:family="graphic">
      <style:graphic-properties draw:stroke="none" draw:marker-start="" draw:marker-end="" draw:fill="none" draw:textarea-horizontal-align="left" draw:textarea-vertical-align="top" draw:auto-grow-height="true" draw:auto-grow-width="true" fo:min-height="0.065cm" fo:min-width="0cm" fo:padding-top="0cm" fo:padding-bottom="0cm" fo:padding-left="0cm" fo:padding-right="0cm"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57cm" fo:min-width="0cm" fo:padding-top="0cm" fo:padding-bottom="0cm" fo:padding-left="0cm" fo:padding-right="0cm" style:run-through="foreground"/>
    </style:style>
    <style:style style:name="gr60" style:family="graphic">
      <style:graphic-properties style:run-through="foreground" style:wrap="run-through" style:number-wrapped-paragraphs="no-limit" style:vertical-pos="middle" style:vertical-rel="baseline" style:horizontal-pos="from-left" style:horizontal-rel="paragraph"/>
    </style:style>
    <style:style style:name="gr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62"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6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1.139cm" fo:padding-top="0cm" fo:padding-bottom="0cm" fo:padding-left="0cm" fo:padding-right="0cm" draw:shadow="hidden" draw:shadow-offset-x="0.199cm" draw:shadow-offset-y="0.199cm" draw:shadow-color="#808080" style:run-through="foreground"/>
    </style:style>
    <style:style style:name="gr65"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6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071cm" fo:padding-top="0cm" fo:padding-bottom="0cm" fo:padding-left="0cm" fo:padding-right="0cm" draw:shadow="hidden" draw:shadow-offset-x="0.199cm" draw:shadow-offset-y="0.199cm" draw:shadow-color="#808080" style:run-through="foreground"/>
    </style:style>
    <style:style style:name="gr68"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6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138cm" fo:padding-top="0cm" fo:padding-bottom="0cm" fo:padding-left="0cm" fo:padding-right="0cm" draw:shadow="hidden" draw:shadow-offset-x="0.199cm" draw:shadow-offset-y="0.199cm" draw:shadow-color="#808080" style:run-through="foreground"/>
    </style:style>
    <style:style style:name="gr71"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7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7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071cm" fo:padding-top="0cm" fo:padding-bottom="0cm" fo:padding-left="0cm" fo:padding-right="0cm" draw:shadow="hidden" draw:shadow-offset-x="0.199cm" draw:shadow-offset-y="0.199cm" draw:shadow-color="#808080" style:run-through="foreground"/>
    </style:style>
    <style:style style:name="gr74"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7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7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325cm" fo:padding-top="0cm" fo:padding-bottom="0cm" fo:padding-left="0cm" fo:padding-right="0cm" draw:shadow="hidden" draw:shadow-offset-x="0.199cm" draw:shadow-offset-y="0.199cm" draw:shadow-color="#808080" style:run-through="foreground"/>
    </style:style>
    <style:style style:name="gr77"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78"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79"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80"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81"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82"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83"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84"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85"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86"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8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138cm" fo:padding-top="0cm" fo:padding-bottom="0cm" fo:padding-left="0cm" fo:padding-right="0cm" draw:shadow="hidden" draw:shadow-offset-x="0.199cm" draw:shadow-offset-y="0.199cm" draw:shadow-color="#808080" style:run-through="foreground"/>
    </style:style>
    <style:style style:name="gr8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8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476cm" fo:padding-top="0cm" fo:padding-bottom="0cm" fo:padding-left="0cm" fo:padding-right="0cm" draw:shadow="hidden" draw:shadow-offset-x="0.199cm" draw:shadow-offset-y="0.199cm" draw:shadow-color="#808080" style:run-through="foreground"/>
    </style:style>
    <style:style style:name="gr9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9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476cm" fo:padding-top="0cm" fo:padding-bottom="0cm" fo:padding-left="0cm" fo:padding-right="0cm" draw:shadow="hidden" draw:shadow-offset-x="0.199cm" draw:shadow-offset-y="0.199cm" draw:shadow-color="#808080" style:run-through="foreground"/>
    </style:style>
    <style:style style:name="gr93"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9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9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2.858cm" fo:padding-top="0cm" fo:padding-bottom="0cm" fo:padding-left="0cm" fo:padding-right="0cm" draw:shadow="hidden" draw:shadow-offset-x="0.199cm" draw:shadow-offset-y="0.199cm" draw:shadow-color="#808080" style:run-through="foreground"/>
    </style:style>
    <style:style style:name="gr96"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9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9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1cm" fo:padding-top="0cm" fo:padding-bottom="0cm" fo:padding-left="0cm" fo:padding-right="0cm" draw:shadow="hidden" draw:shadow-offset-x="0.199cm" draw:shadow-offset-y="0.199cm" draw:shadow-color="#808080" style:run-through="foreground"/>
    </style:style>
    <style:style style:name="gr99"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00"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0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568cm" fo:padding-top="0cm" fo:padding-bottom="0cm" fo:padding-left="0cm" fo:padding-right="0cm" draw:shadow="hidden" draw:shadow-offset-x="0.199cm" draw:shadow-offset-y="0.199cm" draw:shadow-color="#808080" style:run-through="foreground"/>
    </style:style>
    <style:style style:name="gr102" style:family="graphic">
      <style:graphic-properties draw:stroke="solid" svg:stroke-width="0.004cm" svg:stroke-color="#4c4c4c"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03"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0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706cm" fo:padding-top="0cm" fo:padding-bottom="0cm" fo:padding-left="0cm" fo:padding-right="0cm" draw:shadow="hidden" draw:shadow-offset-x="0.199cm" draw:shadow-offset-y="0.199cm" draw:shadow-color="#808080" style:run-through="foreground"/>
    </style:style>
    <style:style style:name="gr105" style:family="graphic">
      <style:graphic-properties draw:stroke="solid" svg:stroke-width="0.004cm" svg:stroke-color="#4c4c4c"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06"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0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568cm" fo:padding-top="0cm" fo:padding-bottom="0cm" fo:padding-left="0cm" fo:padding-right="0cm" draw:shadow="hidden" draw:shadow-offset-x="0.199cm" draw:shadow-offset-y="0.199cm" draw:shadow-color="#808080" style:run-through="foreground"/>
    </style:style>
    <style:style style:name="gr108" style:family="graphic">
      <style:graphic-properties draw:stroke="solid" svg:stroke-width="0.004cm" svg:stroke-color="#4c4c4c"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09"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1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568cm" fo:padding-top="0cm" fo:padding-bottom="0cm" fo:padding-left="0cm" fo:padding-right="0cm" draw:shadow="hidden" draw:shadow-offset-x="0.199cm" draw:shadow-offset-y="0.199cm" draw:shadow-color="#808080" style:run-through="foreground"/>
    </style:style>
    <style:style style:name="gr111" style:family="graphic">
      <style:graphic-properties draw:stroke="solid" svg:stroke-width="0.004cm" svg:stroke-color="#4c4c4c"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12"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1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572cm" fo:padding-top="0cm" fo:padding-bottom="0cm" fo:padding-left="0cm" fo:padding-right="0cm" draw:shadow="hidden" draw:shadow-offset-x="0.199cm" draw:shadow-offset-y="0.199cm" draw:shadow-color="#808080" style:run-through="foreground"/>
    </style:style>
    <style:style style:name="gr114" style:family="graphic">
      <style:graphic-properties draw:stroke="solid" svg:stroke-width="0.004cm" svg:stroke-color="#4c4c4c"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15"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1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572cm" fo:padding-top="0cm" fo:padding-bottom="0cm" fo:padding-left="0cm" fo:padding-right="0cm" draw:shadow="hidden" draw:shadow-offset-x="0.199cm" draw:shadow-offset-y="0.199cm" draw:shadow-color="#808080" style:run-through="foreground"/>
    </style:style>
    <style:style style:name="gr117" style:family="graphic">
      <style:graphic-properties draw:stroke="solid" svg:stroke-width="0.004cm" svg:stroke-color="#4c4c4c"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18"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19"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20"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21"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22"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23" style:family="graphic">
      <style:graphic-properties draw:stroke="none" svg:stroke-width="0cm" svg:stroke-color="#808080" draw:marker-start="" draw:marker-start-width="0.199cm" draw:marker-start-center="false" draw:marker-end="" draw:marker-end-width="0.199cm" draw:marker-end-center="false" draw:fill="solid" draw:fill-color="#000000" draw:textarea-horizontal-align="justify" fo:padding-top="0.125cm" fo:padding-bottom="0.125cm" fo:padding-left="0.25cm" fo:padding-right="0.25cm" draw:shadow="hidden" draw:shadow-offset-x="0.199cm" draw:shadow-offset-y="0.199cm" draw:shadow-color="#808080" style:run-through="foreground"/>
    </style:style>
    <style:style style:name="gr124"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25"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26"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2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2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709cm" fo:padding-top="0cm" fo:padding-bottom="0cm" fo:padding-left="0cm" fo:padding-right="0cm" draw:shadow="hidden" draw:shadow-offset-x="0.199cm" draw:shadow-offset-y="0.199cm" draw:shadow-color="#808080" style:run-through="foreground"/>
    </style:style>
    <style:style style:name="gr129"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30"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31"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32"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33"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3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3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1.02cm" fo:padding-top="0cm" fo:padding-bottom="0cm" fo:padding-left="0cm" fo:padding-right="0cm" draw:shadow="hidden" draw:shadow-offset-x="0.199cm" draw:shadow-offset-y="0.199cm" draw:shadow-color="#808080" style:run-through="foreground"/>
    </style:style>
    <style:style style:name="gr136"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3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3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706cm" fo:padding-top="0cm" fo:padding-bottom="0cm" fo:padding-left="0cm" fo:padding-right="0cm" draw:shadow="hidden" draw:shadow-offset-x="0.199cm" draw:shadow-offset-y="0.199cm" draw:shadow-color="#808080" style:run-through="foreground"/>
    </style:style>
    <style:style style:name="gr139"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4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4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572cm" fo:padding-top="0cm" fo:padding-bottom="0cm" fo:padding-left="0cm" fo:padding-right="0cm" draw:shadow="hidden" draw:shadow-offset-x="0.199cm" draw:shadow-offset-y="0.199cm" draw:shadow-color="#808080" style:run-through="foreground"/>
    </style:style>
    <style:style style:name="gr142"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43"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4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265cm" fo:padding-top="0cm" fo:padding-bottom="0cm" fo:padding-left="0cm" fo:padding-right="0cm" draw:shadow="hidden" draw:shadow-offset-x="0.199cm" draw:shadow-offset-y="0.199cm" draw:shadow-color="#808080" style:run-through="foreground"/>
    </style:style>
    <style:style style:name="gr145" style:family="graphic">
      <style:graphic-properties draw:stroke="solid" svg:stroke-width="0.004cm" svg:stroke-color="#4c4c4c"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46"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47"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48"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49"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15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709cm" fo:padding-top="0cm" fo:padding-bottom="0cm" fo:padding-left="0cm" fo:padding-right="0cm" draw:shadow="hidden" draw:shadow-offset-x="0.199cm" draw:shadow-offset-y="0.199cm" draw:shadow-color="#808080" style:run-through="foreground"/>
    </style:style>
    <style:style style:name="gr151"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5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5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2.854cm" fo:padding-top="0cm" fo:padding-bottom="0cm" fo:padding-left="0cm" fo:padding-right="0cm" draw:shadow="hidden" draw:shadow-offset-x="0.199cm" draw:shadow-offset-y="0.199cm" draw:shadow-color="#808080" style:run-through="foreground"/>
    </style:style>
    <style:style style:name="gr154"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55"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56"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57"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5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1.02cm" fo:padding-top="0cm" fo:padding-bottom="0cm" fo:padding-left="0cm" fo:padding-right="0cm" draw:shadow="hidden" draw:shadow-offset-x="0.199cm" draw:shadow-offset-y="0.199cm" draw:shadow-color="#808080" style:run-through="foreground"/>
    </style:style>
    <style:style style:name="gr15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3.985cm" fo:padding-top="0cm" fo:padding-bottom="0cm" fo:padding-left="0cm" fo:padding-right="0cm" draw:shadow="hidden" draw:shadow-offset-x="0.199cm" draw:shadow-offset-y="0.199cm" draw:shadow-color="#808080" style:run-through="foreground"/>
    </style:style>
    <style:style style:name="gr160"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6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6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3.618cm" fo:padding-top="0cm" fo:padding-bottom="0cm" fo:padding-left="0cm" fo:padding-right="0cm" draw:shadow="hidden" draw:shadow-offset-x="0.199cm" draw:shadow-offset-y="0.199cm" draw:shadow-color="#808080" style:run-through="foreground"/>
    </style:style>
    <style:style style:name="gr163"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64"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6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1.002cm" fo:padding-top="0cm" fo:padding-bottom="0cm" fo:padding-left="0cm" fo:padding-right="0cm" draw:shadow="hidden" draw:shadow-offset-x="0.199cm" draw:shadow-offset-y="0.199cm" draw:shadow-color="#808080" style:run-through="foreground"/>
    </style:style>
    <style:style style:name="gr166"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67"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6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572cm" fo:padding-top="0cm" fo:padding-bottom="0cm" fo:padding-left="0cm" fo:padding-right="0cm" draw:shadow="hidden" draw:shadow-offset-x="0.199cm" draw:shadow-offset-y="0.199cm" draw:shadow-color="#808080" style:run-through="foreground"/>
    </style:style>
    <style:style style:name="gr169" style:family="graphic">
      <style:graphic-properties draw:stroke="solid" svg:stroke-width="0.004cm" svg:stroke-color="#4c4c4c"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7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7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568cm" fo:padding-top="0cm" fo:padding-bottom="0cm" fo:padding-left="0cm" fo:padding-right="0cm" draw:shadow="hidden" draw:shadow-offset-x="0.199cm" draw:shadow-offset-y="0.199cm" draw:shadow-color="#808080" style:run-through="foreground"/>
    </style:style>
    <style:style style:name="gr172"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7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7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265cm" fo:padding-top="0cm" fo:padding-bottom="0cm" fo:padding-left="0cm" fo:padding-right="0cm" draw:shadow="hidden" draw:shadow-offset-x="0.199cm" draw:shadow-offset-y="0.199cm" draw:shadow-color="#808080" style:run-through="foreground"/>
    </style:style>
    <style:style style:name="gr175"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7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7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259cm" fo:padding-top="0cm" fo:padding-bottom="0cm" fo:padding-left="0cm" fo:padding-right="0cm" draw:shadow="hidden" draw:shadow-offset-x="0.199cm" draw:shadow-offset-y="0.199cm" draw:shadow-color="#808080" style:run-through="foreground"/>
    </style:style>
    <style:style style:name="gr178"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7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8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259cm" fo:padding-top="0cm" fo:padding-bottom="0cm" fo:padding-left="0cm" fo:padding-right="0cm" draw:shadow="hidden" draw:shadow-offset-x="0.199cm" draw:shadow-offset-y="0.199cm" draw:shadow-color="#808080" style:run-through="foreground"/>
    </style:style>
    <style:style style:name="gr181"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82"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83"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84"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85"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86"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87"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88"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89"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190"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19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43cm" fo:min-width="0.265cm" fo:padding-top="0cm" fo:padding-bottom="0cm" fo:padding-left="0cm" fo:padding-right="0cm" draw:shadow="hidden" draw:shadow-offset-x="0.199cm" draw:shadow-offset-y="0.199cm" draw:shadow-color="#808080" style:run-through="foreground"/>
    </style:style>
    <style:style style:name="gr192"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93"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94"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9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9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727cm" fo:padding-top="0cm" fo:padding-bottom="0cm" fo:padding-left="0cm" fo:padding-right="0cm" draw:shadow="hidden" draw:shadow-offset-x="0.199cm" draw:shadow-offset-y="0.199cm" draw:shadow-color="#808080" style:run-through="foreground"/>
    </style:style>
    <style:style style:name="gr197"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198"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19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587cm" fo:padding-top="0cm" fo:padding-bottom="0cm" fo:padding-left="0cm" fo:padding-right="0cm" draw:shadow="hidden" draw:shadow-offset-x="0.199cm" draw:shadow-offset-y="0.199cm" draw:shadow-color="#808080" style:run-through="foreground"/>
    </style:style>
    <style:style style:name="gr200" style:family="graphic">
      <style:graphic-properties draw:stroke="solid" svg:stroke-width="0.004cm" svg:stroke-color="#4c4c4c"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01" style:family="graphic">
      <style:graphic-properties draw:stroke="dash" svg:stroke-width="0cm" svg:stroke-color="#4c4c4c"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0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586cm" fo:padding-top="0cm" fo:padding-bottom="0cm" fo:padding-left="0cm" fo:padding-right="0cm" draw:shadow="hidden" draw:shadow-offset-x="0.199cm" draw:shadow-offset-y="0.199cm" draw:shadow-color="#808080" style:run-through="foreground"/>
    </style:style>
    <style:style style:name="gr203" style:family="graphic">
      <style:graphic-properties draw:stroke="solid" svg:stroke-width="0.004cm" svg:stroke-color="#4c4c4c"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04"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05"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06"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07"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0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727cm" fo:padding-top="0cm" fo:padding-bottom="0cm" fo:padding-left="0cm" fo:padding-right="0cm" draw:shadow="hidden" draw:shadow-offset-x="0.199cm" draw:shadow-offset-y="0.199cm" draw:shadow-color="#808080" style:run-through="foreground"/>
    </style:style>
    <style:style style:name="gr209"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1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1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429cm" fo:padding-top="0cm" fo:padding-bottom="0cm" fo:padding-left="0cm" fo:padding-right="0cm" draw:shadow="hidden" draw:shadow-offset-x="0.199cm" draw:shadow-offset-y="0.199cm" draw:shadow-color="#808080" style:run-through="foreground"/>
    </style:style>
    <style:style style:name="gr212"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13"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14"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15"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16"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1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18"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282cm" fo:padding-top="0cm" fo:padding-bottom="0cm" fo:padding-left="0cm" fo:padding-right="0cm" draw:shadow="hidden" draw:shadow-offset-x="0.199cm" draw:shadow-offset-y="0.199cm" draw:shadow-color="#808080" style:run-through="foreground"/>
    </style:style>
    <style:style style:name="gr219"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2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2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034cm" fo:padding-top="0cm" fo:padding-bottom="0cm" fo:padding-left="0cm" fo:padding-right="0cm" draw:shadow="hidden" draw:shadow-offset-x="0.199cm" draw:shadow-offset-y="0.199cm" draw:shadow-color="#808080" style:run-through="foreground"/>
    </style:style>
    <style:style style:name="gr222"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2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587cm" fo:padding-top="0cm" fo:padding-bottom="0cm" fo:padding-left="0cm" fo:padding-right="0cm" draw:shadow="hidden" draw:shadow-offset-x="0.199cm" draw:shadow-offset-y="0.199cm" draw:shadow-color="#808080" style:run-through="foreground"/>
    </style:style>
    <style:style style:name="gr224"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2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2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429cm" fo:padding-top="0cm" fo:padding-bottom="0cm" fo:padding-left="0cm" fo:padding-right="0cm" draw:shadow="hidden" draw:shadow-offset-x="0.199cm" draw:shadow-offset-y="0.199cm" draw:shadow-color="#808080" style:run-through="foreground"/>
    </style:style>
    <style:style style:name="gr227"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28"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2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282cm" fo:padding-top="0cm" fo:padding-bottom="0cm" fo:padding-left="0cm" fo:padding-right="0cm" draw:shadow="hidden" draw:shadow-offset-x="0.199cm" draw:shadow-offset-y="0.199cm" draw:shadow-color="#808080" style:run-through="foreground"/>
    </style:style>
    <style:style style:name="gr230"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31"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3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034cm" fo:padding-top="0cm" fo:padding-bottom="0cm" fo:padding-left="0cm" fo:padding-right="0cm" draw:shadow="hidden" draw:shadow-offset-x="0.199cm" draw:shadow-offset-y="0.199cm" draw:shadow-color="#808080" style:run-through="foreground"/>
    </style:style>
    <style:style style:name="gr23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3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586cm" fo:padding-top="0cm" fo:padding-bottom="0cm" fo:padding-left="0cm" fo:padding-right="0cm" draw:shadow="hidden" draw:shadow-offset-x="0.199cm" draw:shadow-offset-y="0.199cm" draw:shadow-color="#808080" style:run-through="foreground"/>
    </style:style>
    <style:style style:name="gr235"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3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3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429cm" fo:padding-top="0cm" fo:padding-bottom="0cm" fo:padding-left="0cm" fo:padding-right="0cm" draw:shadow="hidden" draw:shadow-offset-x="0.199cm" draw:shadow-offset-y="0.199cm" draw:shadow-color="#808080" style:run-through="foreground"/>
    </style:style>
    <style:style style:name="gr238"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39"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4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282cm" fo:padding-top="0cm" fo:padding-bottom="0cm" fo:padding-left="0cm" fo:padding-right="0cm" draw:shadow="hidden" draw:shadow-offset-x="0.199cm" draw:shadow-offset-y="0.199cm" draw:shadow-color="#808080" style:run-through="foreground"/>
    </style:style>
    <style:style style:name="gr241"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42"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4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1.034cm" fo:padding-top="0cm" fo:padding-bottom="0cm" fo:padding-left="0cm" fo:padding-right="0cm" draw:shadow="hidden" draw:shadow-offset-x="0.199cm" draw:shadow-offset-y="0.199cm" draw:shadow-color="#808080" style:run-through="foreground"/>
    </style:style>
    <style:style style:name="gr244"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45"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46"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47"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48"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49"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50"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51"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5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587cm" fo:padding-top="0cm" fo:padding-bottom="0cm" fo:padding-left="0cm" fo:padding-right="0cm" draw:shadow="hidden" draw:shadow-offset-x="0.199cm" draw:shadow-offset-y="0.199cm" draw:shadow-color="#808080" style:run-through="foreground"/>
    </style:style>
    <style:style style:name="gr253"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2.321cm" fo:padding-top="0cm" fo:padding-bottom="0cm" fo:padding-left="0cm" fo:padding-right="0cm" draw:shadow="hidden" draw:shadow-offset-x="0.199cm" draw:shadow-offset-y="0.199cm" draw:shadow-color="#808080" style:run-through="foreground"/>
    </style:style>
    <style:style style:name="gr254" style:family="graphic">
      <style:graphic-properties draw:stroke="solid" svg:stroke-width="0.004cm" svg:stroke-color="#000000" draw:marker-start="" draw:marker-start-width="0.199cm" draw:marker-start-center="false" draw:marker-end="" draw:marker-end-width="0.199cm" draw:marker-end-center="false" draw:fill="solid" draw:fill-color="#ffffff" draw:textarea-horizontal-align="justify" fo:padding-top="0.002cm" fo:padding-bottom="0.002cm" fo:padding-left="0.002cm" fo:padding-right="0.002cm" draw:shadow="hidden" draw:shadow-offset-x="0.199cm" draw:shadow-offset-y="0.199cm" draw:shadow-color="#808080" style:run-through="foreground"/>
    </style:style>
    <style:style style:name="gr255"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5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3.136cm" fo:padding-top="0cm" fo:padding-bottom="0cm" fo:padding-left="0cm" fo:padding-right="0cm" draw:shadow="hidden" draw:shadow-offset-x="0.199cm" draw:shadow-offset-y="0.199cm" draw:shadow-color="#808080" style:run-through="foreground"/>
    </style:style>
    <style:style style:name="gr257"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58"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5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5cm" fo:min-width="0.268cm" fo:padding-top="0cm" fo:padding-bottom="0cm" fo:padding-left="0cm" fo:padding-right="0cm" draw:shadow="hidden" draw:shadow-offset-x="0.199cm" draw:shadow-offset-y="0.199cm" draw:shadow-color="#808080" style:run-through="foreground"/>
    </style:style>
    <style:style style:name="gr260"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6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6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0.766cm" fo:padding-top="0cm" fo:padding-bottom="0cm" fo:padding-left="0cm" fo:padding-right="0cm" draw:shadow="hidden" draw:shadow-offset-x="0.199cm" draw:shadow-offset-y="0.199cm" draw:shadow-color="#808080" style:run-through="foreground"/>
    </style:style>
    <style:style style:name="gr26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6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1.129cm" fo:padding-top="0cm" fo:padding-bottom="0cm" fo:padding-left="0cm" fo:padding-right="0cm" draw:shadow="hidden" draw:shadow-offset-x="0.199cm" draw:shadow-offset-y="0.199cm" draw:shadow-color="#808080" style:run-through="foreground"/>
    </style:style>
    <style:style style:name="gr265"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0.607cm" fo:padding-top="0cm" fo:padding-bottom="0cm" fo:padding-left="0cm" fo:padding-right="0cm" draw:shadow="hidden" draw:shadow-offset-x="0.199cm" draw:shadow-offset-y="0.199cm" draw:shadow-color="#808080" style:run-through="foreground"/>
    </style:style>
    <style:style style:name="gr266"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6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0.953cm" fo:padding-top="0cm" fo:padding-bottom="0cm" fo:padding-left="0cm" fo:padding-right="0cm" draw:shadow="hidden" draw:shadow-offset-x="0.199cm" draw:shadow-offset-y="0.199cm" draw:shadow-color="#808080" style:run-through="foreground"/>
    </style:style>
    <style:style style:name="gr268"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69"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1.15cm" fo:padding-top="0cm" fo:padding-bottom="0cm" fo:padding-left="0cm" fo:padding-right="0cm" draw:shadow="hidden" draw:shadow-offset-x="0.199cm" draw:shadow-offset-y="0.199cm" draw:shadow-color="#808080" style:run-through="foreground"/>
    </style:style>
    <style:style style:name="gr270"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71"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72"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0.483cm" fo:padding-top="0cm" fo:padding-bottom="0cm" fo:padding-left="0cm" fo:padding-right="0cm" draw:shadow="hidden" draw:shadow-offset-x="0.199cm" draw:shadow-offset-y="0.199cm" draw:shadow-color="#808080" style:run-through="foreground"/>
    </style:style>
    <style:style style:name="gr273"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74"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0.766cm" fo:padding-top="0cm" fo:padding-bottom="0cm" fo:padding-left="0cm" fo:padding-right="0cm" draw:shadow="hidden" draw:shadow-offset-x="0.199cm" draw:shadow-offset-y="0.199cm" draw:shadow-color="#808080" style:run-through="foreground"/>
    </style:style>
    <style:style style:name="gr275" style:family="graphic">
      <style:graphic-properties draw:stroke="solid" svg:stroke-width="0cm" svg:stroke-color="#000000" draw:marker-start="" draw:marker-start-width="0.199cm" draw:marker-start-center="false" draw:marker-end="" draw:marker-end-width="0.199cm" draw:marker-end-center="false"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276"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1.129cm" fo:padding-top="0cm" fo:padding-bottom="0cm" fo:padding-left="0cm" fo:padding-right="0cm" draw:shadow="hidden" draw:shadow-offset-x="0.199cm" draw:shadow-offset-y="0.199cm" draw:shadow-color="#808080" style:run-through="foreground"/>
    </style:style>
    <style:style style:name="gr277"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78"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79"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80"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0.483cm" fo:padding-top="0cm" fo:padding-bottom="0cm" fo:padding-left="0cm" fo:padding-right="0cm" draw:shadow="hidden" draw:shadow-offset-x="0.199cm" draw:shadow-offset-y="0.199cm" draw:shadow-color="#808080" style:run-through="foreground"/>
    </style:style>
    <style:style style:name="gr28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1.803cm" fo:padding-top="0cm" fo:padding-bottom="0cm" fo:padding-left="0cm" fo:padding-right="0cm" draw:shadow="hidden" draw:shadow-offset-x="0.199cm" draw:shadow-offset-y="0.199cm" draw:shadow-color="#808080" style:run-through="foreground"/>
    </style:style>
    <style:style style:name="gr282"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83"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84" style:family="graphic">
      <style:graphic-properties draw:stroke="solid" svg:stroke-width="0.004cm" svg:stroke-color="#000000" draw:marker-start="" draw:marker-start-width="0.199cm" draw:marker-start-center="false" draw:marker-end="" draw:marker-end-width="0.199cm" draw:marker-end-center="false" draw:fill="solid" draw:fill-color="#000000" draw:textarea-horizontal-align="justify" fo:padding-top="0.002cm" fo:padding-bottom="0.002cm" fo:padding-left="0.002cm" fo:padding-right="0.002cm" draw:shadow="hidden" draw:shadow-offset-x="0.199cm" draw:shadow-offset-y="0.199cm" draw:shadow-color="#808080" style:run-through="foreground"/>
    </style:style>
    <style:style style:name="gr285" style:family="graphic">
      <style:graphic-properties draw:stroke="solid" svg:stroke-width="0.004cm" svg:stroke-color="#000000" draw:marker-start="" draw:marker-start-width="0.199cm" draw:marker-start-center="false" draw:marker-end="" draw:marker-end-width="0.199cm" draw:marker-end-center="false" draw:fill="none" draw:fill-color="#cfe7f5" draw:textarea-horizontal-align="justify" fo:padding-top="0.002cm" fo:padding-bottom="0.002cm" fo:padding-left="0.002cm" fo:padding-right="0.002cm" draw:shadow="hidden" draw:shadow-offset-x="0.199cm" draw:shadow-offset-y="0.199cm" draw:shadow-color="#808080" style:run-through="foreground"/>
    </style:style>
    <style:style style:name="gr28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fo:padding-top="0.125cm" fo:padding-bottom="0.125cm" fo:padding-left="0.25cm" fo:padding-right="0.25cm" draw:shadow="hidden" draw:shadow-offset-x="0.199cm" draw:shadow-offset-y="0.199cm" draw:shadow-color="#808080" style:run-through="foreground"/>
    </style:style>
    <style:style style:name="gr287"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left" draw:textarea-vertical-align="top" draw:auto-grow-height="true" draw:auto-grow-width="true" fo:min-height="0.215cm" fo:min-width="2.381cm" fo:padding-top="0cm" fo:padding-bottom="0cm" fo:padding-left="0cm" fo:padding-right="0cm"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비트코인: 개인 대 개인 전자 화폐 시스템</text:h>
      <text:p text:style-name="P2"/>
      <text:p text:style-name="P2">Satoshi Nakamoto</text:p>
      <text:p text:style-name="P2">satoshin@gmx.com</text:p>
      <text:p text:style-name="P52">www.bitcoin.org</text:p>
      <text:p text:style-name="P53"/>
      <text:p text:style-name="P52"><text:span text:style-name="T59">Translated in Korean</text:span><text:span text:style-name="T60"> </text:span><text:span text:style-name="T59">from </text:span><text:a xlink:type="simple" xlink:href="https://bitcoin.org/bitcoin.pdf"><text:span text:style-name="T61">bitcoin.org/bitcoin.pdf</text:span></text:a></text:p>
      <text:p text:style-name="P54">by Mincheol Im</text:p>
      <text:p text:style-name="P53"/>
      <text:p text:style-name="P41"><text:span text:style-name="T7">초록</text:span><text:span text:style-name="T8">. <text:s/></text:span><text:span text:style-name="T4">순수한 </text:span><text:span text:style-name="T2">개인 대 개인 버전 </text:span><text:span text:style-name="T4">전자 화폐</text:span><text:span text:style-name="T5">는</text:span><text:span text:style-name="T2"> 금융기관을 거치지 않고 한 쪽에서 다른 쪽으로 직접 전달되는 온라인 결제(payments)를 </text:span><text:span text:style-name="T4">실현</text:span><text:span text:style-name="T2">한다. 전자 서명은 부분적인 솔루션을 제공하지만, 만일 이중지불(double-spending)을 막기 위해 여전히 신뢰받는 제3자를 필요로 한다면 그 주된 이점을 잃게 된다. 우리는 개인 대 개인 네트워크를 사용해 이중지불 문제를 해결하는 솔루션을 제안한다. 이 네트워크는 거래를 해싱해 타임스탬프를 찍어서 해시 기반 작업증명(proof-of-work)을 연결한 사슬로 만들고, 작업증명을 재수행하지 않고서는 변경할 수 없는 기록을 생성한다. 가장 긴 사슬은 목격된 사건의 순서를 증명할 뿐아니라, </text:span><text:span text:style-name="T4">그게</text:span><text:span text:style-name="T2"> 가장 광대한 CPU 파워 풀에서 비롯했음을 증명하기도 한다. </text:span><text:span text:style-name="T5">과반의 </text:span><text:span text:style-name="T2">CPU 파워가</text:span><text:span text:style-name="T4"> </text:span><text:span text:style-name="T2">네트워크 </text:span><text:span text:style-name="T4">공격에 협력하지 않는 노드에 통제되는 한</text:span><text:span text:style-name="T2">, </text:span><text:span text:style-name="T4">그 힘은 </text:span><text:span text:style-name="T2">가장 긴 사슬을 만들어내며 공격자를 압도한다. 이 네트워크 스스로는 최소한의 구조만을 요구한다. 메시지는 최선의 노력을 다해</text:span><text:span text:style-name="T3">(on a best effort basis)</text:span><text:span text:style-name="T2"> 퍼져나가고, 노드는 자기가 빠진 사이에 벌어진 거래의 증명으로 </text:span><text:span text:style-name="T4">가장 긴</text:span><text:span text:style-name="T2"> 작업증명 사슬을 </text:span><text:span text:style-name="T4">채택함으로써 </text:span><text:span text:style-name="T5">뜻대로</text:span><text:span text:style-name="T4"> 네트워크를 떠났다가 재합류할 수 있다.</text:span></text:p>
      <text:p text:style-name="P5"/>
      <text:h text:style-name="P43" text:outline-level="2"><text:span text:style-name="T10">1. <text:s text:c="3"/></text:span><text:span text:style-name="T11">서론</text:span><text:span text:style-name="T9"> </text:span></text:h>
      <text:p text:style-name="P16"><text:bookmark-start text:name="__DdeLink__1179_1404811527"/><text:span text:style-name="T42">인터넷 기반 상거래는 전자 결제를 처리할 신뢰받는 제</text:span><text:span text:style-name="T45">3</text:span><text:span text:style-name="T42">자 역할을 거의 전적으로 금융기관에 의존해 왔다</text:span><text:span text:style-name="T45">. </text:span><text:span text:style-name="T42">이 시스템은 대다수 거래에 충분히 잘 동작하지만</text:span><text:span text:style-name="T45">, </text:span><text:span text:style-name="T42">여전히 신뢰 기반 모델의 태생적 약점을 극복하지 못한다</text:span><text:span text:style-name="T45">. </text:span><text:span text:style-name="T42">금융기관은 분쟁 중재를 피할 수 없기에</text:span><text:span text:style-name="T45">, </text:span><text:span text:style-name="T42">완전한 비가역 거래는 실제로 가능하지 않다</text:span><text:span text:style-name="T45">. </text:span><text:span text:style-name="T42">중재 비용은 거래 비용을 높여</text:span><text:span text:style-name="T45">, </text:span><text:span text:style-name="T42">실거래 최소 규모를 제한하고 소액의 일상적 거래 가능성을 가로막으며</text:span><text:span text:style-name="T45">, </text:span><text:span text:style-name="T42">비가역 서비스에 맞는 비가역 결제 기능의 상실로 더 큰 비용이 발생한다</text:span><text:span text:style-name="T45">. </text:span><text:span text:style-name="T42">가역성때문에 신뢰 결핍</text:span><text:span text:style-name="T45">(the need for trust)</text:span><text:span text:style-name="T42">이 퍼진다</text:span><text:span text:style-name="T45">. </text:span><text:span text:style-name="T42">상거래자</text:span><text:span text:style-name="T45">(Merchants)</text:span><text:span text:style-name="T42">는 많은 정보를 요구하지 않을 경우보다 더 그를 괴롭히는 고객을 경계해야 한다</text:span><text:span text:style-name="T45">. </text:span><text:span text:style-name="T42">사기의 일정 비율은 불가피한 것으로 간주된다</text:span><text:span text:style-name="T45">. </text:span><text:span text:style-name="T42">이런 비용과 결제 불확실성은 </text:span><text:span text:style-name="T44">대면 거래에 </text:span><text:span text:style-name="T42">물리적 통화</text:span><text:span text:style-name="T45">(currency)</text:span><text:span text:style-name="T42">를 사용</text:span><text:span text:style-name="T43">해</text:span><text:span text:style-name="T42"> </text:span><text:span text:style-name="T44">피할 수 있지만</text:span><text:span text:style-name="T45">, </text:span><text:span text:style-name="T42">통신 채널로 신뢰</text:span><text:span text:style-name="T46">(</text:span><text:span text:style-name="T42">받는 제</text:span><text:span text:style-name="T46">3)</text:span><text:span text:style-name="T42">자 없이 결제를 수행할 방법은 존재하지 않는다</text:span><text:span text:style-name="T45">.</text:span> <text:s/></text:p>
      <text:p text:style-name="P32">필요한 것은 신뢰 대신 암호학적 증명(cryptographic proof)에 기반해, 거래 의사가 있는 두 당사자가 신뢰받는 제3자를 필요로 하지 않고 서로 직접 거래하게 해주는 전자 화폐 시스템이다. <text:span text:style-name="T22">철회가 </text:span>전산적으로 불가능한 거래는 사기로부터 판매자를 보호하고, 통상적인 제3자 예치(escrow) 방법은 구매자를 보호하기 위해 쉽게 구현될 수 있다. 이 논문에서, 우리는 <text:span text:style-name="T22">거래 시간순의 </text:span>전산적<text:span text:style-name="T22"> </text:span>증<text:span text:style-name="T22">명을</text:span> 생성하는 개인 대 개인간 분산 타임스탬프 서버를 사용한 이중지불 문제의 솔루션을 제안한다. 이 시스템은 정직한 노드가 공격<text:span text:style-name="T22">자 노드의 협력 </text:span>그룹보다 총체적으로 더 많은 CPU 파워를 통제하는 한 보안상 안전하다.<text:bookmark-end text:name="__DdeLink__1179_1404811527"/></text:p>
      <text:p text:style-name="P6"/>
      <text:p text:style-name="P6"/>
      <text:h text:style-name="P44" text:outline-level="2"><text:soft-page-break/>2. <text:s text:c="3"/><text:span text:style-name="T22">거래</text:span></text:h>
      <text:p text:style-name="P17"><text:span text:style-name="T37">우리는 디지털 서명의 사슬로써 전자적 화폐(electronic coin)</text:span><text:span text:style-name="T23">를</text:span><text:span text:style-name="T37"> 정의</text:span><text:span text:style-name="T29">한</text:span><text:span text:style-name="T37">다. 각 소유자는 화폐를 송금할 때 먼젓번 거래 내역 및 다음 소유자 공개키의 해시값에 전자적으로 서명을 하고 이 정보를 이 화폐의 끝에 첨가한다. 수금자(payee)는 그</text:span><text:span text:style-name="T30"> </text:span><text:span text:style-name="T37">소유권(ownership)의 사슬을 </text:span><text:span text:style-name="T30">검증할 서명을 검증할 수 있다.</text:span></text:p>
      <text:p text:style-name="P6"/>
      <text:p text:style-name="P12"><draw:g text:anchor-type="as-char" draw:z-index="9" draw:style-name="gr17"><draw:polygon draw:style-name="gr4" svg:width="2.161cm" svg:height="3.933cm" svg:x="0.591cm" svg:y="0cm" svg:viewBox="0 0 2162 3934" draw:points="1083,3934 0,3934 0,0 2162,0 2162,3934"><text:p/></draw:polygon><draw:polygon draw:style-name="gr4" svg:width="1.767cm" svg:height="0.786cm" svg:x="0.788cm" svg:y="0.589cm" svg:viewBox="0 0 1768 787" draw:points="886,787 0,787 0,0 1768,0 1768,787"><text:p/></draw:polygon><draw:frame draw:style-name="gr46" draw:text-style-name="P65" svg:width="1.142cm" svg:height="0.29cm" svg:x="0.778cm" svg:y="0.141cm"><draw:text-box><text:p text:style-name="P62"><text:span text:style-name="T74">거래</text:span></text:p></draw:text-box></draw:frame><draw:frame draw:style-name="gr47" draw:text-style-name="P63" svg:width="1.241cm" svg:height="0.294cm" svg:x="1.12cm" svg:y="0.737cm"><draw:text-box><text:p text:style-name="P62"><text:span text:style-name="T74">소유자</text:span><text:span text:style-name="T74">1</text:span><text:span text:style-name="T74">의</text:span></text:p></draw:text-box></draw:frame><draw:polygon draw:style-name="gr4" svg:width="1.375cm" svg:height="0.785cm" svg:x="0.986cm" svg:y="2.946cm" svg:viewBox="0 0 1376 786" draw:points="688,786 0,786 0,0 1376,0 1376,786"><text:p/></draw:polygon><draw:frame draw:style-name="gr48" draw:text-style-name="P63" svg:width="1.045cm" svg:height="0.29cm" svg:x="1.088cm" svg:y="1.009cm"><draw:text-box><text:p text:style-name="P62"><text:span text:style-name="T74"><text:s text:c="2"/></text:span><text:span text:style-name="T74">공개키</text:span></text:p></draw:text-box></draw:frame><draw:frame draw:style-name="gr49" draw:text-style-name="P63" svg:width="1.241cm" svg:height="0.294cm" svg:x="1.127cm" svg:y="3.09cm"><draw:text-box><text:p text:style-name="P62"><text:span text:style-name="T74">소유자</text:span><text:span text:style-name="T74">0</text:span><text:span text:style-name="T74">의</text:span></text:p></draw:text-box></draw:frame><draw:polygon draw:style-name="gr5" svg:width="0.785cm" svg:height="0.394cm" svg:x="1.18cm" svg:y="1.965cm" svg:viewBox="0 0 786 395" draw:points="395,395 0,395 0,0 786,0 786,395"><text:p/></draw:polygon><draw:polygon draw:style-name="gr6" svg:width="0.785cm" svg:height="0.394cm" svg:x="1.18cm" svg:y="1.965cm" svg:viewBox="0 0 786 395" draw:points="395,395 0,395 0,0 786,0 786,395"><text:p/></draw:polygon><draw:frame draw:style-name="gr50" draw:text-style-name="P63" svg:width="0.992cm" svg:height="0.29cm" svg:x="1.148cm" svg:y="3.362cm"><draw:text-box><text:p text:style-name="P62"><text:span text:style-name="T74">전자서명</text:span></text:p></draw:text-box></draw:frame><draw:polygon draw:style-name="gr2" svg:width="0.158cm" svg:height="0.232cm" svg:x="1.691cm" svg:y="1.732cm" svg:viewBox="0 0 159 233" draw:points="78,233 0,0 159,0"><text:p/></draw:polygon><draw:line draw:style-name="gr3" svg:x1="1.768cm" svg:y1="1.377cm" svg:x2="1.768cm" svg:y2="1.779cm"><text:p/></draw:line><draw:polygon draw:style-name="gr2" svg:width="0.154cm" svg:height="0.236cm" svg:x="1.497cm" svg:y="2.714cm" svg:viewBox="0 0 155 237" draw:points="78,237 0,0 155,0"><text:p/></draw:polygon><draw:line draw:style-name="gr3" svg:x1="1.574cm" svg:y1="2.36cm" svg:x2="1.574cm" svg:y2="2.763cm"><text:p/></draw:line><draw:line draw:style-name="gr51" svg:x1="2.362cm" svg:y1="1.377cm" svg:x2="2.362cm" svg:y2="2.361cm"><text:p/></draw:line><draw:polygon draw:style-name="gr4" svg:width="2.162cm" svg:height="3.933cm" svg:x="3.737cm" svg:y="0cm" svg:viewBox="0 0 2163 3934" draw:points="1080,3934 0,3934 0,0 2163,0 2163,3934"><text:p/></draw:polygon><draw:frame draw:style-name="gr52" draw:text-style-name="P63" svg:width="0.498cm" svg:height="0.29cm" svg:x="1.293cm" svg:y="2.046cm"><draw:text-box><text:p text:style-name="P62"><text:span text:style-name="T74">해시</text:span></text:p></draw:text-box></draw:frame><draw:polygon draw:style-name="gr4" svg:width="1.77cm" svg:height="0.786cm" svg:x="3.931cm" svg:y="0.589cm" svg:viewBox="0 0 1771 787" draw:points="886,787 0,787 0,0 1771,0 1771,787"><text:p/></draw:polygon><draw:frame draw:style-name="gr46" draw:text-style-name="P63" svg:width="1.142cm" svg:height="0.29cm" svg:x="3.932cm" svg:y="0.141cm"><draw:text-box><text:p text:style-name="P62"><text:span text:style-name="T74">거래</text:span></text:p></draw:text-box></draw:frame><draw:frame draw:style-name="gr49" draw:text-style-name="P63" svg:width="1.241cm" svg:height="0.294cm" svg:x="4.274cm" svg:y="0.737cm"><draw:text-box><text:p text:style-name="P62"><text:span text:style-name="T74">소유자</text:span><text:span text:style-name="T74">2</text:span><text:span text:style-name="T74">의</text:span></text:p></draw:text-box></draw:frame><draw:polygon draw:style-name="gr4" svg:width="1.375cm" svg:height="0.785cm" svg:x="4.129cm" svg:y="2.946cm" svg:viewBox="0 0 1376 786" draw:points="688,786 0,786 0,0 1376,0 1376,786"><text:p/></draw:polygon><draw:frame draw:style-name="gr53" draw:text-style-name="P63" svg:width="1.049cm" svg:height="0.29cm" svg:x="4.239cm" svg:y="1.009cm"><draw:text-box><text:p text:style-name="P62"><text:span text:style-name="T74"><text:s text:c="2"/></text:span><text:span text:style-name="T74">공개키</text:span></text:p></draw:text-box></draw:frame><draw:frame draw:style-name="gr49" draw:text-style-name="P63" svg:width="1.241cm" svg:height="0.294cm" svg:x="4.26cm" svg:y="3.09cm"><draw:text-box><text:p text:style-name="P62"><text:span text:style-name="T74">소유자</text:span><text:span text:style-name="T74">1</text:span><text:span text:style-name="T74">의</text:span></text:p></draw:text-box></draw:frame><draw:polygon draw:style-name="gr5" svg:width="0.786cm" svg:height="0.394cm" svg:x="4.326cm" svg:y="1.965cm" svg:viewBox="0 0 787 395" draw:points="392,395 0,395 0,0 787,0 787,395"><text:p/></draw:polygon><draw:polygon draw:style-name="gr6" svg:width="0.786cm" svg:height="0.394cm" svg:x="4.326cm" svg:y="1.965cm" svg:viewBox="0 0 787 395" draw:points="392,395 0,395 0,0 787,0 787,395"><text:p/></draw:polygon><draw:frame draw:style-name="gr50" draw:text-style-name="P63" svg:width="0.992cm" svg:height="0.29cm" svg:x="4.281cm" svg:y="3.362cm"><draw:text-box><text:p text:style-name="P62"><text:span text:style-name="T74">전자서명</text:span></text:p></draw:text-box></draw:frame><draw:polygon draw:style-name="gr2" svg:width="0.154cm" svg:height="0.232cm" svg:x="4.838cm" svg:y="1.732cm" svg:viewBox="0 0 155 233" draw:points="78,233 0,0 155,0"><text:p/></draw:polygon><draw:line draw:style-name="gr3" svg:x1="4.916cm" svg:y1="1.377cm" svg:x2="4.916cm" svg:y2="1.779cm"><text:p/></draw:line><draw:polygon draw:style-name="gr2" svg:width="0.158cm" svg:height="0.236cm" svg:x="4.64cm" svg:y="2.714cm" svg:viewBox="0 0 159 237" draw:points="78,237 0,0 159,0"><text:p/></draw:polygon><draw:line draw:style-name="gr3" svg:x1="4.718cm" svg:y1="2.36cm" svg:x2="4.718cm" svg:y2="2.763cm"><text:p/></draw:line><draw:polygon draw:style-name="gr2" svg:width="0.246cm" svg:height="0.165cm" svg:x="3.882cm" svg:y="2.981cm" svg:viewBox="0 0 247 166" draw:points="247,166 0,141 63,0"><text:p/></draw:polygon><draw:line draw:style-name="gr3" svg:x1="2.362cm" svg:y1="2.36cm" svg:x2="2.397cm" svg:y2="2.378cm"><text:p/></draw:line><draw:line draw:style-name="gr3" svg:x1="2.432cm" svg:y1="2.393cm" svg:x2="2.467cm" svg:y2="2.411cm"><text:p/></draw:line><draw:line draw:style-name="gr3" svg:x1="2.503cm" svg:y1="2.424cm" svg:x2="2.541cm" svg:y2="2.442cm"><text:p/></draw:line><draw:line draw:style-name="gr3" svg:x1="2.577cm" svg:y1="2.454cm" svg:x2="2.612cm" svg:y2="2.471cm"><text:p/></draw:line><draw:line draw:style-name="gr3" svg:x1="2.647cm" svg:y1="2.487cm" svg:x2="2.686cm" svg:y2="2.505cm"><text:p/></draw:line><draw:line draw:style-name="gr3" svg:x1="2.721cm" svg:y1="2.52cm" svg:x2="2.757cm" svg:y2="2.538cm"><text:p/></draw:line><draw:line draw:style-name="gr3" svg:x1="2.791cm" svg:y1="2.554cm" svg:x2="2.83cm" svg:y2="2.569cm"><text:p/></draw:line><draw:line draw:style-name="gr3" svg:x1="2.866cm" svg:y1="2.587cm" svg:x2="2.901cm" svg:y2="2.601cm"><text:p/></draw:line><draw:line draw:style-name="gr3" svg:x1="2.937cm" svg:y1="2.618cm" svg:x2="2.972cm" svg:y2="2.632cm"><text:p/></draw:line><draw:line draw:style-name="gr3" svg:x1="3.011cm" svg:y1="2.648cm" svg:x2="3.046cm" svg:y2="2.662cm"><text:p/></draw:line><draw:line draw:style-name="gr3" svg:x1="3.081cm" svg:y1="2.681cm" svg:x2="3.116cm" svg:y2="2.696cm"><text:p/></draw:line><draw:line draw:style-name="gr3" svg:x1="3.151cm" svg:y1="2.714cm" svg:x2="3.19cm" svg:y2="2.728cm"><text:p/></draw:line><draw:line draw:style-name="gr3" svg:x1="3.225cm" svg:y1="2.745cm" svg:x2="3.26cm" svg:y2="2.763cm"><text:p/></draw:line><draw:line draw:style-name="gr3" svg:x1="3.296cm" svg:y1="2.775cm" svg:x2="3.335cm" svg:y2="2.792cm"><text:p/></draw:line><draw:line draw:style-name="gr3" svg:x1="3.37cm" svg:y1="2.808cm" svg:x2="3.406cm" svg:y2="2.826cm"><text:p/></draw:line><draw:line draw:style-name="gr3" svg:x1="3.441cm" svg:y1="2.841cm" svg:x2="3.48cm" svg:y2="2.859cm"><text:p/></draw:line><draw:line draw:style-name="gr3" svg:x1="3.515cm" svg:y1="2.872cm" svg:x2="3.55cm" svg:y2="2.89cm"><text:p/></draw:line><draw:line draw:style-name="gr3" svg:x1="3.586cm" svg:y1="2.902cm" svg:x2="3.621cm" svg:y2="2.919cm"><text:p/></draw:line><draw:line draw:style-name="gr3" svg:x1="3.659cm" svg:y1="2.939cm" svg:x2="3.694cm" svg:y2="2.953cm"><text:p/></draw:line><draw:line draw:style-name="gr3" svg:x1="3.73cm" svg:y1="2.969cm" svg:x2="3.766cm" svg:y2="2.983cm"><text:p/></draw:line><draw:line draw:style-name="gr3" svg:x1="3.804cm" svg:y1="3.002cm" svg:x2="3.84cm" svg:y2="3.017cm"><text:p/></draw:line><draw:line draw:style-name="gr3" svg:x1="3.875cm" svg:y1="3.035cm" svg:x2="3.91cm" svg:y2="3.049cm"><text:p/></draw:line><draw:line draw:style-name="gr3" svg:x1="3.949cm" svg:y1="3.066cm" svg:x2="3.956cm" svg:y2="3.07cm"><text:p/></draw:line><draw:frame draw:style-name="gr52" draw:text-style-name="P63" svg:width="0.498cm" svg:height="0.29cm" svg:x="4.426cm" svg:y="2.046cm"><draw:text-box><text:p text:style-name="P62"><text:span text:style-name="T74">해시</text:span></text:p></draw:text-box></draw:frame><draw:frame draw:style-name="gr54" draw:text-style-name="P63" svg:width="0.073cm" svg:height="0.288cm" draw:transform="rotate (-0.404916386462684) translate (2.97920833333333cm 2.48213888888889cm)"><draw:text-box><text:p text:style-name="P62"><text:span text:style-name="T74"><text:s/></text:span></text:p></draw:text-box></draw:frame><draw:line draw:style-name="gr51" svg:x1="5.504cm" svg:y1="1.377cm" svg:x2="5.504cm" svg:y2="2.361cm"><text:p/></draw:line><draw:polygon draw:style-name="gr4" svg:width="2.161cm" svg:height="3.933cm" svg:x="6.881cm" svg:y="0cm" svg:viewBox="0 0 2162 3934" draw:points="1083,3934 0,3934 0,0 2162,0 2162,3934"><text:p/></draw:polygon><draw:polygon draw:style-name="gr4" svg:width="1.767cm" svg:height="0.786cm" svg:x="7.078cm" svg:y="0.589cm" svg:viewBox="0 0 1768 787" draw:points="886,787 0,787 0,0 1768,0 1768,787"><text:p/></draw:polygon><draw:frame draw:style-name="gr46" draw:text-style-name="P63" svg:width="1.142cm" svg:height="0.29cm" svg:x="7.064cm" svg:y="0.141cm"><draw:text-box><text:p text:style-name="P62"><text:span text:style-name="T74">거래</text:span></text:p></draw:text-box></draw:frame><draw:frame draw:style-name="gr49" draw:text-style-name="P63" svg:width="1.241cm" svg:height="0.294cm" svg:x="7.407cm" svg:y="0.737cm"><draw:text-box><text:p text:style-name="P62"><text:span text:style-name="T74">소유자</text:span><text:span text:style-name="T74">3</text:span><text:span text:style-name="T74">의</text:span></text:p></draw:text-box></draw:frame><draw:polygon draw:style-name="gr4" svg:width="1.375cm" svg:height="0.785cm" svg:x="7.276cm" svg:y="2.946cm" svg:viewBox="0 0 1376 786" draw:points="688,786 0,786 0,0 1376,0 1376,786"><text:p/></draw:polygon><draw:frame draw:style-name="gr53" draw:text-style-name="P63" svg:width="1.049cm" svg:height="0.29cm" svg:x="7.371cm" svg:y="1.009cm"><draw:text-box><text:p text:style-name="P62"><text:span text:style-name="T74"><text:s text:c="2"/></text:span><text:span text:style-name="T74">공개키</text:span></text:p></draw:text-box></draw:frame><draw:frame draw:style-name="gr49" draw:text-style-name="P63" svg:width="1.241cm" svg:height="0.294cm" svg:x="7.414cm" svg:y="3.09cm"><draw:text-box><text:p text:style-name="P62"><text:span text:style-name="T74">소유자</text:span><text:span text:style-name="T74">2</text:span><text:span text:style-name="T74">의</text:span></text:p></draw:text-box></draw:frame><draw:polygon draw:style-name="gr5" svg:width="0.785cm" svg:height="0.394cm" svg:x="7.469cm" svg:y="1.965cm" svg:viewBox="0 0 786 395" draw:points="395,395 0,395 0,0 786,0 786,395"><text:p/></draw:polygon><draw:polygon draw:style-name="gr6" svg:width="0.785cm" svg:height="0.394cm" svg:x="7.469cm" svg:y="1.965cm" svg:viewBox="0 0 786 395" draw:points="395,395 0,395 0,0 786,0 786,395"><text:p/></draw:polygon><draw:frame draw:style-name="gr50" draw:text-style-name="P63" svg:width="0.992cm" svg:height="0.29cm" svg:x="7.435cm" svg:y="3.362cm"><draw:text-box><text:p text:style-name="P62"><text:span text:style-name="T74">전자서명</text:span></text:p></draw:text-box></draw:frame><draw:polygon draw:style-name="gr2" svg:width="0.158cm" svg:height="0.232cm" svg:x="7.981cm" svg:y="1.732cm" svg:viewBox="0 0 159 233" draw:points="78,233 0,0 159,0"><text:p/></draw:polygon><draw:line draw:style-name="gr3" svg:x1="8.058cm" svg:y1="1.377cm" svg:x2="8.058cm" svg:y2="1.779cm"><text:p/></draw:line><draw:polygon draw:style-name="gr2" svg:width="0.154cm" svg:height="0.236cm" svg:x="7.787cm" svg:y="2.714cm" svg:viewBox="0 0 155 237" draw:points="78,237 0,0 155,0"><text:p/></draw:polygon><draw:line draw:style-name="gr3" svg:x1="7.864cm" svg:y1="2.36cm" svg:x2="7.864cm" svg:y2="2.763cm"><text:p/></draw:line><draw:polygon draw:style-name="gr2" svg:width="0.154cm" svg:height="0.232cm" svg:x="7.59cm" svg:y="1.732cm" svg:viewBox="0 0 155 233" draw:points="77,233 0,0 155,0"><text:p/></draw:polygon><draw:line draw:style-name="gr3" svg:x1="7.667cm" svg:y1="1.572cm" svg:x2="7.667cm" svg:y2="1.776cm"><text:p/></draw:line><draw:polygon draw:style-name="gr2" svg:width="0.246cm" svg:height="0.165cm" svg:x="7.028cm" svg:y="2.981cm" svg:viewBox="0 0 247 166" draw:points="247,166 0,141 63,0"><text:p/></draw:polygon><draw:line draw:style-name="gr3" svg:x1="5.504cm" svg:y1="2.36cm" svg:x2="5.539cm" svg:y2="2.378cm"><text:p/></draw:line><draw:line draw:style-name="gr3" svg:x1="5.575cm" svg:y1="2.393cm" svg:x2="5.614cm" svg:y2="2.411cm"><text:p/></draw:line><draw:line draw:style-name="gr3" svg:x1="5.649cm" svg:y1="2.424cm" svg:x2="5.685cm" svg:y2="2.442cm"><text:p/></draw:line><draw:line draw:style-name="gr3" svg:x1="5.723cm" svg:y1="2.454cm" svg:x2="5.759cm" svg:y2="2.471cm"><text:p/></draw:line><draw:line draw:style-name="gr3" svg:x1="5.794cm" svg:y1="2.487cm" svg:x2="5.829cm" svg:y2="2.505cm"><text:p/></draw:line><draw:line draw:style-name="gr3" svg:x1="5.865cm" svg:y1="2.52cm" svg:x2="5.903cm" svg:y2="2.538cm"><text:p/></draw:line><draw:line draw:style-name="gr3" svg:x1="5.939cm" svg:y1="2.554cm" svg:x2="5.974cm" svg:y2="2.569cm"><text:p/></draw:line><draw:line draw:style-name="gr3" svg:x1="6.009cm" svg:y1="2.587cm" svg:x2="6.045cm" svg:y2="2.601cm"><text:p/></draw:line><draw:line draw:style-name="gr3" svg:x1="6.083cm" svg:y1="2.618cm" svg:x2="6.119cm" svg:y2="2.632cm"><text:p/></draw:line><draw:line draw:style-name="gr3" svg:x1="6.153cm" svg:y1="2.648cm" svg:x2="6.188cm" svg:y2="2.662cm"><text:p/></draw:line><draw:line draw:style-name="gr3" svg:x1="6.228cm" svg:y1="2.681cm" svg:x2="6.263cm" svg:y2="2.696cm"><text:p/></draw:line><draw:line draw:style-name="gr3" svg:x1="6.299cm" svg:y1="2.714cm" svg:x2="6.334cm" svg:y2="2.728cm"><text:p/></draw:line><draw:line draw:style-name="gr3" svg:x1="6.373cm" svg:y1="2.745cm" svg:x2="6.408cm" svg:y2="2.763cm"><text:p/></draw:line><draw:line draw:style-name="gr3" svg:x1="6.443cm" svg:y1="2.775cm" svg:x2="6.478cm" svg:y2="2.792cm"><text:p/></draw:line><draw:line draw:style-name="gr3" svg:x1="6.514cm" svg:y1="2.808cm" svg:x2="6.553cm" svg:y2="2.826cm"><text:p/></draw:line><draw:line draw:style-name="gr3" svg:x1="6.587cm" svg:y1="2.841cm" svg:x2="6.622cm" svg:y2="2.859cm"><text:p/></draw:line><draw:line draw:style-name="gr3" svg:x1="6.658cm" svg:y1="2.872cm" svg:x2="6.694cm" svg:y2="2.89cm"><text:p/></draw:line><draw:line draw:style-name="gr3" svg:x1="6.732cm" svg:y1="2.902cm" svg:x2="6.768cm" svg:y2="2.919cm"><text:p/></draw:line><draw:line draw:style-name="gr3" svg:x1="6.803cm" svg:y1="2.939cm" svg:x2="6.838cm" svg:y2="2.953cm"><text:p/></draw:line><draw:line draw:style-name="gr3" svg:x1="6.877cm" svg:y1="2.969cm" svg:x2="6.912cm" svg:y2="2.983cm"><text:p/></draw:line><draw:line draw:style-name="gr3" svg:x1="6.948cm" svg:y1="3.002cm" svg:x2="6.983cm" svg:y2="3.017cm"><text:p/></draw:line><draw:line draw:style-name="gr3" svg:x1="7.018cm" svg:y1="3.035cm" svg:x2="7.057cm" svg:y2="3.049cm"><text:p/></draw:line><draw:line draw:style-name="gr3" svg:x1="7.092cm" svg:y1="3.066cm" svg:x2="7.103cm" svg:y2="3.07cm"><text:p/></draw:line><draw:frame draw:style-name="gr52" draw:text-style-name="P63" svg:width="0.498cm" svg:height="0.29cm" svg:x="7.579cm" svg:y="2.046cm"><draw:text-box><text:p text:style-name="P62"><text:span text:style-name="T74">해시</text:span></text:p></draw:text-box></draw:frame><draw:frame draw:style-name="gr54" draw:text-style-name="P63" svg:width="0.073cm" svg:height="0.288cm" draw:transform="rotate (-0.404916386462684) translate (6.12422222222222cm 2.48213888888889cm)"><draw:text-box><text:p text:style-name="P62"><text:span text:style-name="T74"><text:s/></text:span></text:p></draw:text-box></draw:frame><draw:frame draw:style-name="gr55" draw:text-style-name="P63" svg:width="0.498cm" svg:height="0.29cm" draw:transform="rotate (-0.40927970959267) translate (6.19830555555556cm 2.33044444444444cm)"><draw:text-box><text:p text:style-name="P62"><text:span text:style-name="T74">검증</text:span></text:p></draw:text-box></draw:frame><draw:polygon draw:style-name="gr4" svg:width="1.77cm" svg:height="0.786cm" svg:x="3.931cm" svg:y="4.523cm" svg:viewBox="0 0 1771 787" draw:points="886,787 0,787 0,0 1771,0 1771,787"><text:p/></draw:polygon><draw:frame draw:style-name="gr49" draw:text-style-name="P63" svg:width="1.241cm" svg:height="0.294cm" svg:x="4.26cm" svg:y="4.667cm"><draw:text-box><text:p text:style-name="P62"><text:span text:style-name="T74">소유자</text:span><text:span text:style-name="T74">2</text:span><text:span text:style-name="T74">의</text:span></text:p></draw:text-box></draw:frame><draw:polygon draw:style-name="gr4" svg:width="1.767cm" svg:height="0.786cm" svg:x="0.788cm" svg:y="4.523cm" svg:viewBox="0 0 1768 787" draw:points="886,787 0,787 0,0 1768,0 1768,787"><text:p/></draw:polygon><draw:frame draw:style-name="gr56" draw:text-style-name="P63" svg:width="1.135cm" svg:height="0.29cm" svg:x="4.179cm" svg:y="4.942cm"><draw:text-box><text:p text:style-name="P62"><text:span text:style-name="T74"><text:s text:c="2"/></text:span><text:span text:style-name="T74">개인키</text:span></text:p></draw:text-box></draw:frame><draw:frame draw:style-name="gr57" draw:text-style-name="P63" svg:width="1.241cm" svg:height="0.294cm" svg:x="1.127cm" svg:y="4.667cm"><draw:text-box><text:p text:style-name="P62"><text:span text:style-name="T74">소유자</text:span><text:span text:style-name="T74">1</text:span><text:span text:style-name="T74">의</text:span></text:p></draw:text-box></draw:frame><draw:polygon draw:style-name="gr2" svg:width="0.236cm" svg:height="0.203cm" svg:x="7.039cm" svg:y="3.537cm" svg:viewBox="0 0 237 204" draw:points="237,0 92,204 0,81"><text:p/></draw:polygon><draw:line draw:style-name="gr3" svg:x1="5.702cm" svg:y1="4.719cm" svg:x2="5.734cm" svg:y2="4.694cm"><text:p/></draw:line><draw:line draw:style-name="gr3" svg:x1="5.765cm" svg:y1="4.671cm" svg:x2="5.797cm" svg:y2="4.65cm"><text:p/></draw:line><draw:line draw:style-name="gr3" svg:x1="5.829cm" svg:y1="4.621cm" svg:x2="5.861cm" svg:y2="4.597cm"><text:p/></draw:line><draw:line draw:style-name="gr3" svg:x1="5.892cm" svg:y1="4.574cm" svg:x2="5.924cm" svg:y2="4.553cm"><text:p/></draw:line><draw:line draw:style-name="gr3" svg:x1="5.952cm" svg:y1="4.53cm" svg:x2="5.984cm" svg:y2="4.505cm"><text:p/></draw:line><draw:line draw:style-name="gr3" svg:x1="6.016cm" svg:y1="4.484cm" svg:x2="6.048cm" svg:y2="4.459cm"><text:p/></draw:line><draw:line draw:style-name="gr3" svg:x1="6.079cm" svg:y1="4.431cm" svg:x2="6.111cm" svg:y2="4.41cm"><text:p/></draw:line><draw:line draw:style-name="gr3" svg:x1="6.143cm" svg:y1="4.39cm" svg:x2="6.175cm" svg:y2="4.365cm"><text:p/></draw:line><draw:line draw:style-name="gr3" svg:x1="6.206cm" svg:y1="4.34cm" svg:x2="6.238cm" svg:y2="4.318cm"><text:p/></draw:line><draw:line draw:style-name="gr3" svg:x1="6.27cm" svg:y1="4.294cm" svg:x2="6.302cm" svg:y2="4.269cm"><text:p/></draw:line><draw:line draw:style-name="gr3" svg:x1="6.333cm" svg:y1="4.249cm" svg:x2="6.365cm" svg:y2="4.224cm"><text:p/></draw:line><draw:line draw:style-name="gr3" svg:x1="6.397cm" svg:y1="4.196cm" svg:x2="6.429cm" svg:y2="4.172cm"><text:p/></draw:line><draw:line draw:style-name="gr3" svg:x1="6.46cm" svg:y1="4.153cm" svg:x2="6.492cm" svg:y2="4.128cm"><text:p/></draw:line><draw:line draw:style-name="gr3" svg:x1="6.524cm" svg:y1="4.103cm" svg:x2="6.556cm" svg:y2="4.082cm"><text:p/></draw:line><draw:line draw:style-name="gr3" svg:x1="6.584cm" svg:y1="4.053cm" svg:x2="6.616cm" svg:y2="4.029cm"><text:p/></draw:line><draw:line draw:style-name="gr3" svg:x1="6.647cm" svg:y1="4.006cm" svg:x2="6.679cm" svg:y2="3.985cm"><text:p/></draw:line><draw:line draw:style-name="gr3" svg:x1="6.711cm" svg:y1="3.962cm" svg:x2="6.743cm" svg:y2="3.937cm"><text:p/></draw:line><draw:line draw:style-name="gr3" svg:x1="6.774cm" svg:y1="3.916cm" svg:x2="6.806cm" svg:y2="3.891cm"><text:p/></draw:line><draw:line draw:style-name="gr3" svg:x1="6.838cm" svg:y1="3.868cm" svg:x2="6.87cm" svg:y2="3.843cm"><text:p/></draw:line><draw:line draw:style-name="gr3" svg:x1="6.901cm" svg:y1="3.822cm" svg:x2="6.933cm" svg:y2="3.797cm"><text:p/></draw:line><draw:line draw:style-name="gr3" svg:x1="6.965cm" svg:y1="3.772cm" svg:x2="6.997cm" svg:y2="3.747cm"><text:p/></draw:line><draw:line draw:style-name="gr3" svg:x1="7.028cm" svg:y1="3.726cm" svg:x2="7.06cm" svg:y2="3.701cm"><text:p/></draw:line><draw:line draw:style-name="gr3" svg:x1="7.092cm" svg:y1="3.677cm" svg:x2="7.124cm" svg:y2="3.656cm"><text:p/></draw:line><draw:frame draw:style-name="gr56" draw:text-style-name="P63" svg:width="1.135cm" svg:height="0.29cm" svg:x="1.046cm" svg:y="4.942cm"><draw:text-box><text:p text:style-name="P62"><text:span text:style-name="T74"><text:s text:c="2"/></text:span><text:span text:style-name="T74">개인키</text:span></text:p></draw:text-box></draw:frame><draw:frame draw:style-name="gr58" draw:text-style-name="P63" svg:width="0.073cm" svg:height="0.288cm" draw:transform="rotate (0.647866218340295) translate (6.56343055555556cm 3.89501388888889cm)"><draw:text-box><text:p text:style-name="P62"><text:span text:style-name="T74"><text:s/></text:span></text:p></draw:text-box></draw:frame><draw:polygon draw:style-name="gr2" svg:width="0.235cm" svg:height="0.203cm" svg:x="3.893cm" svg:y="3.537cm" svg:viewBox="0 0 236 204" draw:points="236,0 95,204 0,81"><text:p/></draw:polygon><draw:line draw:style-name="gr3" svg:x1="2.556cm" svg:y1="4.719cm" svg:x2="2.587cm" svg:y2="4.694cm"><text:p/></draw:line><draw:line draw:style-name="gr3" svg:x1="2.619cm" svg:y1="4.671cm" svg:x2="2.651cm" svg:y2="4.65cm"><text:p/></draw:line><draw:line draw:style-name="gr3" svg:x1="2.683cm" svg:y1="4.621cm" svg:x2="2.714cm" svg:y2="4.597cm"><text:p/></draw:line><draw:line draw:style-name="gr3" svg:x1="2.746cm" svg:y1="4.574cm" svg:x2="2.778cm" svg:y2="4.553cm"><text:p/></draw:line><draw:line draw:style-name="gr3" svg:x1="2.81cm" svg:y1="4.53cm" svg:x2="2.841cm" svg:y2="4.505cm"><text:p/></draw:line><draw:line draw:style-name="gr3" svg:x1="2.873cm" svg:y1="4.484cm" svg:x2="2.905cm" svg:y2="4.459cm"><text:p/></draw:line><draw:line draw:style-name="gr3" svg:x1="2.937cm" svg:y1="4.431cm" svg:x2="2.968cm" svg:y2="4.41cm"><text:p/></draw:line><draw:line draw:style-name="gr3" svg:x1="3cm" svg:y1="4.39cm" svg:x2="3.032cm" svg:y2="4.365cm"><text:p/></draw:line><draw:line draw:style-name="gr3" svg:x1="3.064cm" svg:y1="4.34cm" svg:x2="3.095cm" svg:y2="4.318cm"><text:p/></draw:line><draw:line draw:style-name="gr3" svg:x1="3.124cm" svg:y1="4.294cm" svg:x2="3.155cm" svg:y2="4.269cm"><text:p/></draw:line><draw:line draw:style-name="gr3" svg:x1="3.187cm" svg:y1="4.249cm" svg:x2="3.219cm" svg:y2="4.224cm"><text:p/></draw:line><draw:line draw:style-name="gr3" svg:x1="3.251cm" svg:y1="4.196cm" svg:x2="3.282cm" svg:y2="4.172cm"><text:p/></draw:line><draw:line draw:style-name="gr3" svg:x1="3.314cm" svg:y1="4.153cm" svg:x2="3.346cm" svg:y2="4.128cm"><text:p/></draw:line><draw:line draw:style-name="gr3" svg:x1="3.378cm" svg:y1="4.103cm" svg:x2="3.409cm" svg:y2="4.082cm"><text:p/></draw:line><draw:line draw:style-name="gr3" svg:x1="3.441cm" svg:y1="4.053cm" svg:x2="3.473cm" svg:y2="4.029cm"><text:p/></draw:line><draw:line draw:style-name="gr3" svg:x1="3.505cm" svg:y1="4.006cm" svg:x2="3.536cm" svg:y2="3.985cm"><text:p/></draw:line><draw:line draw:style-name="gr3" svg:x1="3.568cm" svg:y1="3.962cm" svg:x2="3.6cm" svg:y2="3.937cm"><text:p/></draw:line><draw:line draw:style-name="gr3" svg:x1="3.632cm" svg:y1="3.916cm" svg:x2="3.663cm" svg:y2="3.891cm"><text:p/></draw:line><draw:line draw:style-name="gr3" svg:x1="3.695cm" svg:y1="3.868cm" svg:x2="3.727cm" svg:y2="3.843cm"><text:p/></draw:line><draw:line draw:style-name="gr3" svg:x1="3.755cm" svg:y1="3.822cm" svg:x2="3.787cm" svg:y2="3.797cm"><text:p/></draw:line><draw:line draw:style-name="gr3" svg:x1="3.818cm" svg:y1="3.772cm" svg:x2="3.85cm" svg:y2="3.747cm"><text:p/></draw:line><draw:line draw:style-name="gr3" svg:x1="3.882cm" svg:y1="3.726cm" svg:x2="3.914cm" svg:y2="3.701cm"><text:p/></draw:line><draw:line draw:style-name="gr3" svg:x1="3.945cm" svg:y1="3.677cm" svg:x2="3.977cm" svg:y2="3.656cm"><text:p/></draw:line><draw:frame draw:style-name="gr58" draw:text-style-name="P63" svg:width="0.073cm" svg:height="0.288cm" draw:transform="rotate (0.647866218340295) translate (6.61634722222222cm 3.85444444444444cm)"><draw:text-box><text:p text:style-name="P62"><text:span text:style-name="T74"><text:s/></text:span></text:p></draw:text-box></draw:frame><draw:frame draw:style-name="gr59" draw:text-style-name="P63" svg:width="0.498cm" svg:height="0.29cm" draw:transform="rotate (0.636870644052731) translate (2.88925cm 4.04670833333333cm)"><draw:text-box><text:p text:style-name="P62"><text:span text:style-name="T74">서명</text:span></text:p></draw:text-box></draw:frame><draw:frame draw:style-name="gr58" draw:text-style-name="P63" svg:width="0.073cm" svg:height="0.288cm" draw:transform="rotate (0.630412925820352) translate (3.41136111111111cm 3.89677777777778cm)"><draw:text-box><text:p text:style-name="P62"><text:span text:style-name="T74"><text:s/></text:span></text:p></draw:text-box></draw:frame><draw:polygon draw:style-name="gr4" svg:width="1.767cm" svg:height="0.786cm" svg:x="7.078cm" svg:y="4.523cm" svg:viewBox="0 0 1768 787" draw:points="886,787 0,787 0,0 1768,0 1768,787"><text:p/></draw:polygon><draw:frame draw:style-name="gr58" draw:text-style-name="P63" svg:width="0.073cm" svg:height="0.288cm" draw:transform="rotate (0.647866218340295) translate (3.46956944444444cm 3.85444444444444cm)"><draw:text-box><text:p text:style-name="P62"><text:span text:style-name="T74"><text:s/></text:span></text:p></draw:text-box></draw:frame><draw:frame draw:style-name="gr57" draw:text-style-name="P63" svg:width="1.241cm" svg:height="0.294cm" svg:x="7.414cm" svg:y="4.667cm"><draw:text-box><text:p text:style-name="P62"><text:span text:style-name="T74">소유자</text:span><text:span text:style-name="T74">3</text:span><text:span text:style-name="T74">의</text:span></text:p></draw:text-box></draw:frame><draw:line draw:style-name="gr6" svg:x1="5.899cm" svg:y1="1.572cm" svg:x2="7.666cm" svg:y2="1.572cm"><text:p/></draw:line><draw:polygon draw:style-name="gr2" svg:width="0.158cm" svg:height="0.232cm" svg:x="4.442cm" svg:y="1.732cm" svg:viewBox="0 0 159 233" draw:points="81,233 0,0 159,0"><text:p/></draw:polygon><draw:line draw:style-name="gr3" svg:x1="4.524cm" svg:y1="1.572cm" svg:x2="4.524cm" svg:y2="1.776cm"><text:p/></draw:line><draw:line draw:style-name="gr6" svg:x1="2.753cm" svg:y1="1.572cm" svg:x2="4.524cm" svg:y2="1.572cm"><text:p/></draw:line><draw:polygon draw:style-name="gr2" svg:width="0.154cm" svg:height="0.232cm" svg:x="1.3cm" svg:y="1.732cm" svg:viewBox="0 0 155 233" draw:points="77,233 0,0 155,0"><text:p/></draw:polygon><draw:line draw:style-name="gr3" svg:x1="1.377cm" svg:y1="1.572cm" svg:x2="1.377cm" svg:y2="1.776cm"><text:p/></draw:line><draw:line draw:style-name="gr6" svg:x1="0.001cm" svg:y1="1.572cm" svg:x2="1.377cm" svg:y2="1.572cm"><text:p/></draw:line><draw:frame draw:style-name="gr56" draw:text-style-name="P63" svg:width="1.135cm" svg:height="0.29cm" svg:x="7.332cm" svg:y="4.942cm"><draw:text-box><text:p text:style-name="P62"><text:span text:style-name="T74"><text:s text:c="2"/></text:span><text:span text:style-name="T74">개인키</text:span></text:p></draw:text-box></draw:frame><draw:frame draw:style-name="gr55" draw:text-style-name="P63" svg:width="0.498cm" svg:height="0.29cm" draw:transform="rotate (-0.40927970959267) translate (3.05329166666667cm 2.33220833333333cm)"><draw:text-box><text:p text:style-name="P62"><text:span text:style-name="T74">검증</text:span></text:p></draw:text-box></draw:frame><draw:frame draw:style-name="gr59" draw:text-style-name="P63" svg:width="0.498cm" svg:height="0.29cm" draw:transform="rotate (0.636870644052731) translate (6.01133333333333cm 4.04847222222222cm)"><draw:text-box><text:p text:style-name="P62"><text:span text:style-name="T74">서명</text:span></text:p></draw:text-box></draw:frame></draw:g></text:p>
      <text:p text:style-name="P13"/>
      <text:list xml:id="list33770294" text:style-name="L1">
        <text:list-item>
          <text:p text:style-name="P55"><text:span text:style-name="T38">이 과정상 문제는 수금자가 소유자 가운데 누군가 화폐를 이중지불하지 않았는지 검증할 수 없다는 점이다. 통상적인 </text:span><text:span text:style-name="T31">해법</text:span><text:span text:style-name="T38">은 신뢰받는 중앙통제기관(trusted central authority)이나 조폐국(mint)을 </text:span><text:span text:style-name="T31">세우</text:span><text:span text:style-name="T38">고 모든 거래</text:span><text:span text:style-name="T31">마다</text:span><text:span text:style-name="T38"> 이중지불 여부를 점검하는 것이다. 거래를 마칠 때마다 이 화폐는 조폐국으로 회수돼 새로운 화폐로 발행돼야하고, 조폐국에서 직접 발행된 화폐만이 이중지불되지 않았다</text:span><text:span text:style-name="T31">는</text:span><text:span text:style-name="T38"> 신뢰</text:span><text:span text:style-name="T31">를 </text:span><text:span text:style-name="T38">받는다. 이 </text:span><text:span text:style-name="T31">해법을 적용시</text:span><text:span text:style-name="T38"> 문제는 전체 통화체계(the entire money system)</text:span><text:span text:style-name="T31">가</text:span><text:span text:style-name="T38">, </text:span><text:span text:style-name="T31">은행처럼 </text:span><text:span text:style-name="T38">모든 거래가 거쳐가야하는, 조폐국</text:span><text:span text:style-name="T31">을</text:span><text:span text:style-name="T38"> 운영</text:span><text:span text:style-name="T31">하는</text:span><text:span text:style-name="T38"> 회사에 </text:span><text:span text:style-name="T31">의존한다는 </text:span><text:span text:style-name="T38">점이다.</text:span></text:p>
        </text:list-item>
      </text:list>
      <text:p text:style-name="P33">우리에게는 먼젓번 소유자가 이전에 어떤 거래에도 서명하지 않았음을 수금자에게 알릴 수단이 필요하다. 이런 목적에서 우리는 가장 앞선 거래 하나를 인정하고, 이후 이중지불 시도에는 신경쓰지 않는다. 그런 (이중지불된) 거래가 없음을 확인할 유일한 방법은 모든 거래를 인식하는 것뿐이다. 조폐국 기반 모델에서, 조폐국은 모든 거래를 인식했고 최초로 받은 거래를 (승인 대상으로) 결정했다. <text:span text:style-name="T22">어떤 </text:span>신뢰받는 자<text:span text:style-name="T22">도</text:span> 없이 이 방식을 실현하려면, 거래는 공개적으로 알려져야 하고[1], <text:span text:style-name="T22">참가자</text:span>들<text:span text:style-name="T22">에게는</text:span> 그걸 <text:span text:style-name="T22">받은</text:span> 순서의 단일<text:span text:style-name="T22">한</text:span> 이력에 합의하는 시스템이 필요하다. 수금자는 각 거래<text:span text:style-name="T22">의</text:span> 시점에 그게<text:span text:style-name="T22"> 최초로 받은 거래임을 노드 다수가 동의했다는 증명을 요한다.</text:span></text:p>
      <text:h text:style-name="P46" text:outline-level="2"><text:span text:style-name="T12">3</text:span><text:span text:style-name="T13">. <text:s text:c="3"/></text:span><text:span text:style-name="T18">타임스탬프 서버</text:span></text:h>
      <text:p text:style-name="P18">우리가 제안하는 <text:span text:style-name="T22">해법</text:span>은 타임스탬프 서버로 시작한다. 타임스탬프 서버는 타임스탬프가 찍힌 항목 블록의 해시를 가져가 그 해시를 신문이나 유즈넷 게시물[2-5]처럼 널리 배포하는 식으로 작동한다. 이 타임스탬프는 그 데이터가, 명백히, 해시(과정)에 들어가기 위해 해당 시각부터 존재했음을 증명한다. 각 타임스탬프는 그 해시 안에 먼젓번 타임스탬프를 포함하고, 그에 앞선 것들을 하나씩 연장하는(reinforcing the ones) 타임스탬프가 찍힌 사슬을 생성한다.</text:p>
      <text:p text:style-name="P7"/>
      <text:p text:style-name="P8"><draw:g text:anchor-type="as-char" draw:z-index="0" draw:style-name="gr1"><draw:polygon draw:style-name="gr2" svg:width="0.239cm" svg:height="0.161cm" svg:x="1.161cm" svg:y="0.124cm" svg:viewBox="0 0 240 162" draw:points="240,81 0,162 0,0"><text:p/></draw:polygon><draw:line draw:style-name="gr3" svg:x1="0cm" svg:y1="0.205cm" svg:x2="1.207cm" svg:y2="0.205cm"><text:p/></draw:line><draw:polygon draw:style-name="gr2" svg:width="0.239cm" svg:height="0.161cm" svg:x="4.96cm" svg:y="0.325cm" svg:viewBox="0 0 240 162" draw:points="240,81 0,162 0,0"><text:p/></draw:polygon><draw:line draw:style-name="gr3" svg:x1="4.6cm" svg:y1="0.406cm" svg:x2="5.01cm" svg:y2="0.406cm"><text:p/></draw:line><draw:polygon draw:style-name="gr2" svg:width="0.239cm" svg:height="0.161cm" svg:x="7.962cm" svg:y="0.124cm" svg:viewBox="0 0 240 162" draw:points="240,81 0,162 0,0"><text:p/></draw:polygon><draw:line draw:style-name="gr3" svg:x1="5.8cm" svg:y1="0.205cm" svg:x2="8.008cm" svg:y2="0.205cm"><text:p/></draw:line><draw:polygon draw:style-name="gr4" svg:width="3.199cm" svg:height="1.22cm" svg:x="0.6cm" svg:y="0.812cm" svg:viewBox="0 0 3200 1221" draw:points="1602,1221 0,1221 0,0 3200,0 3200,1221"><text:p/></draw:polygon><draw:polygon draw:style-name="gr5" svg:width="0.8cm" svg:height="0.405cm" svg:x="0.801cm" svg:y="1.422cm" svg:viewBox="0 0 801 406" draw:points="399,406 0,406 0,0 801,0 801,406"><text:p/></draw:polygon><draw:polygon draw:style-name="gr6" svg:width="0.8cm" svg:height="0.405cm" svg:x="0.801cm" svg:y="1.422cm" svg:viewBox="0 0 801 406" draw:points="399,406 0,406 0,0 801,0 801,406"><text:p/></draw:polygon><draw:frame draw:style-name="gr7" draw:text-style-name="P63" svg:width="0.512cm" svg:height="0.299cm" svg:x="0.79cm" svg:y="0.949cm"><draw:text-box><text:p text:style-name="P62"><text:span text:style-name="T62">블록</text:span></text:p></draw:text-box></draw:frame><draw:polygon draw:style-name="gr5" svg:width="0.8cm" svg:height="0.405cm" svg:x="1.799cm" svg:y="1.422cm" svg:viewBox="0 0 801 406" draw:points="403,406 0,406 0,0 801,0 801,406"><text:p/></draw:polygon><draw:polygon draw:style-name="gr6" svg:width="0.8cm" svg:height="0.405cm" svg:x="1.799cm" svg:y="1.422cm" svg:viewBox="0 0 801 406" draw:points="403,406 0,406 0,0 801,0 801,406"><text:p/></draw:polygon><draw:frame draw:style-name="gr8" draw:text-style-name="P63" svg:width="0.512cm" svg:height="0.299cm" svg:x="0.96cm" svg:y="1.499cm"><draw:text-box><text:p text:style-name="P62"><text:span text:style-name="T62">항목</text:span></text:p></draw:text-box></draw:frame><draw:polygon draw:style-name="gr5" svg:width="0.8cm" svg:height="0.405cm" svg:x="2.801cm" svg:y="1.422cm" svg:viewBox="0 0 801 406" draw:points="399,406 0,406 0,0 801,0 801,406"><text:p/></draw:polygon><draw:polygon draw:style-name="gr6" svg:width="0.8cm" svg:height="0.405cm" svg:x="2.801cm" svg:y="1.422cm" svg:viewBox="0 0 801 406" draw:points="399,406 0,406 0,0 801,0 801,406"><text:p/></draw:polygon><draw:frame draw:style-name="gr9" draw:text-style-name="P63" svg:width="0.512cm" svg:height="0.299cm" svg:x="1.958cm" svg:y="1.499cm"><draw:text-box><text:p text:style-name="P62"><text:span text:style-name="T62">항목</text:span></text:p></draw:text-box></draw:frame><draw:polygon draw:style-name="gr4" svg:width="0.8cm" svg:height="0.609cm" svg:x="5.2cm" svg:y="0.001cm" svg:viewBox="0 0 801 610" draw:points="402,610 0,610 0,0 801,0 801,610"><text:p/></draw:polygon><draw:frame draw:style-name="gr10" draw:text-style-name="P63" svg:width="0.216cm" svg:height="0.295cm" svg:x="3.104cm" svg:y="1.499cm"><draw:text-box><text:p text:style-name="P62"><text:span text:style-name="T62">...</text:span></text:p></draw:text-box></draw:frame><draw:polygon draw:style-name="gr4" svg:width="3.203cm" svg:height="1.22cm" svg:x="4.399cm" svg:y="0.812cm" svg:viewBox="0 0 3204 1221" draw:points="1602,1221 0,1221 0,0 3204,0 3204,1221"><text:p/></draw:polygon><draw:frame draw:style-name="gr11" draw:text-style-name="P63" svg:width="0.512cm" svg:height="0.299cm" svg:x="5.313cm" svg:y="0.187cm"><draw:text-box><text:p text:style-name="P62"><text:span text:style-name="T62">해시</text:span></text:p></draw:text-box></draw:frame><draw:polygon draw:style-name="gr5" svg:width="0.8cm" svg:height="0.405cm" svg:x="4.6cm" svg:y="1.422cm" svg:viewBox="0 0 801 406" draw:points="403,406 0,406 0,0 801,0 801,406"><text:p/></draw:polygon><draw:polygon draw:style-name="gr6" svg:width="0.8cm" svg:height="0.405cm" svg:x="4.6cm" svg:y="1.422cm" svg:viewBox="0 0 801 406" draw:points="403,406 0,406 0,0 801,0 801,406"><text:p/></draw:polygon><draw:frame draw:style-name="gr7" draw:text-style-name="P63" svg:width="0.512cm" svg:height="0.299cm" svg:x="4.604cm" svg:y="0.949cm"><draw:text-box><text:p text:style-name="P62"><text:span text:style-name="T62">블록</text:span></text:p></draw:text-box></draw:frame><draw:polygon draw:style-name="gr5" svg:width="0.8cm" svg:height="0.405cm" svg:x="5.602cm" svg:y="1.422cm" svg:viewBox="0 0 801 406" draw:points="399,406 0,406 0,0 801,0 801,406"><text:p/></draw:polygon><draw:polygon draw:style-name="gr6" svg:width="0.8cm" svg:height="0.405cm" svg:x="5.602cm" svg:y="1.422cm" svg:viewBox="0 0 801 406" draw:points="399,406 0,406 0,0 801,0 801,406"><text:p/></draw:polygon><draw:frame draw:style-name="gr8" draw:text-style-name="P63" svg:width="0.512cm" svg:height="0.299cm" svg:x="4.752cm" svg:y="1.499cm"><draw:text-box><text:p text:style-name="P62"><text:span text:style-name="T62">항목</text:span></text:p></draw:text-box></draw:frame><draw:polygon draw:style-name="gr5" svg:width="0.8cm" svg:height="0.405cm" svg:x="6.6cm" svg:y="1.422cm" svg:viewBox="0 0 801 406" draw:points="402,406 0,406 0,0 801,0 801,406"><text:p/></draw:polygon><draw:polygon draw:style-name="gr6" svg:width="0.8cm" svg:height="0.405cm" svg:x="6.6cm" svg:y="1.422cm" svg:viewBox="0 0 801 406" draw:points="402,406 0,406 0,0 801,0 801,406"><text:p/></draw:polygon><draw:frame draw:style-name="gr9" draw:text-style-name="P63" svg:width="0.512cm" svg:height="0.299cm" svg:x="5.752cm" svg:y="1.499cm"><draw:text-box><text:p text:style-name="P62"><text:span text:style-name="T62">항목</text:span></text:p></draw:text-box></draw:frame><draw:line draw:style-name="gr6" svg:x1="4.6cm" svg:y1="0.812cm" svg:x2="4.6cm" svg:y2="0.406cm"><text:p/></draw:line><draw:polygon draw:style-name="gr2" svg:width="0.239cm" svg:height="0.161cm" svg:x="1.161cm" svg:y="0.325cm" svg:viewBox="0 0 240 162" draw:points="240,81 0,162 0,0"><text:p/></draw:polygon><draw:line draw:style-name="gr3" svg:x1="0.801cm" svg:y1="0.406cm" svg:x2="1.207cm" svg:y2="0.406cm"><text:p/></draw:line><draw:polygon draw:style-name="gr2" svg:width="0.239cm" svg:height="0.161cm" svg:x="4.96cm" svg:y="0.124cm" svg:viewBox="0 0 240 162" draw:points="240,81 0,162 0,0"><text:p/></draw:polygon><draw:line draw:style-name="gr3" svg:x1="2.202cm" svg:y1="0.205cm" svg:x2="5.01cm" svg:y2="0.205cm"><text:p/></draw:line><draw:polygon draw:style-name="gr4" svg:width="0.8cm" svg:height="0.609cm" svg:x="1.401cm" svg:y="0.001cm" svg:viewBox="0 0 801 610" draw:points="398,610 0,610 0,0 801,0 801,610"><text:p/></draw:polygon><draw:frame draw:style-name="gr10" draw:text-style-name="P63" svg:width="0.216cm" svg:height="0.295cm" svg:x="6.897cm" svg:y="1.499cm"><draw:text-box><text:p text:style-name="P62"><text:span text:style-name="T62">...</text:span></text:p></draw:text-box></draw:frame><draw:line draw:style-name="gr6" svg:x1="0.801cm" svg:y1="0.812cm" svg:x2="0.801cm" svg:y2="0.406cm"><text:p/></draw:line><draw:frame draw:style-name="gr11" draw:text-style-name="P63" svg:width="0.512cm" svg:height="0.299cm" svg:x="1.501cm" svg:y="0.187cm"><draw:text-box><text:p text:style-name="P62"><text:span text:style-name="T62">해시</text:span></text:p></draw:text-box></draw:frame></draw:g></text:p>
      <text:p text:style-name="P8"/>
      <text:h text:style-name="P46" text:outline-level="2"><text:soft-page-break/><text:span text:style-name="T12">4</text:span><text:span text:style-name="T13">. <text:s text:c="3"/></text:span><text:span text:style-name="T18">작업증명</text:span></text:h>
      <text:p text:style-name="P20"><text:span text:style-name="T38">개인 대 개인 기반으로 분산 타임스탬프 서버를 구현하기 위해 우리는 신문이나 유즈넷 게시물 대신 애덤 백의 해시캐시(Adam Back's Hashcash)와 유사한 작업증명 시스템[6]을 사용할 필요가 있다. 작업증명은 </text:span><text:span text:style-name="T32">SHA-256같은 걸로 해시 연산을 거친 결과가 </text:span><text:span text:style-name="T38">0비트(zero bits) 여러 개로 시작</text:span><text:span text:style-name="T31">할,</text:span><text:span text:style-name="T38"> </text:span><text:span text:style-name="T31">특정 </text:span><text:span text:style-name="T38">값을 찾는 작업을</text:span><text:span text:style-name="T31"> </text:span><text:span text:style-name="T38">수반한다. 여기에 </text:span><text:span text:style-name="T31">평균적으로 필요한 연산 작업은 결과값에 필요한 </text:span><text:span text:style-name="T32">0비트 개수에 따라 지수적으로 달라지며 해시 연산을 한 번 실행하는 걸로 검증될 수 있다.</text:span></text:p>
      <text:p text:style-name="P34">타임스탬프 네트워크용으로, 우리는 블록의 해시에 필요한 0비트를 주는 값이 발견될 때까지 블록 안에 임시값을 증분(incrementing a nonce)하는 것으로 작업증명을 구현했다. <text:span text:style-name="T47">CPU 동작</text:span>(CPU effort)<text:span text:style-name="T47">이</text:span><text:span text:style-name="T32"> 한 번 </text:span>작업증명을 <text:span text:style-name="T22">충</text:span>족하는 데 <text:span text:style-name="T22">동원됐다면</text:span>, 그 블록은 <text:span text:style-name="T22">해당</text:span> 작업을 재수행하지 않고는 변경될 수 없다. <text:span text:style-name="T22">그 뒤에 이어서</text:span> <text:span text:style-name="T22">나중에 생성된 </text:span>블록이 연결되는만큼, <text:span text:style-name="T22">그 </text:span>블록을 변경하<text:span text:style-name="T22">는</text:span> <text:span text:style-name="T22">재수행 </text:span>작업<text:span text:style-name="T22">은</text:span> 그 뒤 모든 블록<text:span text:style-name="T22">을 생성하는 연산</text:span>까지 <text:span text:style-name="T22">포함한다.</text:span></text:p>
      <text:p text:style-name="P29"/>
      <text:p text:style-name="P8"><draw:g text:anchor-type="as-char" draw:z-index="1" draw:style-name="gr1"><draw:polygon draw:style-name="gr4" svg:width="3.453cm" svg:height="1.83cm" svg:x="0.811cm" svg:y="0cm" svg:viewBox="0 0 3454 1831" draw:points="1729,1831 0,1831 0,0 3454,0 3454,1831"><text:p/></draw:polygon><draw:polygon draw:style-name="gr5" svg:width="1.625cm" svg:height="0.404cm" svg:x="1.217cm" svg:y="0.611cm" svg:viewBox="0 0 1626 405" draw:points="815,405 0,405 0,0 1626,0 1626,405"><text:p/></draw:polygon><draw:polygon draw:style-name="gr6" svg:width="1.625cm" svg:height="0.404cm" svg:x="1.217cm" svg:y="0.611cm" svg:viewBox="0 0 1626 405" draw:points="815,405 0,405 0,0 1626,0 1626,405"><text:p/></draw:polygon><draw:frame draw:style-name="gr12" draw:text-style-name="P63" svg:width="0.512cm" svg:height="0.299cm" svg:x="1.016cm" svg:y="0.148cm"><draw:text-box><text:p text:style-name="P62"><text:span text:style-name="T62">블록</text:span></text:p></draw:text-box></draw:frame><draw:polygon draw:style-name="gr5" svg:width="1.015cm" svg:height="0.404cm" svg:x="3.048cm" svg:y="0.611cm" svg:viewBox="0 0 1016 405" draw:points="508,405 0,405 0,0 1016,0 1016,405"><text:p/></draw:polygon><draw:polygon draw:style-name="gr6" svg:width="1.015cm" svg:height="0.404cm" svg:x="3.048cm" svg:y="0.611cm" svg:viewBox="0 0 1016 405" draw:points="508,405 0,405 0,0 1016,0 1016,405"><text:p/></draw:polygon><draw:frame draw:style-name="gr13" draw:text-style-name="P64" svg:width="1.13cm" svg:height="0.255cm" svg:x="1.439cm" svg:y="0.699cm"><draw:text-box><text:p text:style-name="P62"><text:span text:style-name="T63">앞블록 해시</text:span></text:p></draw:text-box></draw:frame><draw:polygon draw:style-name="gr5" svg:width="0.814cm" svg:height="0.405cm" svg:x="1.217cm" svg:y="1.222cm" svg:viewBox="0 0 815 406" draw:points="409,406 0,406 0,0 815,0 815,406"><text:p/></draw:polygon><draw:polygon draw:style-name="gr6" svg:width="0.814cm" svg:height="0.405cm" svg:x="1.217cm" svg:y="1.222cm" svg:viewBox="0 0 815 406" draw:points="409,406 0,406 0,0 815,0 815,406"><text:p/></draw:polygon><draw:frame draw:style-name="gr14" draw:text-style-name="P64" svg:width="0.639cm" svg:height="0.255cm" svg:x="3.196cm" svg:y="0.699cm"><draw:text-box><text:p text:style-name="P62"><text:span text:style-name="T63">임시값</text:span></text:p></draw:text-box></draw:frame><draw:polygon draw:style-name="gr5" svg:width="0.814cm" svg:height="0.405cm" svg:x="2.233cm" svg:y="1.222cm" svg:viewBox="0 0 815 406" draw:points="409,406 0,406 0,0 815,0 815,406"><text:p/></draw:polygon><draw:polygon draw:style-name="gr6" svg:width="0.814cm" svg:height="0.405cm" svg:x="2.233cm" svg:y="1.222cm" svg:viewBox="0 0 815 406" draw:points="409,406 0,406 0,0 815,0 815,406"><text:p/></draw:polygon><draw:frame draw:style-name="gr15" draw:text-style-name="P64" svg:width="0.428cm" svg:height="0.253cm" svg:x="1.482cm" svg:y="1.312cm"><draw:text-box><text:p text:style-name="P62"><text:span text:style-name="T63">거래</text:span></text:p></draw:text-box></draw:frame><draw:polygon draw:style-name="gr5" svg:width="0.814cm" svg:height="0.405cm" svg:x="3.249cm" svg:y="1.222cm" svg:viewBox="0 0 815 406" draw:points="406,406 0,406 0,0 815,0 815,406"><text:p/></draw:polygon><draw:polygon draw:style-name="gr6" svg:width="0.814cm" svg:height="0.405cm" svg:x="3.249cm" svg:y="1.222cm" svg:viewBox="0 0 815 406" draw:points="406,406 0,406 0,0 815,0 815,406"><text:p/></draw:polygon><draw:frame draw:style-name="gr15" draw:text-style-name="P64" svg:width="0.428cm" svg:height="0.253cm" svg:x="2.498cm" svg:y="1.312cm"><draw:text-box><text:p text:style-name="P62"><text:span text:style-name="T63">거래</text:span></text:p></draw:text-box></draw:frame><draw:polygon draw:style-name="gr2" svg:width="0.239cm" svg:height="0.161cm" svg:x="0.977cm" svg:y="0.737cm" svg:viewBox="0 0 240 162" draw:points="240,81 0,162 0,0"><text:p/></draw:polygon><draw:line draw:style-name="gr3" svg:x1="0cm" svg:y1="0.818cm" svg:x2="1.023cm" svg:y2="0.818cm"><text:p/></draw:line><draw:polygon draw:style-name="gr4" svg:width="3.453cm" svg:height="1.83cm" svg:x="4.875cm" svg:y="0cm" svg:viewBox="0 0 3454 1831" draw:points="1725,1831 0,1831 0,0 3454,0 3454,1831"><text:p/></draw:polygon><draw:frame draw:style-name="gr10" draw:text-style-name="P63" svg:width="0.216cm" svg:height="0.295cm" svg:x="3.556cm" svg:y="1.312cm"><draw:text-box><text:p text:style-name="P62"><text:span text:style-name="T62">...</text:span></text:p></draw:text-box></draw:frame><draw:polygon draw:style-name="gr5" svg:width="1.625cm" svg:height="0.404cm" svg:x="5.281cm" svg:y="0.611cm" svg:viewBox="0 0 1626 405" draw:points="811,405 0,405 0,0 1626,0 1626,405"><text:p/></draw:polygon><draw:polygon draw:style-name="gr6" svg:width="1.625cm" svg:height="0.404cm" svg:x="5.281cm" svg:y="0.611cm" svg:viewBox="0 0 1626 405" draw:points="811,405 0,405 0,0 1626,0 1626,405"><text:p/></draw:polygon><draw:frame draw:style-name="gr12" draw:text-style-name="P63" svg:width="0.512cm" svg:height="0.299cm" svg:x="5.08cm" svg:y="0.148cm"><draw:text-box><text:p text:style-name="P62"><text:span text:style-name="T62">블록</text:span></text:p></draw:text-box></draw:frame><draw:polygon draw:style-name="gr5" svg:width="1.015cm" svg:height="0.404cm" svg:x="7.108cm" svg:y="0.611cm" svg:viewBox="0 0 1016 405" draw:points="508,405 0,405 0,0 1016,0 1016,405"><text:p/></draw:polygon><draw:polygon draw:style-name="gr6" svg:width="1.015cm" svg:height="0.404cm" svg:x="7.108cm" svg:y="0.611cm" svg:viewBox="0 0 1016 405" draw:points="508,405 0,405 0,0 1016,0 1016,405"><text:p/></draw:polygon><draw:frame draw:style-name="gr13" draw:text-style-name="P64" svg:width="1.13cm" svg:height="0.255cm" svg:x="5.5cm" svg:y="0.699cm"><draw:text-box><text:p text:style-name="P62"><text:span text:style-name="T63">앞블록 해시</text:span></text:p></draw:text-box></draw:frame><draw:polygon draw:style-name="gr5" svg:width="0.81cm" svg:height="0.405cm" svg:x="5.281cm" svg:y="1.222cm" svg:viewBox="0 0 811 406" draw:points="406,406 0,406 0,0 811,0 811,406"><text:p/></draw:polygon><draw:polygon draw:style-name="gr6" svg:width="0.81cm" svg:height="0.405cm" svg:x="5.281cm" svg:y="1.222cm" svg:viewBox="0 0 811 406" draw:points="406,406 0,406 0,0 811,0 811,406"><text:p/></draw:polygon><draw:frame draw:style-name="gr14" draw:text-style-name="P64" svg:width="0.639cm" svg:height="0.255cm" svg:x="7.257cm" svg:y="0.699cm"><draw:text-box><text:p text:style-name="P62"><text:span text:style-name="T63">임시값</text:span></text:p></draw:text-box></draw:frame><draw:polygon draw:style-name="gr5" svg:width="0.81cm" svg:height="0.405cm" svg:x="6.297cm" svg:y="1.222cm" svg:viewBox="0 0 811 406" draw:points="406,406 0,406 0,0 811,0 811,406"><text:p/></draw:polygon><draw:polygon draw:style-name="gr6" svg:width="0.81cm" svg:height="0.405cm" svg:x="6.297cm" svg:y="1.222cm" svg:viewBox="0 0 811 406" draw:points="406,406 0,406 0,0 811,0 811,406"><text:p/></draw:polygon><draw:frame draw:style-name="gr15" draw:text-style-name="P64" svg:width="0.428cm" svg:height="0.253cm" svg:x="5.542cm" svg:y="1.312cm"><draw:text-box><text:p text:style-name="P62"><text:span text:style-name="T63">거래</text:span></text:p></draw:text-box></draw:frame><draw:polygon draw:style-name="gr5" svg:width="0.81cm" svg:height="0.405cm" svg:x="7.313cm" svg:y="1.222cm" svg:viewBox="0 0 811 406" draw:points="406,406 0,406 0,0 811,0 811,406"><text:p/></draw:polygon><draw:polygon draw:style-name="gr6" svg:width="0.81cm" svg:height="0.405cm" svg:x="7.313cm" svg:y="1.222cm" svg:viewBox="0 0 811 406" draw:points="406,406 0,406 0,0 811,0 811,406"><text:p/></draw:polygon><draw:frame draw:style-name="gr15" draw:text-style-name="P64" svg:width="0.428cm" svg:height="0.253cm" svg:x="6.558cm" svg:y="1.312cm"><draw:text-box><text:p text:style-name="P62"><text:span text:style-name="T63">거래</text:span></text:p></draw:text-box></draw:frame><draw:polygon draw:style-name="gr2" svg:width="0.243cm" svg:height="0.161cm" svg:x="5.037cm" svg:y="0.737cm" svg:viewBox="0 0 244 162" draw:points="244,81 0,162 0,0"><text:p/></draw:polygon><draw:line draw:style-name="gr3" svg:x1="4.265cm" svg:y1="0.818cm" svg:x2="5.087cm" svg:y2="0.818cm"><text:p/></draw:line><draw:frame draw:style-name="gr16" draw:text-style-name="P63" svg:width="0.216cm" svg:height="0.295cm" svg:x="7.616cm" svg:y="1.312cm"><draw:text-box><text:p text:style-name="P62"><text:span text:style-name="T62">...</text:span></text:p></draw:text-box></draw:frame></draw:g></text:p>
      <text:p text:style-name="P7"/>
      <text:p text:style-name="P20"><text:span text:style-name="T38">작업증명은 다수결(majority decision making)의 대표성 문제도 해결한다. IP주소당 1표에 기반한 다수 조건이라면 누구든지 많은 IP를 할당할 수 있는 이에 의해 장악될(subverted) 수 있다. 작업증명은 기본적으로 CPU당 1표다. 다수의사는 최다 작업증명 동작이 투입된 가장 긴 사슬로 대표된다. 만일 다수 CPU 파워가 정직한 노드에 의해 통제된다면, 가장 정직한 사슬이 가장 빠르게 늘어나 다른 경쟁 사슬을 압도(outpace)할 것이다. 과거 블록을 변경하려면 공격자는 그 블록과 그 뒤를 잇는 모든 블록의 작업증명을 재수행해야 하고 그러면서 가장 정직한 노드들의 작업을 따라잡아 앞질러야 한다. 뒤에서 우리는 이어지는 블록이 추가될수록 더 느린 공격자가 따라잡을 확률이 지수적으로 감소함을 보이겠다.</text:span> <text:s/></text:p>
      <text:p text:style-name="P33">시간이 지날수록 노드를 구동하는 하드웨어의 속도 증가와 변화하는 관여도(interest)를 보상하기 위해, 작업증명 난도(difficulty)는 시간당 평균 블록 수에 따른 평균 목표치를 조정해 결정된다. 그것들(블록)이 너무 빨리 생성되면 난도가 증가한다.</text:p>
      <text:h text:style-name="P47" text:outline-level="2"><text:span text:style-name="T14">5</text:span><text:span text:style-name="T13">. <text:s text:c="3"/></text:span><text:span text:style-name="T18">네트워크</text:span></text:h>
      <text:p text:style-name="P20"><text:span text:style-name="T38">네트워크를 실행하는 단계는 다음과 같다:</text:span> </text:p>
      <text:p text:style-name="P21"/>
      <text:list xml:id="list33770252" text:style-name="Numbering_20_1">
        <text:list-item>
          <text:p text:style-name="P56">새로운 거래가 모든 노드에 브로드캐스트된다.</text:p>
        </text:list-item>
        <text:list-item>
          <text:p text:style-name="P57">각 노드가 새로운 거래를 블록에 수집한다.</text:p>
        </text:list-item>
        <text:list-item>
          <text:p text:style-name="P57">각 노드가 그 블록에 맞는 난도의 작업증명<text:span text:style-name="T33">을</text:span> 찾<text:span text:style-name="T22">아</text:span> 나선다.</text:p>
        </text:list-item>
        <text:list-item>
          <text:p text:style-name="P57">노드가 작업증명을 찾은 시점에, <text:span text:style-name="T22">거기서</text:span> 모든 노드<text:span text:style-name="T22">로</text:span> 그 블록을 브로드캐스트한다.</text:p>
        </text:list-item>
        <text:list-item>
          <text:p text:style-name="P57">노드는 모든 거래가 유효하며 아직 지불되지 않았다는 조건에 맞을 경우에만 그 블록을 승인한다.</text:p>
        </text:list-item>
        <text:list-item>
          <text:p text:style-name="P58"><text:span text:style-name="T38">노드는 블록 승인을 표현하기 위해 먼젓번 해시로 승인된 블록의 해시를 사용해 사슬 안에 다음 블록을 생성한다.</text:span> <text:s/></text:p>
        </text:list-item>
      </text:list>
      <text:p text:style-name="P21"/>
      <text:p text:style-name="P33">노드는 항상 가장 긴 사슬을 정확한 것으로 간주하고 그걸 잇는 작업을 지속한다. 만일 두 노드가 동시에 다음 블록의 <text:span text:style-name="T22">서로 다른</text:span> 버전을 브로드캐스트하면, 어떤 노드는 그 중 하나 또는 다른 것을 먼저 받을 수 있다. 이 경우 그들이 먼저 받은 것을 작업하지만, 다른 <text:span text:style-name="T24">브랜치</text:span>도 저장해 그게 더 길어질 경우에 대비한다. 이 동<text:span text:style-name="T22">수</text:span>(tie)<text:span text:style-name="T22">는</text:span> 다음 작업증명이 발견되면서 깨지고 <text:span text:style-name="T22">한쪽</text:span> <text:span text:style-name="T22">브랜치</text:span>가 더 길어<text:span text:style-name="T22">진다.</text:span> 다른 <text:span text:style-name="T22">브랜치를</text:span> 작업하던 노드는 그 <text:span text:style-name="T22">뒤 </text:span>더 긴 <text:span text:style-name="T22">브랜치</text:span>로 전환한다.</text:p>
      <text:p text:style-name="P21"><text:soft-page-break/></text:p>
      <text:p text:style-name="P21"/>
      <text:p text:style-name="P33">새로운 거래 브로드캐스트가 반드시 모든 노드에 도달할 필요는 없다. 브로드캐스트는 많은 노드에 도달하는<text:span text:style-name="T22">대로</text:span> 곧 한 블록 안에 들어간다. 블록 브로드캐스트는 또한 메시지 <text:span text:style-name="T22">누락</text:span>에 내성을 갖는다. 만일 노드가 블록을 받지 못하면 그는 다음 블록을 받을 때 누락된 것을 알아차리고 그걸 요청한다.</text:p>
      <text:h text:style-name="P48" text:outline-level="2"><text:span text:style-name="T15">6</text:span><text:span text:style-name="T13">. <text:s text:c="3"/></text:span><text:span text:style-name="T18">인센티브</text:span></text:h>
      <text:p text:style-name="P22"><text:span text:style-name="T38">관례상 블록 안의 첫 거래는 블록을 만든 이의 몫이 될 새 화폐로 시작하는 특별한 거래다. 이는 화폐를 발행하는 중앙기관 없이, 노드가 네트워크를 지원할 인센티브를 더해 주며 초기에 발행한 화폐를 유통할 방법을 제공한다. 새 화폐</text:span><text:span text:style-name="T31">를</text:span><text:span text:style-name="T38"> 일정량 꾸준히 추가하는 것은 금 채굴자가 유통하는 금을 추가하기 위해 자원을 소비하는 것과 유사하다. 우리의 경우 소비되는 것은 CPU 시간과 전기다.</text:span> <text:s/></text:p>
      <text:p text:style-name="P35"><text:span text:style-name="T38">이 인센티브는 또 거래 수수료(transaction fees) 재원이 될 수 있다. 만일 거래에서 도출된 가치가 투입된 가치보다 작다면, 그 차이가 거래를 포함한 블록의 인센티브 가치에 더해질 거래 수수료다. 한 번 선결된 화폐 수가 유통되면, 이 인센티브는 모두 거래 수수료로 전환돼 인플레이션에서 완전히 자유로워질 수 있다.</text:span> <text:s/></text:p>
      <text:p text:style-name="P33">이 인센티브<text:span text:style-name="T22">는</text:span> 노드<text:span text:style-name="T22">가</text:span> 계속 정직하<text:span text:style-name="T22">게</text:span> <text:span text:style-name="T22">행동하길 </text:span>유도하는 데 도움을 줄 수 있다. 만일 탐욕스러운 공격자가 모든 정직한 노드보다 더 많은 CPU 파워를 모을 수 있다면, 그는 그걸 자신의 결제를 도로 훔쳐 사람들을 속이는 데 쓰는 것, 또는 새로운 화폐를 만들어내는 데 쓰는 것 사이에서 선택해야 한다. 그는 규칙대로 움직이는 게 더 이득임을 알게 돼 있는데, 규칙은 그에게 다른 모두의 몫을 합친 것보다, 시스템과 그가 보유한 부의 유효성을 해치는 것보다 더 많은 새 화폐를 베푼다.</text:p>
      <text:h text:style-name="P48" text:outline-level="2"><text:span text:style-name="T15">7</text:span><text:span text:style-name="T13">. <text:s text:c="3"/></text:span><text:span text:style-name="T18">디스크 공간 회수</text:span></text:h>
      <text:p text:style-name="P19">화폐 안의 최종 거래가 충분한 블록에 묻히면, 그 전에 지불된 거래는 디스크 공간을 절약하기 위해 폐기될 수 있다. <text:span text:style-name="T40">블록의 해시를 깨지 않고 이걸 촉진하기 위해, 거래는 머클트리(Merkle Tree)[7][2][5]로 해시되며, 그 루트(root)만 블록의 해시 안에 포함된다. 그러면 오래된 블록은 트리의 </text:span><text:span text:style-name="T25">분기</text:span><text:span text:style-name="T40">를 쳐냄으로써 작아질 수 있다. 내부 해시는 저장될 필요가 없다.</text:span></text:p>
      <text:p text:style-name="P9"/>
      <text:p text:style-name="P11"><draw:g text:anchor-type="as-char" draw:z-index="11" draw:style-name="gr60"><draw:polygon draw:style-name="gr88" draw:text-style-name="P66" svg:width="4.825cm" svg:height="5.234cm" svg:x="5.64cm" svg:y="-0.001cm" svg:viewBox="0 0 4826 5235" draw:points="2413,5235 0,5235 0,0 4826,0 4826,5235"><text:p/></draw:polygon><draw:polygon draw:style-name="gr89" draw:text-style-name="P66" svg:width="4.86cm" svg:height="5.234cm" svg:x="-0.001cm" svg:y="-0.001cm" svg:viewBox="0 0 4861 5235" draw:points="2430,5235 0,5235 0,0 4861,0 4861,5235"><text:p/></draw:polygon><draw:frame draw:style-name="gr90" draw:text-style-name="P73" svg:width="0.491cm" svg:height="0.287cm" svg:x="5.835cm" svg:y="0.116cm"><draw:text-box><text:p text:style-name="P71"><text:span text:style-name="T78">블록</text:span></text:p></draw:text-box></draw:frame><draw:polygon draw:style-name="gr91" draw:text-style-name="P66" svg:width="3.499cm" svg:height="1.745cm" svg:x="0.972cm" svg:y="0.193cm" svg:viewBox="0 0 3500 1746" draw:points="1750,1746 0,1746 0,0 3500,0 3500,1746"><text:p/></draw:polygon><draw:frame draw:style-name="gr92" draw:text-style-name="P73" svg:width="0.491cm" svg:height="0.287cm" svg:x="0.182cm" svg:y="0.116cm"><draw:text-box><text:p text:style-name="P71"><text:span text:style-name="T78">블록</text:span></text:p></draw:text-box></draw:frame><draw:polygon draw:style-name="gr93" draw:text-style-name="P66" svg:width="1.554cm" svg:height="0.387cm" svg:x="1.361cm" svg:y="0.773cm" svg:viewBox="0 0 1555 388" draw:points="776,388 0,388 0,0 1555,0 1555,388"><text:p/></draw:polygon><draw:polygon draw:style-name="gr94" draw:text-style-name="P66" svg:width="1.554cm" svg:height="0.387cm" svg:x="1.361cm" svg:y="0.773cm" svg:viewBox="0 0 1555 388" draw:points="776,388 0,388 0,0 1555,0 1555,388"><text:p/></draw:polygon><draw:frame draw:style-name="gr95" draw:text-style-name="P74" svg:width="2.858cm" svg:height="0.283cm" svg:x="1.152cm" svg:y="0.318cm"><draw:text-box><text:p text:style-name="P71"><text:span text:style-name="T79">블록 헤더</text:span><text:span text:style-name="T79">(</text:span><text:span text:style-name="T79">블록 해시</text:span><text:span text:style-name="T79">)</text:span></text:p></draw:text-box></draw:frame><draw:polygon draw:style-name="gr96" draw:text-style-name="P66" svg:width="1.167cm" svg:height="0.387cm" svg:x="3.11cm" svg:y="0.773cm" svg:viewBox="0 0 1168 388" draw:points="582,388 0,388 0,0 1168,0 1168,388"><text:p/></draw:polygon><draw:polygon draw:style-name="gr97" draw:text-style-name="P66" svg:width="1.167cm" svg:height="0.387cm" svg:x="3.11cm" svg:y="0.773cm" svg:viewBox="0 0 1168 388" draw:points="582,388 0,388 0,0 1168,0 1168,388"><text:p/></draw:polygon><draw:frame draw:style-name="gr98" draw:text-style-name="P75" svg:width="1.13cm" svg:height="0.249cm" svg:x="1.579cm" svg:y="0.845cm"><draw:text-box><text:p text:style-name="P71"><text:span text:style-name="T80">앞블록 해시</text:span></text:p></draw:text-box></draw:frame><draw:polygon draw:style-name="gr99" draw:text-style-name="P66" svg:width="1.164cm" svg:height="0.387cm" svg:x="0.778cm" svg:y="2.52cm" svg:viewBox="0 0 1165 388" draw:points="583,388 0,388 0,0 1165,0 1165,388"><text:p/></draw:polygon><draw:polygon draw:style-name="gr100" draw:text-style-name="P66" svg:width="1.164cm" svg:height="0.387cm" svg:x="0.778cm" svg:y="2.52cm" svg:viewBox="0 0 1165 388" draw:points="583,388 0,388 0,0 1165,0 1165,388"><text:p/></draw:polygon><draw:frame draw:style-name="gr101" draw:text-style-name="P75" svg:width="0.639cm" svg:height="0.249cm" svg:x="3.378cm" svg:y="0.845cm"><draw:text-box><text:p text:style-name="P71"><text:span text:style-name="T80">임시값</text:span></text:p></draw:text-box></draw:frame><draw:polygon draw:style-name="gr102" draw:text-style-name="P66" svg:width="0.779cm" svg:height="0.387cm" svg:x="0.387cm" svg:y="3.682cm" svg:viewBox="0 0 780 388" draw:points="391,388 0,388 0,0 780,0 780,388"><text:p/></draw:polygon><draw:polygon draw:style-name="gr103" draw:text-style-name="P66" svg:width="0.779cm" svg:height="0.387cm" svg:x="0.387cm" svg:y="3.682cm" svg:viewBox="0 0 780 388" draw:points="391,388 0,388 0,0 780,0 780,388"><text:p/></draw:polygon><draw:frame draw:style-name="gr104" draw:text-style-name="P76" svg:width="0.708cm" svg:height="0.248cm" svg:x="1.03cm" svg:y="2.602cm"><draw:text-box><text:p text:style-name="P71"><text:span text:style-name="T81">해시</text:span><text:span text:style-name="T81">01</text:span></text:p></draw:text-box></draw:frame><draw:polygon draw:style-name="gr105" draw:text-style-name="P66" svg:width="0.778cm" svg:height="0.387cm" svg:x="1.555cm" svg:y="3.682cm" svg:viewBox="0 0 779 388" draw:points="388,388 0,388 0,0 779,0 779,388"><text:p/></draw:polygon><draw:polygon draw:style-name="gr106" draw:text-style-name="P66" svg:width="0.778cm" svg:height="0.387cm" svg:x="1.555cm" svg:y="3.682cm" svg:viewBox="0 0 779 388" draw:points="388,388 0,388 0,0 779,0 779,388"><text:p/></draw:polygon><draw:frame draw:style-name="gr107" draw:text-style-name="P76" svg:width="0.696cm" svg:height="0.248cm" svg:x="0.427cm" svg:y="3.752cm"><draw:text-box><text:p text:style-name="P71"><text:span text:style-name="T81"><text:s/></text:span><text:span text:style-name="T81">해시</text:span><text:span text:style-name="T81">0</text:span></text:p></draw:text-box></draw:frame><draw:polygon draw:style-name="gr108" draw:text-style-name="P66" svg:width="0.775cm" svg:height="0.387cm" svg:x="2.722cm" svg:y="3.682cm" svg:viewBox="0 0 776 388" draw:points="388,388 0,388 0,0 776,0 776,388"><text:p/></draw:polygon><draw:polygon draw:style-name="gr109" draw:text-style-name="P66" svg:width="0.775cm" svg:height="0.387cm" svg:x="2.722cm" svg:y="3.682cm" svg:viewBox="0 0 776 388" draw:points="388,388 0,388 0,0 776,0 776,388"><text:p/></draw:polygon><draw:frame draw:style-name="gr110" draw:text-style-name="P76" svg:width="0.696cm" svg:height="0.248cm" svg:x="1.6cm" svg:y="3.752cm"><draw:text-box><text:p text:style-name="P71"><text:span text:style-name="T81"><text:s/></text:span><text:span text:style-name="T81">해시</text:span><text:span text:style-name="T81">1</text:span></text:p></draw:text-box></draw:frame><draw:polygon draw:style-name="gr111" draw:text-style-name="P66" svg:width="0.775cm" svg:height="0.387cm" svg:x="3.889cm" svg:y="3.682cm" svg:viewBox="0 0 776 388" draw:points="388,388 0,388 0,0 776,0 776,388"><text:p/></draw:polygon><draw:polygon draw:style-name="gr112" draw:text-style-name="P66" svg:width="0.775cm" svg:height="0.387cm" svg:x="3.889cm" svg:y="3.682cm" svg:viewBox="0 0 776 388" draw:points="388,388 0,388 0,0 776,0 776,388"><text:p/></draw:polygon><draw:frame draw:style-name="gr113" draw:text-style-name="P76" svg:width="0.696cm" svg:height="0.248cm" svg:x="2.752cm" svg:y="3.752cm"><draw:text-box><text:p text:style-name="P71"><text:span text:style-name="T81"><text:s/></text:span><text:span text:style-name="T81">해시</text:span><text:span text:style-name="T81">2</text:span></text:p></draw:text-box></draw:frame><draw:polygon draw:style-name="gr114" draw:text-style-name="P66" svg:width="1.167cm" svg:height="0.387cm" svg:x="3.11cm" svg:y="2.52cm" svg:viewBox="0 0 1168 388" draw:points="582,388 0,388 0,0 1168,0 1168,388"><text:p/></draw:polygon><draw:polygon draw:style-name="gr115" draw:text-style-name="P66" svg:width="1.167cm" svg:height="0.387cm" svg:x="3.11cm" svg:y="2.52cm" svg:viewBox="0 0 1168 388" draw:points="582,388 0,388 0,0 1168,0 1168,388"><text:p/></draw:polygon><draw:frame draw:style-name="gr116" draw:text-style-name="P76" svg:width="0.696cm" svg:height="0.248cm" svg:x="3.93cm" svg:y="3.752cm"><draw:text-box><text:p text:style-name="P71"><text:span text:style-name="T81"><text:s/></text:span><text:span text:style-name="T81">해시</text:span><text:span text:style-name="T81">3</text:span></text:p></draw:text-box></draw:frame><draw:polygon draw:style-name="gr117" draw:text-style-name="P66" svg:width="0.172cm" svg:height="0.239cm" svg:x="0.994cm" svg:y="2.908cm" svg:viewBox="0 0 173 240" draw:points="173,0 137,240 0,173"><text:p/></draw:polygon><draw:line draw:style-name="gr118" draw:text-style-name="P66" svg:x1="0.778cm" svg:y1="3.679cm" svg:x2="1.082cm" svg:y2="3.072cm"><text:p/></draw:line><draw:polygon draw:style-name="gr119" draw:text-style-name="P66" svg:width="0.171cm" svg:height="0.239cm" svg:x="1.555cm" svg:y="2.908cm" svg:viewBox="0 0 172 240" draw:points="0,0 172,173 35,240"><text:p/></draw:polygon><draw:line draw:style-name="gr120" draw:text-style-name="P66" svg:x1="1.943cm" svg:y1="3.679cm" svg:x2="1.639cm" svg:y2="3.072cm"><text:p/></draw:line><draw:polygon draw:style-name="gr121" draw:text-style-name="P66" svg:width="0.171cm" svg:height="0.239cm" svg:x="3.326cm" svg:y="2.908cm" svg:viewBox="0 0 172 240" draw:points="172,0 141,240 0,173"><text:p/></draw:polygon><draw:line draw:style-name="gr122" draw:text-style-name="P66" svg:x1="3.11cm" svg:y1="3.679cm" svg:x2="3.417cm" svg:y2="3.072cm"><text:p/></draw:line><draw:polygon draw:style-name="gr123" draw:text-style-name="P66" svg:width="0.172cm" svg:height="0.239cm" svg:x="3.889cm" svg:y="2.908cm" svg:viewBox="0 0 173 240" draw:points="0,0 173,173 32,240"><text:p/></draw:polygon><draw:polygon draw:style-name="gr124" draw:text-style-name="P66" svg:width="0.172cm" svg:height="0.239cm" svg:x="3.889cm" svg:y="2.908cm" svg:viewBox="0 0 173 240" draw:points="0,0 173,173 32,240"><text:p/></draw:polygon><draw:line draw:style-name="gr125" draw:text-style-name="P66" svg:x1="4.278cm" svg:y1="3.679cm" svg:x2="3.971cm" svg:y2="3.072cm"><text:p/></draw:line><draw:polygon draw:style-name="gr126" draw:text-style-name="P66" svg:width="1.554cm" svg:height="0.387cm" svg:x="1.749cm" svg:y="1.354cm" svg:viewBox="0 0 1555 388" draw:points="779,388 0,388 0,0 1555,0 1555,388"><text:p/></draw:polygon><draw:polygon draw:style-name="gr127" draw:text-style-name="P66" svg:width="1.554cm" svg:height="0.387cm" svg:x="1.749cm" svg:y="1.354cm" svg:viewBox="0 0 1555 388" draw:points="779,388 0,388 0,0 1555,0 1555,388"><text:p/></draw:polygon><draw:frame draw:style-name="gr128" draw:text-style-name="P76" svg:width="0.71cm" svg:height="0.248cm" svg:x="3.357cm" svg:y="2.602cm"><draw:text-box><text:p text:style-name="P71"><text:span text:style-name="T81">해시</text:span><text:span text:style-name="T81">23</text:span></text:p></draw:text-box></draw:frame><draw:polygon draw:style-name="gr129" draw:text-style-name="P66" svg:width="0.2cm" svg:height="0.232cm" svg:x="1.936cm" svg:y="1.742cm" svg:viewBox="0 0 201 233" draw:points="201,0 127,233 0,138"><text:p/></draw:polygon><draw:line draw:style-name="gr130" draw:text-style-name="P66" svg:x1="1.555cm" svg:y1="2.52cm" svg:x2="2.027cm" svg:y2="1.892cm"><text:p/></draw:line><draw:polygon draw:style-name="gr131" draw:text-style-name="P66" svg:width="0.2cm" svg:height="0.232cm" svg:x="2.916cm" svg:y="1.742cm" svg:viewBox="0 0 201 233" draw:points="0,0 201,138 78,233"><text:p/></draw:polygon><draw:line draw:style-name="gr132" draw:text-style-name="P66" svg:x1="3.498cm" svg:y1="2.52cm" svg:x2="3.029cm" svg:y2="1.892cm"><text:p/></draw:line><draw:polygon draw:style-name="gr133" draw:text-style-name="P66" svg:width="1.166cm" svg:height="0.387cm" svg:x="6.381cm" svg:y="2.52cm" svg:viewBox="0 0 1167 388" draw:points="585,388 0,388 0,0 1167,0 1167,388"><text:p/></draw:polygon><draw:polygon draw:style-name="gr134" draw:text-style-name="P66" svg:width="1.166cm" svg:height="0.387cm" svg:x="6.381cm" svg:y="2.52cm" svg:viewBox="0 0 1167 388" draw:points="585,388 0,388 0,0 1167,0 1167,388"><text:p/></draw:polygon><draw:frame draw:style-name="gr135" draw:text-style-name="P75" svg:width="1.02cm" svg:height="0.249cm" svg:x="2.067cm" svg:y="1.431cm"><draw:text-box><text:p text:style-name="P71"><text:span text:style-name="T80">루트 해시</text:span></text:p></draw:text-box></draw:frame><draw:polygon draw:style-name="gr136" draw:text-style-name="P66" svg:width="0.775cm" svg:height="0.387cm" svg:x="8.363cm" svg:y="3.682cm" svg:viewBox="0 0 776 388" draw:points="388,388 0,388 0,0 776,0 776,388"><text:p/></draw:polygon><draw:polygon draw:style-name="gr137" draw:text-style-name="P66" svg:width="0.775cm" svg:height="0.387cm" svg:x="8.363cm" svg:y="3.682cm" svg:viewBox="0 0 776 388" draw:points="388,388 0,388 0,0 776,0 776,388"><text:p/></draw:polygon><draw:frame draw:style-name="gr138" draw:text-style-name="P76" svg:width="0.708cm" svg:height="0.248cm" svg:x="6.643cm" svg:y="2.602cm"><draw:text-box><text:p text:style-name="P71"><text:span text:style-name="T81">해시</text:span><text:span text:style-name="T81">01</text:span></text:p></draw:text-box></draw:frame><draw:polygon draw:style-name="gr139" draw:text-style-name="P66" svg:width="0.779cm" svg:height="0.387cm" svg:x="9.527cm" svg:y="4.649cm" svg:viewBox="0 0 780 388" draw:points="392,388 0,388 0,0 780,0 780,388"><text:p/></draw:polygon><draw:polygon draw:style-name="gr140" draw:text-style-name="P66" svg:width="0.779cm" svg:height="0.387cm" svg:x="9.527cm" svg:y="4.649cm" svg:viewBox="0 0 780 388" draw:points="392,388 0,388 0,0 780,0 780,388"><text:p/></draw:polygon><draw:frame draw:style-name="gr141" draw:text-style-name="P76" svg:width="0.696cm" svg:height="0.248cm" svg:x="8.407cm" svg:y="3.752cm"><draw:text-box><text:p text:style-name="P71"><text:span text:style-name="T81"><text:s/></text:span><text:span text:style-name="T81">해시</text:span><text:span text:style-name="T81">2</text:span></text:p></draw:text-box></draw:frame><draw:polygon draw:style-name="gr142" draw:text-style-name="P66" svg:width="1.167cm" svg:height="0.387cm" svg:x="8.715cm" svg:y="2.52cm" svg:viewBox="0 0 1168 388" draw:points="582,388 0,388 0,0 1168,0 1168,388"><text:p/></draw:polygon><draw:polygon draw:style-name="gr143" draw:text-style-name="P66" svg:width="1.167cm" svg:height="0.387cm" svg:x="8.715cm" svg:y="2.52cm" svg:viewBox="0 0 1168 388" draw:points="582,388 0,388 0,0 1168,0 1168,388"><text:p/></draw:polygon><draw:frame draw:style-name="gr144" draw:text-style-name="P76" svg:width="0.592cm" svg:height="0.248cm" svg:x="9.645cm" svg:y="4.722cm"><draw:text-box><text:p text:style-name="P71"><text:span text:style-name="T81">거래</text:span><text:span text:style-name="T81">3</text:span></text:p></draw:text-box></draw:frame><draw:polygon draw:style-name="gr145" draw:text-style-name="P66" svg:width="0.172cm" svg:height="0.239cm" svg:x="8.931cm" svg:y="2.908cm" svg:viewBox="0 0 173 240" draw:points="173,0 138,240 0,173"><text:p/></draw:polygon><draw:line draw:style-name="gr146" draw:text-style-name="P66" svg:x1="8.715cm" svg:y1="3.679cm" svg:x2="9.018cm" svg:y2="3.072cm"><text:p/></draw:line><draw:polygon draw:style-name="gr147" draw:text-style-name="P66" svg:width="0.175cm" svg:height="0.239cm" svg:x="9.491cm" svg:y="2.908cm" svg:viewBox="0 0 176 240" draw:points="0,0 176,173 35,240"><text:p/></draw:polygon><draw:line draw:style-name="gr148" draw:text-style-name="P66" svg:x1="9.884cm" svg:y1="3.679cm" svg:x2="9.577cm" svg:y2="3.072cm"><text:p/></draw:line><draw:polygon draw:style-name="gr149" draw:text-style-name="P66" svg:width="3.502cm" svg:height="1.745cm" svg:x="6.61cm" svg:y="0.193cm" svg:viewBox="0 0 3503 1746" draw:points="1753,1746 0,1746 0,0 3503,0 3503,1746"><text:p/></draw:polygon><draw:frame draw:style-name="gr150" draw:text-style-name="P76" svg:width="0.71cm" svg:height="0.248cm" svg:x="8.969cm" svg:y="2.602cm"><draw:text-box><text:p text:style-name="P71"><text:span text:style-name="T81">해시</text:span><text:span text:style-name="T81">23</text:span></text:p></draw:text-box></draw:frame><draw:polygon draw:style-name="gr151" draw:text-style-name="P66" svg:width="1.554cm" svg:height="0.387cm" svg:x="7.39cm" svg:y="1.354cm" svg:viewBox="0 0 1555 388" draw:points="776,388 0,388 0,0 1555,0 1555,388"><text:p/></draw:polygon><draw:polygon draw:style-name="gr152" draw:text-style-name="P66" svg:width="1.554cm" svg:height="0.387cm" svg:x="7.39cm" svg:y="1.354cm" svg:viewBox="0 0 1555 388" draw:points="776,388 0,388 0,0 1555,0 1555,388"><text:p/></draw:polygon><draw:frame draw:style-name="gr153" draw:text-style-name="P74" svg:width="2.855cm" svg:height="0.283cm" svg:x="6.807cm" svg:y="0.318cm"><draw:text-box><text:p text:style-name="P71"><text:span text:style-name="T79">블록 헤더 </text:span><text:span text:style-name="T79">(</text:span><text:span text:style-name="T79">블록 해시</text:span><text:span text:style-name="T79">)</text:span></text:p></draw:text-box></draw:frame><draw:polygon draw:style-name="gr154" draw:text-style-name="P66" svg:width="0.2cm" svg:height="0.232cm" svg:x="7.541cm" svg:y="1.742cm" svg:viewBox="0 0 201 233" draw:points="201,0 124,233 0,138"><text:p/></draw:polygon><draw:line draw:style-name="gr155" draw:text-style-name="P66" svg:x1="7.16cm" svg:y1="2.52cm" svg:x2="7.633cm" svg:y2="1.892cm"><text:p/></draw:line><draw:polygon draw:style-name="gr156" draw:text-style-name="P66" svg:width="0.2cm" svg:height="0.232cm" svg:x="8.521cm" svg:y="1.742cm" svg:viewBox="0 0 201 233" draw:points="0,0 201,138 78,233"><text:p/></draw:polygon><draw:line draw:style-name="gr157" draw:text-style-name="P66" svg:x1="9.104cm" svg:y1="2.52cm" svg:x2="8.631cm" svg:y2="1.892cm"><text:p/></draw:line><draw:frame draw:style-name="gr158" draw:text-style-name="P75" svg:width="1.02cm" svg:height="0.249cm" svg:x="7.722cm" svg:y="1.431cm"><draw:text-box><text:p text:style-name="P71"><text:span text:style-name="T80">루트 해시</text:span></text:p></draw:text-box></draw:frame><draw:frame draw:style-name="gr159" draw:text-style-name="P73" svg:width="3.985cm" svg:height="0.287cm" svg:x="0.383cm" svg:y="5.45cm"><draw:text-box><text:p text:style-name="P71"><text:span text:style-name="T78"><text:s text:c="9"/></text:span><text:span text:style-name="T78">머클트리로 해시된 거래</text:span></text:p></draw:text-box></draw:frame><draw:polygon draw:style-name="gr160" draw:text-style-name="P66" svg:width="1.555cm" svg:height="0.387cm" svg:x="7.001cm" svg:y="0.773cm" svg:viewBox="0 0 1556 388" draw:points="777,388 0,388 0,0 1556,0 1556,388"><text:p/></draw:polygon><draw:polygon draw:style-name="gr161" draw:text-style-name="P66" svg:width="1.555cm" svg:height="0.387cm" svg:x="7.001cm" svg:y="0.773cm" svg:viewBox="0 0 1556 388" draw:points="777,388 0,388 0,0 1556,0 1556,388"><text:p/></draw:polygon><draw:frame draw:style-name="gr162" draw:text-style-name="P73" svg:width="3.823cm" svg:height="0.287cm" svg:x="6.239cm" svg:y="5.45cm"><draw:text-box><text:p text:style-name="P71"><text:span text:style-name="T78">블록의 </text:span><text:span text:style-name="T78">0-2</text:span><text:span text:style-name="T78">번 거래 분기를 쳐낸 뒤</text:span></text:p></draw:text-box></draw:frame><draw:polygon draw:style-name="gr163" draw:text-style-name="P66" svg:width="1.167cm" svg:height="0.387cm" svg:x="8.751cm" svg:y="0.773cm" svg:viewBox="0 0 1168 388" draw:points="582,388 0,388 0,0 1168,0 1168,388"><text:p/></draw:polygon><draw:polygon draw:style-name="gr164" draw:text-style-name="P66" svg:width="1.167cm" svg:height="0.387cm" svg:x="8.751cm" svg:y="0.773cm" svg:viewBox="0 0 1168 388" draw:points="582,388 0,388 0,0 1168,0 1168,388"><text:p/></draw:polygon><draw:frame draw:style-name="gr165" draw:text-style-name="P75" svg:width="1.13cm" svg:height="0.249cm" svg:x="7.211cm" svg:y="0.845cm"><draw:text-box><text:p text:style-name="P71"><text:span text:style-name="T80">앞블록 해시</text:span></text:p></draw:text-box></draw:frame><draw:polygon draw:style-name="gr166" draw:text-style-name="P66" svg:width="0.744cm" svg:height="0.387cm" svg:x="9.527cm" svg:y="3.682cm" svg:viewBox="0 0 745 388" draw:points="374,388 0,388 0,0 745,0 745,388"><text:p/></draw:polygon><draw:polygon draw:style-name="gr167" draw:text-style-name="P66" svg:width="0.744cm" svg:height="0.387cm" svg:x="9.527cm" svg:y="3.682cm" svg:viewBox="0 0 745 388" draw:points="374,388 0,388 0,0 745,0 745,388"><text:p/></draw:polygon><draw:frame draw:style-name="gr168" draw:text-style-name="P75" svg:width="0.639cm" svg:height="0.249cm" svg:x="9.008cm" svg:y="0.845cm"><draw:text-box><text:p text:style-name="P71"><text:span text:style-name="T80">임시값</text:span></text:p></draw:text-box></draw:frame><draw:polygon draw:style-name="gr169" draw:text-style-name="P66" svg:width="0.779cm" svg:height="0.387cm" svg:x="0.387cm" svg:y="4.649cm" svg:viewBox="0 0 780 388" draw:points="391,388 0,388 0,0 780,0 780,388"><text:p/></draw:polygon><draw:polygon draw:style-name="gr170" draw:text-style-name="P66" svg:width="0.779cm" svg:height="0.387cm" svg:x="0.387cm" svg:y="4.649cm" svg:viewBox="0 0 780 388" draw:points="391,388 0,388 0,0 780,0 780,388"><text:p/></draw:polygon><draw:frame draw:style-name="gr171" draw:text-style-name="P76" svg:width="0.696cm" svg:height="0.248cm" svg:x="9.541cm" svg:y="3.752cm"><draw:text-box><text:p text:style-name="P71"><text:span text:style-name="T81"><text:s/></text:span><text:span text:style-name="T81">해시</text:span><text:span text:style-name="T81">3</text:span></text:p></draw:text-box></draw:frame><draw:polygon draw:style-name="gr172" draw:text-style-name="P66" svg:width="0.778cm" svg:height="0.387cm" svg:x="1.555cm" svg:y="4.649cm" svg:viewBox="0 0 779 388" draw:points="388,388 0,388 0,0 779,0 779,388"><text:p/></draw:polygon><draw:polygon draw:style-name="gr173" draw:text-style-name="P66" svg:width="0.778cm" svg:height="0.387cm" svg:x="1.555cm" svg:y="4.649cm" svg:viewBox="0 0 779 388" draw:points="388,388 0,388 0,0 779,0 779,388"><text:p/></draw:polygon><draw:frame draw:style-name="gr174" draw:text-style-name="P76" svg:width="0.592cm" svg:height="0.248cm" svg:x="0.51cm" svg:y="4.722cm"><draw:text-box><text:p text:style-name="P71"><text:span text:style-name="T81">거래</text:span><text:span text:style-name="T81">0</text:span></text:p></draw:text-box></draw:frame><draw:polygon draw:style-name="gr175" draw:text-style-name="P66" svg:width="0.775cm" svg:height="0.387cm" svg:x="2.722cm" svg:y="4.649cm" svg:viewBox="0 0 776 388" draw:points="388,388 0,388 0,0 776,0 776,388"><text:p/></draw:polygon><draw:polygon draw:style-name="gr176" draw:text-style-name="P66" svg:width="0.775cm" svg:height="0.387cm" svg:x="2.722cm" svg:y="4.649cm" svg:viewBox="0 0 776 388" draw:points="388,388 0,388 0,0 776,0 776,388"><text:p/></draw:polygon><draw:frame draw:style-name="gr177" draw:text-style-name="P76" svg:width="0.592cm" svg:height="0.248cm" svg:x="1.667cm" svg:y="4.722cm"><draw:text-box><text:p text:style-name="P71"><text:span text:style-name="T81">거래</text:span><text:span text:style-name="T81">1</text:span></text:p></draw:text-box></draw:frame><draw:polygon draw:style-name="gr178" draw:text-style-name="P66" svg:width="0.775cm" svg:height="0.387cm" svg:x="3.889cm" svg:y="4.649cm" svg:viewBox="0 0 776 388" draw:points="388,388 0,388 0,0 776,0 776,388"><text:p/></draw:polygon><draw:polygon draw:style-name="gr179" draw:text-style-name="P66" svg:width="0.775cm" svg:height="0.387cm" svg:x="3.889cm" svg:y="4.649cm" svg:viewBox="0 0 776 388" draw:points="388,388 0,388 0,0 776,0 776,388"><text:p/></draw:polygon><draw:frame draw:style-name="gr180" draw:text-style-name="P76" svg:width="0.592cm" svg:height="0.248cm" svg:x="2.84cm" svg:y="4.722cm"><draw:text-box><text:p text:style-name="P71"><text:span text:style-name="T81">거래</text:span><text:span text:style-name="T81">2</text:span></text:p></draw:text-box></draw:frame><draw:polygon draw:style-name="gr181" draw:text-style-name="P66" svg:width="0.154cm" svg:height="0.232cm" svg:x="0.701cm" svg:y="4.068cm" svg:viewBox="0 0 155 233" draw:points="77,0 155,233 0,233"><text:p/></draw:polygon><draw:line draw:style-name="gr182" draw:text-style-name="P66" svg:x1="0.778cm" svg:y1="4.652cm" svg:x2="0.778cm" svg:y2="4.257cm"><text:p/></draw:line><draw:polygon draw:style-name="gr183" draw:text-style-name="P66" svg:width="0.154cm" svg:height="0.232cm" svg:x="1.864cm" svg:y="4.068cm" svg:viewBox="0 0 155 233" draw:points="78,0 155,233 0,233"><text:p/></draw:polygon><draw:line draw:style-name="gr184" draw:text-style-name="P66" svg:x1="1.943cm" svg:y1="4.652cm" svg:x2="1.943cm" svg:y2="4.257cm"><text:p/></draw:line><draw:polygon draw:style-name="gr185" draw:text-style-name="P66" svg:width="0.154cm" svg:height="0.232cm" svg:x="3.033cm" svg:y="4.068cm" svg:viewBox="0 0 155 233" draw:points="77,0 155,233 0,233"><text:p/></draw:polygon><draw:line draw:style-name="gr186" draw:text-style-name="P66" svg:x1="3.11cm" svg:y1="4.652cm" svg:x2="3.11cm" svg:y2="4.257cm"><text:p/></draw:line><draw:polygon draw:style-name="gr187" draw:text-style-name="P66" svg:width="0.155cm" svg:height="0.232cm" svg:x="4.2cm" svg:y="4.068cm" svg:viewBox="0 0 156 233" draw:points="78,0 156,233 0,233"><text:p/></draw:polygon><draw:line draw:style-name="gr188" draw:text-style-name="P66" svg:x1="4.277cm" svg:y1="4.652cm" svg:x2="4.277cm" svg:y2="4.257cm"><text:p/></draw:line><draw:polygon draw:style-name="gr189" draw:text-style-name="P66" svg:width="0.155cm" svg:height="0.232cm" svg:x="9.841cm" svg:y="4.068cm" svg:viewBox="0 0 156 233" draw:points="78,0 156,233 0,233"><text:p/></draw:polygon><draw:line draw:style-name="gr190" draw:text-style-name="P66" svg:x1="9.918cm" svg:y1="4.652cm" svg:x2="9.918cm" svg:y2="4.257cm"><text:p/></draw:line><draw:frame draw:style-name="gr191" draw:text-style-name="P76" svg:width="0.592cm" svg:height="0.248cm" svg:x="3.993cm" svg:y="4.722cm"><draw:text-box><text:p text:style-name="P71"><text:span text:style-name="T81">거래</text:span><text:span text:style-name="T81">3</text:span></text:p></draw:text-box></draw:frame></draw:g></text:p>
      <text:p text:style-name="P9"/>
      <text:p text:style-name="P33">거래가 없는 블록 헤더는 약 80바이트가 된다. 블록이 10분마다 만들어진다고 가정하면, 80바이트 * 6 * 24 * 365 = 연간 4.2MB다. 2008년부터 통상적으로 판매되는 RAM 2GB짜리 컴퓨터 시스템, 그리고 현재 연간 1.2GB씩 성장을 예측하는 무어의 법칙으로 보면, 만일 블록 헤더가 메모리에 보존돼야 한다더라도 저장공간은 문제가 되지 않는다.</text:p>
      <text:h text:style-name="P49" text:outline-level="2"><text:soft-page-break/><text:span text:style-name="T16">8</text:span><text:span text:style-name="T13">. <text:s text:c="3"/></text:span><text:span text:style-name="T18">간소화한 결제 검증</text:span></text:h>
      <text:p text:style-name="P18">결제 검증은 전체 네트워크 노드를 구동하지 않고도 가능하다. 사용자는 그가 <text:span text:style-name="T22">최장 작업증명 </text:span>사슬을 가졌다고 확신할 때까지 네트워크 노드를 조회<text:span text:style-name="T22">해</text:span>, <text:span text:style-name="T22">얻을 수 있는 가장 긴 사슬의 블록 헤더 사본을 유지하면서, 해당 거래를 타임스탬프가 찍힌 블록에 연결한 머클 분기를 얻기만 하면 된다. </text:span>그는 자신의 거래를 검사할 수는 없지만 그걸 사슬 <text:span text:style-name="T22">내 장소에</text:span> 연결함으로써, 네트워크 노드가 그걸 받아들인 것과, 이후 그게 받아들여졌음을 확인한 뒤 추가된 블록을 볼 수 있다.</text:p>
      <text:p text:style-name="P9"/>
      <text:p text:style-name="P11"><draw:g text:anchor-type="as-char" draw:z-index="12" draw:style-name="gr60"><draw:polygon draw:style-name="gr192" draw:text-style-name="P66" svg:width="1.202cm" svg:height="0.401cm" svg:x="4.424cm" svg:y="2.903cm" svg:viewBox="0 0 1203 402" draw:points="603,402 0,402 0,0 1203,0 1203,402"><text:p/></draw:polygon><draw:polygon draw:style-name="gr193" draw:text-style-name="P66" svg:width="1.202cm" svg:height="0.401cm" svg:x="4.424cm" svg:y="2.903cm" svg:viewBox="0 0 1203 402" draw:points="603,402 0,402 0,0 1203,0 1203,402"><text:p/></draw:polygon><draw:polygon draw:style-name="gr194" draw:text-style-name="P66" svg:width="1.001cm" svg:height="0.401cm" svg:x="6.23cm" svg:y="4.107cm" svg:viewBox="0 0 1002 402" draw:points="501,402 0,402 0,0 1002,0 1002,402"><text:p/></draw:polygon><draw:polygon draw:style-name="gr195" draw:text-style-name="P66" svg:width="1.001cm" svg:height="0.401cm" svg:x="6.23cm" svg:y="4.107cm" svg:viewBox="0 0 1002 402" draw:points="501,402 0,402 0,0 1002,0 1002,402"><text:p/></draw:polygon><draw:frame draw:style-name="gr196" draw:text-style-name="P76" svg:width="0.727cm" svg:height="0.251cm" svg:x="4.697cm" svg:y="2.985cm"><draw:text-box><text:p text:style-name="P71"><text:span text:style-name="T81">해시</text:span><text:span text:style-name="T81">01</text:span></text:p></draw:text-box></draw:frame><draw:polygon draw:style-name="gr197" draw:text-style-name="P66" svg:width="1.005cm" svg:height="0.401cm" svg:x="7.63cm" svg:y="4.107cm" svg:viewBox="0 0 1006 402" draw:points="505,402 0,402 0,0 1006,0 1006,402"><text:p/></draw:polygon><draw:polygon draw:style-name="gr198" draw:text-style-name="P66" svg:width="1.005cm" svg:height="0.401cm" svg:x="7.63cm" svg:y="4.107cm" svg:viewBox="0 0 1006 402" draw:points="505,402 0,402 0,0 1006,0 1006,402"><text:p/></draw:polygon><draw:frame draw:style-name="gr199" draw:text-style-name="P76" svg:width="0.592cm" svg:height="0.251cm" svg:x="6.472cm" svg:y="4.198cm"><draw:text-box><text:p text:style-name="P71"><text:span text:style-name="T81">해시</text:span><text:span text:style-name="T81">2</text:span></text:p></draw:text-box></draw:frame><draw:polygon draw:style-name="gr200" draw:text-style-name="P66" svg:width="1.202cm" svg:height="0.401cm" svg:x="6.83cm" svg:y="2.903cm" svg:viewBox="0 0 1203 402" draw:points="603,402 0,402 0,0 1203,0 1203,402"><text:p/></draw:polygon><draw:polygon draw:style-name="gr201" draw:text-style-name="P66" svg:width="1.202cm" svg:height="0.401cm" svg:x="6.83cm" svg:y="2.903cm" svg:viewBox="0 0 1203 402" draw:points="603,402 0,402 0,0 1203,0 1203,402"><text:p/></draw:polygon><draw:frame draw:style-name="gr202" draw:text-style-name="P76" svg:width="0.592cm" svg:height="0.251cm" svg:x="7.872cm" svg:y="4.198cm"><draw:text-box><text:p text:style-name="P71"><text:span text:style-name="T81">해시</text:span><text:span text:style-name="T81">3</text:span></text:p></draw:text-box></draw:frame><draw:polygon draw:style-name="gr203" draw:text-style-name="P66" svg:width="0.179cm" svg:height="0.25cm" svg:x="7.052cm" svg:y="3.307cm" svg:viewBox="0 0 180 251" draw:points="180,0 145,251 0,180"><text:p/></draw:polygon><draw:line draw:style-name="gr204" draw:text-style-name="P66" svg:x1="6.83cm" svg:y1="4.106cm" svg:x2="7.144cm" svg:y2="3.478cm"><text:p/></draw:line><draw:polygon draw:style-name="gr205" draw:text-style-name="P66" svg:width="0.179cm" svg:height="0.25cm" svg:x="7.63cm" svg:y="3.307cm" svg:viewBox="0 0 180 251" draw:points="0,0 180,180 39,251"><text:p/></draw:polygon><draw:line draw:style-name="gr206" draw:text-style-name="P66" svg:x1="8.033cm" svg:y1="4.106cm" svg:x2="7.719cm" svg:y2="3.478cm"><text:p/></draw:line><draw:polygon draw:style-name="gr207" draw:text-style-name="P66" svg:width="3.608cm" svg:height="1.805cm" svg:x="4.625cm" svg:y="0.497cm" svg:viewBox="0 0 3609 1806" draw:points="1803,1806 0,1806 0,0 3609,0 3609,1806"><text:p/></draw:polygon><draw:frame draw:style-name="gr208" draw:text-style-name="P76" svg:width="0.727cm" svg:height="0.251cm" svg:x="7.1cm" svg:y="2.985cm"><draw:text-box><text:p text:style-name="P71"><text:span text:style-name="T81">해시</text:span><text:span text:style-name="T81">23</text:span></text:p></draw:text-box></draw:frame><draw:polygon draw:style-name="gr209" draw:text-style-name="P66" svg:width="1.604cm" svg:height="0.401cm" svg:x="5.39cm" svg:y="1.7cm" svg:viewBox="0 0 1605 402" draw:points="801,402 0,402 0,0 1605,0 1605,402"><text:p/></draw:polygon><draw:polygon draw:style-name="gr210" draw:text-style-name="P66" svg:width="1.604cm" svg:height="0.401cm" svg:x="5.39cm" svg:y="1.7cm" svg:viewBox="0 0 1605 402" draw:points="801,402 0,402 0,0 1605,0 1605,402"><text:p/></draw:polygon><draw:frame draw:style-name="gr211" draw:text-style-name="P73" svg:width="1.43cm" svg:height="0.295cm" svg:x="4.826cm" svg:y="0.649cm"><draw:text-box><text:p text:style-name="P71"><text:span text:style-name="T82">블록 헤더</text:span></text:p></draw:text-box></draw:frame><draw:polygon draw:style-name="gr212" draw:text-style-name="P66" svg:width="0.207cm" svg:height="0.239cm" svg:x="5.62cm" svg:y="2.104cm" svg:viewBox="0 0 208 240" draw:points="208,0 127,240 0,145"><text:p/></draw:polygon><draw:line draw:style-name="gr213" draw:text-style-name="P66" svg:x1="5.225cm" svg:y1="2.904cm" svg:x2="5.711cm" svg:y2="2.258cm"><text:p/></draw:line><draw:polygon draw:style-name="gr214" draw:text-style-name="P66" svg:width="0.207cm" svg:height="0.239cm" svg:x="6.629cm" svg:y="2.104cm" svg:viewBox="0 0 208 240" draw:points="0,0 208,145 81,240"><text:p/></draw:polygon><draw:line draw:style-name="gr215" draw:text-style-name="P66" svg:x1="7.232cm" svg:y1="2.904cm" svg:x2="6.745cm" svg:y2="2.258cm"><text:p/></draw:line><draw:polygon draw:style-name="gr216" draw:text-style-name="P66" svg:width="1.601cm" svg:height="0.398cm" svg:x="5.027cm" svg:y="1.102cm" svg:viewBox="0 0 1602 399" draw:points="801,399 0,399 0,0 1602,0 1602,399"><text:p/></draw:polygon><draw:polygon draw:style-name="gr217" draw:text-style-name="P66" svg:width="1.601cm" svg:height="0.398cm" svg:x="5.027cm" svg:y="1.102cm" svg:viewBox="0 0 1602 399" draw:points="801,399 0,399 0,0 1602,0 1602,399"><text:p/></draw:polygon><draw:frame draw:style-name="gr218" draw:text-style-name="P76" svg:width="1.283cm" svg:height="0.251cm" svg:x="5.574cm" svg:y="1.774cm"><draw:text-box><text:p text:style-name="P71"><text:span text:style-name="T81"><text:s text:c="3"/></text:span><text:span text:style-name="T81">머클 루트</text:span></text:p></draw:text-box></draw:frame><draw:polygon draw:style-name="gr219" draw:text-style-name="P66" svg:width="1.202cm" svg:height="0.398cm" svg:x="6.83cm" svg:y="1.102cm" svg:viewBox="0 0 1203 399" draw:points="603,399 0,399 0,0 1203,0 1203,399"><text:p/></draw:polygon><draw:polygon draw:style-name="gr220" draw:text-style-name="P66" svg:width="1.202cm" svg:height="0.398cm" svg:x="6.83cm" svg:y="1.102cm" svg:viewBox="0 0 1203 399" draw:points="603,399 0,399 0,0 1203,0 1203,399"><text:p/></draw:polygon><draw:frame draw:style-name="gr221" draw:text-style-name="P75" svg:width="1.13cm" svg:height="0.251cm" svg:x="5.272cm" svg:y="1.171cm"><draw:text-box><text:p text:style-name="P71"><text:span text:style-name="T80">앞블록 해시</text:span></text:p></draw:text-box></draw:frame><draw:polygon draw:style-name="gr222" draw:text-style-name="P66" svg:width="3.608cm" svg:height="1.805cm" svg:x="0.413cm" svg:y="0.497cm" svg:viewBox="0 0 3609 1806" draw:points="1806,1806 0,1806 0,0 3609,0 3609,1806"><text:p/></draw:polygon><draw:frame draw:style-name="gr223" draw:text-style-name="P75" svg:width="0.639cm" svg:height="0.251cm" svg:x="7.103cm" svg:y="1.171cm"><draw:text-box><text:p text:style-name="P71"><text:span text:style-name="T80">임시값</text:span></text:p></draw:text-box></draw:frame><draw:polygon draw:style-name="gr224" draw:text-style-name="P66" svg:width="1.604cm" svg:height="0.401cm" svg:x="1.143cm" svg:y="1.7cm" svg:viewBox="0 0 1605 402" draw:points="804,402 0,402 0,0 1605,0 1605,402"><text:p/></draw:polygon><draw:polygon draw:style-name="gr225" draw:text-style-name="P66" svg:width="1.604cm" svg:height="0.401cm" svg:x="1.143cm" svg:y="1.7cm" svg:viewBox="0 0 1605 402" draw:points="804,402 0,402 0,0 1605,0 1605,402"><text:p/></draw:polygon><draw:frame draw:style-name="gr226" draw:text-style-name="P73" svg:width="1.43cm" svg:height="0.295cm" svg:x="0.607cm" svg:y="0.649cm"><draw:text-box><text:p text:style-name="P71"><text:span text:style-name="T82">블록 헤더</text:span></text:p></draw:text-box></draw:frame><draw:polygon draw:style-name="gr227" draw:text-style-name="P66" svg:width="1.604cm" svg:height="0.398cm" svg:x="0.78cm" svg:y="1.102cm" svg:viewBox="0 0 1605 399" draw:points="800,399 0,399 0,0 1605,0 1605,399"><text:p/></draw:polygon><draw:polygon draw:style-name="gr228" draw:text-style-name="P66" svg:width="1.604cm" svg:height="0.398cm" svg:x="0.78cm" svg:y="1.102cm" svg:viewBox="0 0 1605 399" draw:points="800,399 0,399 0,0 1605,0 1605,399"><text:p/></draw:polygon><draw:frame draw:style-name="gr229" draw:text-style-name="P76" svg:width="1.283cm" svg:height="0.251cm" svg:x="1.374cm" svg:y="1.774cm"><draw:text-box><text:p text:style-name="P71"><text:span text:style-name="T81"><text:s text:c="2"/></text:span><text:span text:style-name="T81">머클 루트</text:span></text:p></draw:text-box></draw:frame><draw:polygon draw:style-name="gr230" draw:text-style-name="P66" svg:width="1.202cm" svg:height="0.398cm" svg:x="2.582cm" svg:y="1.102cm" svg:viewBox="0 0 1203 399" draw:points="603,399 0,399 0,0 1203,0 1203,399"><text:p/></draw:polygon><draw:polygon draw:style-name="gr231" draw:text-style-name="P66" svg:width="1.202cm" svg:height="0.398cm" svg:x="2.582cm" svg:y="1.102cm" svg:viewBox="0 0 1203 399" draw:points="603,399 0,399 0,0 1203,0 1203,399"><text:p/></draw:polygon><draw:frame draw:style-name="gr232" draw:text-style-name="P75" svg:width="1.13cm" svg:height="0.251cm" svg:x="1.032cm" svg:y="1.171cm"><draw:text-box><text:p text:style-name="P71"><text:span text:style-name="T80">앞블록 해시</text:span></text:p></draw:text-box></draw:frame><draw:polygon draw:style-name="gr233" draw:text-style-name="P66" svg:width="3.608cm" svg:height="1.805cm" svg:x="8.833cm" svg:y="0.497cm" svg:viewBox="0 0 3609 1806" draw:points="1807,1806 0,1806 0,0 3609,0 3609,1806"><text:p/></draw:polygon><draw:frame draw:style-name="gr234" draw:text-style-name="P75" svg:width="0.639cm" svg:height="0.251cm" svg:x="2.865cm" svg:y="1.171cm"><draw:text-box><text:p text:style-name="P71"><text:span text:style-name="T80">임시값</text:span></text:p></draw:text-box></draw:frame><draw:polygon draw:style-name="gr235" draw:text-style-name="P66" svg:width="1.6cm" svg:height="0.401cm" svg:x="9.603cm" svg:y="1.7cm" svg:viewBox="0 0 1601 402" draw:points="800,402 0,402 0,0 1601,0 1601,402"><text:p/></draw:polygon><draw:polygon draw:style-name="gr236" draw:text-style-name="P66" svg:width="1.6cm" svg:height="0.401cm" svg:x="9.603cm" svg:y="1.7cm" svg:viewBox="0 0 1601 402" draw:points="800,402 0,402 0,0 1601,0 1601,402"><text:p/></draw:polygon><draw:frame draw:style-name="gr237" draw:text-style-name="P73" svg:width="1.43cm" svg:height="0.295cm" svg:x="9.024cm" svg:y="0.649cm"><draw:text-box><text:p text:style-name="P71"><text:span text:style-name="T82">블록 헤더</text:span></text:p></draw:text-box></draw:frame><draw:polygon draw:style-name="gr238" draw:text-style-name="P66" svg:width="1.604cm" svg:height="0.398cm" svg:x="9.236cm" svg:y="1.102cm" svg:viewBox="0 0 1605 399" draw:points="800,399 0,399 0,0 1605,0 1605,399"><text:p/></draw:polygon><draw:polygon draw:style-name="gr239" draw:text-style-name="P66" svg:width="1.604cm" svg:height="0.398cm" svg:x="9.236cm" svg:y="1.102cm" svg:viewBox="0 0 1605 399" draw:points="800,399 0,399 0,0 1605,0 1605,399"><text:p/></draw:polygon><draw:frame draw:style-name="gr240" draw:text-style-name="P76" svg:width="1.283cm" svg:height="0.251cm" svg:x="9.834cm" svg:y="1.774cm"><draw:text-box><text:p text:style-name="P71"><text:span text:style-name="T81"><text:s text:c="2"/></text:span><text:span text:style-name="T81">머클 루트</text:span></text:p></draw:text-box></draw:frame><draw:polygon draw:style-name="gr241" draw:text-style-name="P66" svg:width="1.202cm" svg:height="0.398cm" svg:x="11.042cm" svg:y="1.102cm" svg:viewBox="0 0 1203 399" draw:points="600,399 0,399 0,0 1203,0 1203,399"><text:p/></draw:polygon><draw:polygon draw:style-name="gr242" draw:text-style-name="P66" svg:width="1.202cm" svg:height="0.398cm" svg:x="11.042cm" svg:y="1.102cm" svg:viewBox="0 0 1203 399" draw:points="600,399 0,399 0,0 1203,0 1203,399"><text:p/></draw:polygon><draw:frame draw:style-name="gr243" draw:text-style-name="P75" svg:width="1.13cm" svg:height="0.251cm" svg:x="9.491cm" svg:y="1.171cm"><draw:text-box><text:p text:style-name="P71"><text:span text:style-name="T80">앞블록 해시</text:span></text:p></draw:text-box></draw:frame><draw:polygon draw:style-name="gr244" draw:text-style-name="P66" svg:width="0.239cm" svg:height="0.158cm" svg:x="8.996cm" svg:y="1.222cm" svg:viewBox="0 0 240 159" draw:points="240,81 0,159 0,0"><text:p/></draw:polygon><draw:line draw:style-name="gr245" draw:text-style-name="P66" svg:x1="8.234cm" svg:y1="1.302cm" svg:x2="9.045cm" svg:y2="1.302cm"><text:p/></draw:line><draw:polygon draw:style-name="gr246" draw:text-style-name="P66" svg:width="0.239cm" svg:height="0.158cm" svg:x="4.787cm" svg:y="1.222cm" svg:viewBox="0 0 240 159" draw:points="240,81 0,159 0,0"><text:p/></draw:polygon><draw:line draw:style-name="gr247" draw:text-style-name="P66" svg:x1="4.022cm" svg:y1="1.302cm" svg:x2="4.833cm" svg:y2="1.302cm"><text:p/></draw:line><draw:polygon draw:style-name="gr248" draw:text-style-name="P66" svg:width="0.239cm" svg:height="0.158cm" svg:x="12.806cm" svg:y="1.222cm" svg:viewBox="0 0 240 159" draw:points="240,81 0,159 0,0"><text:p/></draw:polygon><draw:line draw:style-name="gr249" draw:text-style-name="P66" svg:x1="12.442cm" svg:y1="1.302cm" svg:x2="12.852cm" svg:y2="1.302cm"><text:p/></draw:line><draw:polygon draw:style-name="gr250" draw:text-style-name="P66" svg:width="0.239cm" svg:height="0.158cm" svg:x="0.575cm" svg:y="1.222cm" svg:viewBox="0 0 240 159" draw:points="240,81 0,159 0,0"><text:p/></draw:polygon><draw:line draw:style-name="gr251" draw:text-style-name="P66" svg:x1="0.014cm" svg:y1="1.302cm" svg:x2="0.624cm" svg:y2="1.302cm"><text:p/></draw:line><draw:frame draw:style-name="gr252" draw:text-style-name="P75" svg:width="0.639cm" svg:height="0.251cm" svg:x="11.322cm" svg:y="1.171cm"><draw:text-box><text:p text:style-name="P71"><text:span text:style-name="T80">임시값</text:span></text:p></draw:text-box></draw:frame><draw:frame draw:style-name="gr253" draw:text-style-name="P74" svg:width="3.469cm" svg:height="0.292cm" svg:x="8.417cm" svg:y="3.528cm"><draw:text-box><text:p text:style-name="P71"><text:span text:style-name="T83">거래</text:span><text:span text:style-name="T83">3</text:span><text:span text:style-name="T83">에 해당하는 머클 브랜치</text:span></text:p></draw:text-box></draw:frame><draw:polygon draw:style-name="gr254" draw:text-style-name="P66" svg:width="0.803cm" svg:height="0.401cm" svg:x="7.832cm" svg:y="5.109cm" svg:viewBox="0 0 804 402" draw:points="402,402 0,402 0,0 804,0 804,402"><text:p/></draw:polygon><draw:polygon draw:style-name="gr255" draw:text-style-name="P66" svg:width="0.803cm" svg:height="0.401cm" svg:x="7.832cm" svg:y="5.109cm" svg:viewBox="0 0 804 402" draw:points="402,402 0,402 0,0 804,0 804,402"><text:p/></draw:polygon><draw:frame draw:style-name="gr256" draw:text-style-name="P73" svg:width="3.137cm" svg:height="0.295cm" svg:x="0cm" svg:y="0cm"><draw:text-box><text:p text:style-name="P71"><text:span text:style-name="T82">최장 작업증명 사슬</text:span></text:p></draw:text-box></draw:frame><draw:polygon draw:style-name="gr257" draw:text-style-name="P66" svg:width="0.161cm" svg:height="0.239cm" svg:x="8.153cm" svg:y="4.51cm" svg:viewBox="0 0 162 240" draw:points="81,0 162,240 0,240"><text:p/></draw:polygon><draw:line draw:style-name="gr258" draw:text-style-name="P66" svg:x1="8.234cm" svg:y1="5.109cm" svg:x2="8.234cm" svg:y2="4.7cm"><text:p/></draw:line><draw:frame draw:style-name="gr259" draw:text-style-name="P76" svg:width="0.592cm" svg:height="0.251cm" svg:x="7.952cm" svg:y="5.2cm"><draw:text-box><text:p text:style-name="P71"><text:span text:style-name="T81">거래</text:span><text:span text:style-name="T81">3</text:span></text:p></draw:text-box></draw:frame></draw:g></text:p>
      <text:p text:style-name="P9"/>
      <text:p text:style-name="P36">이처럼, 네트워크를 제어하는 노드가 정직한 한 검증은 믿을만하지만, 만일 네트워크가 공격자에 의해 과점된다면 더 취약해진다. 네트워크 노드가 거래를 자체 검증할 수 있긴 하지만, 간소화<text:span text:style-name="T22">한 </text:span>방법은 공격자가 네트워크를 계속 과점할 수 있는 한 그가 조작한 거래에 <text:span text:style-name="T22">속을 수 </text:span>있다. 이를 방어하기 위한 한 가지 전략은 네트워크 노드가 유효하지 않은 블록을 탐지<text:span text:style-name="T22">해</text:span> 그 경고를 받<text:span text:style-name="T22">을 때</text:span>, 사용자의 소프트웨어가 그 온전한 블록을 내려받게 하고 경고된 거래에 그 <text:span text:style-name="T22">모순</text:span>(inconsistency)<text:span text:style-name="T22">을</text:span> 확인하<text:span text:style-name="T22">게</text:span> 하는 것이다. <text:span text:style-name="T22">아마도 </text:span>수금이 <text:span text:style-name="T22">잦은</text:span> 비즈니스는 여전히 더 독립적인 보안과 더 빠른 검증을 위해 그들의 자체 노드 구동<text:span text:style-name="T22">을</text:span> 원할 것이다.</text:p>
      <text:h text:style-name="P49" text:outline-level="2"><text:span text:style-name="T16">9</text:span><text:span text:style-name="T13">. <text:s text:c="3"/></text:span><text:span text:style-name="T18">가치 합치기와 나누기</text:span></text:h>
      <text:p text:style-name="P24">화폐를 독립적으로 다루는 것은 가능하더라도, 송금에 모든 푼돈(every cent)을 별도 거래로 만드는 건 무리한 일이다. 가치를 나누고 합칠 수 있도록, 거래는 <text:span text:style-name="T26">복수의</text:span> 입출<text:span text:style-name="T22">금</text:span>을 포함한다. 일반적으로 입<text:span text:style-name="T22">금</text:span>은 더 큰 먼젓번 거래의 단<text:span text:style-name="T22">수</text:span> 입<text:span text:style-name="T22">금</text:span> 또는 더 작은 양을 결합한 <text:span text:style-name="T22">복수</text:span> 입<text:span text:style-name="T22">금</text:span>이며, <text:s/>출<text:span text:style-name="T22">금</text:span>은 지불용 출<text:span text:style-name="T22">금</text:span> 하나와 만일 있다면 송금<text:span text:style-name="T22">인</text:span>(sender)에게 돌려줄 거스름돈 출<text:span text:style-name="T22">금</text:span> 하나, 이렇게 많아야 둘이다.</text:p>
      <text:p text:style-name="P9"/>
      <text:p text:style-name="P11"><draw:g text:anchor-type="as-char" draw:z-index="10" draw:style-name="gr60"><draw:polygon draw:style-name="gr61" draw:text-style-name="P66" svg:width="2.151cm" svg:height="2.338cm" svg:x="0.783cm" svg:y="-0.001cm" svg:viewBox="0 0 2152 2339" draw:points="1076,2339 0,2339 0,0 2152,0 2152,2339"><text:p/></draw:polygon><draw:polygon draw:style-name="gr62" draw:text-style-name="P66" svg:width="0.584cm" svg:height="0.39cm" svg:x="1.175cm" svg:y="1.169cm" svg:viewBox="0 0 585 391" draw:points="293,391 0,391 0,0 585,0 585,391"><text:p/></draw:polygon><draw:polygon draw:style-name="gr63" draw:text-style-name="P66" svg:width="0.584cm" svg:height="0.39cm" svg:x="1.175cm" svg:y="1.169cm" svg:viewBox="0 0 585 391" draw:points="293,391 0,391 0,0 585,0 585,391"><text:p/></draw:polygon><draw:frame draw:style-name="gr64" draw:text-style-name="P68" svg:width="1.14cm" svg:height="0.287cm" svg:x="0.977cm" svg:y="0.097cm"><draw:text-box><text:p text:style-name="P67"><text:span text:style-name="T75">거래</text:span></text:p></draw:text-box></draw:frame><draw:polygon draw:style-name="gr65" draw:text-style-name="P66" svg:width="0.584cm" svg:height="0.391cm" svg:x="1.175cm" svg:y="1.753cm" svg:viewBox="0 0 585 392" draw:points="293,392 0,392 0,0 585,0 585,392"><text:p/></draw:polygon><draw:polygon draw:style-name="gr66" draw:text-style-name="P66" svg:width="0.584cm" svg:height="0.391cm" svg:x="1.175cm" svg:y="1.753cm" svg:viewBox="0 0 585 392" draw:points="293,392 0,392 0,0 585,0 585,392"><text:p/></draw:polygon><draw:frame draw:style-name="gr67" draw:text-style-name="P70" svg:width="0.428cm" svg:height="0.249cm" svg:x="1.265cm" svg:y="1.236cm"><draw:text-box><text:p text:style-name="P69"><text:span text:style-name="T76">입금</text:span></text:p></draw:text-box></draw:frame><draw:polygon draw:style-name="gr68" draw:text-style-name="P66" svg:width="0.584cm" svg:height="0.387cm" svg:x="1.175cm" svg:y="0.587cm" svg:viewBox="0 0 585 388" draw:points="293,388 0,388 0,0 585,0 585,388"><text:p/></draw:polygon><draw:polygon draw:style-name="gr69" draw:text-style-name="P66" svg:width="0.584cm" svg:height="0.387cm" svg:x="1.175cm" svg:y="0.587cm" svg:viewBox="0 0 585 388" draw:points="293,388 0,388 0,0 585,0 585,388"><text:p/></draw:polygon><draw:frame draw:style-name="gr70" draw:text-style-name="P72" svg:width="0.207cm" svg:height="0.283cm" svg:x="1.365cm" svg:y="1.822cm"><draw:text-box><text:p text:style-name="P71"><text:span text:style-name="T77">...</text:span></text:p></draw:text-box></draw:frame><draw:polygon draw:style-name="gr71" draw:text-style-name="P66" svg:width="0.588cm" svg:height="0.387cm" svg:x="2.152cm" svg:y="0.587cm" svg:viewBox="0 0 589 388" draw:points="296,388 0,388 0,0 589,0 589,388"><text:p/></draw:polygon><draw:polygon draw:style-name="gr72" draw:text-style-name="P66" svg:width="0.588cm" svg:height="0.387cm" svg:x="2.152cm" svg:y="0.587cm" svg:viewBox="0 0 589 388" draw:points="296,388 0,388 0,0 589,0 589,388"><text:p/></draw:polygon><draw:frame draw:style-name="gr73" draw:text-style-name="P70" svg:width="0.428cm" svg:height="0.249cm" svg:x="1.265cm" svg:y="0.649cm"><draw:text-box><text:p text:style-name="P69"><text:span text:style-name="T76">입금</text:span></text:p></draw:text-box></draw:frame><draw:polygon draw:style-name="gr74" draw:text-style-name="P66" svg:width="0.588cm" svg:height="0.39cm" svg:x="2.152cm" svg:y="1.169cm" svg:viewBox="0 0 589 391" draw:points="296,391 0,391 0,0 589,0 589,391"><text:p/></draw:polygon><draw:polygon draw:style-name="gr75" draw:text-style-name="P66" svg:width="0.588cm" svg:height="0.39cm" svg:x="2.152cm" svg:y="1.169cm" svg:viewBox="0 0 589 391" draw:points="296,391 0,391 0,0 589,0 589,391"><text:p/></draw:polygon><draw:frame draw:style-name="gr76" draw:text-style-name="P70" svg:width="0.428cm" svg:height="0.249cm" svg:x="2.244cm" svg:y="0.649cm"><draw:text-box><text:p text:style-name="P69"><text:span text:style-name="T76">출금</text:span></text:p></draw:text-box></draw:frame><draw:polygon draw:style-name="gr77" draw:text-style-name="P66" svg:width="0.235cm" svg:height="0.154cm" svg:x="0.939cm" svg:y="0.701cm" svg:viewBox="0 0 236 155" draw:points="236,78 0,155 0,0"><text:p/></draw:polygon><draw:line draw:style-name="gr78" draw:text-style-name="P66" svg:x1="0cm" svg:y1="0.781cm" svg:x2="0.988cm" svg:y2="0.781cm"><text:p/></draw:line><draw:polygon draw:style-name="gr79" draw:text-style-name="P66" svg:width="0.235cm" svg:height="0.154cm" svg:x="0.939cm" svg:y="1.289cm" svg:viewBox="0 0 236 155" draw:points="236,77 0,155 0,0"><text:p/></draw:polygon><draw:line draw:style-name="gr80" draw:text-style-name="P66" svg:x1="0cm" svg:y1="1.364cm" svg:x2="0.988cm" svg:y2="1.364cm"><text:p/></draw:line><draw:polygon draw:style-name="gr81" draw:text-style-name="P66" svg:width="0.235cm" svg:height="0.154cm" svg:x="0.939cm" svg:y="1.871cm" svg:viewBox="0 0 236 155" draw:points="236,77 0,155 0,0"><text:p/></draw:polygon><draw:line draw:style-name="gr82" draw:text-style-name="P66" svg:x1="0cm" svg:y1="1.947cm" svg:x2="0.988cm" svg:y2="1.947cm"><text:p/></draw:line><draw:polygon draw:style-name="gr83" draw:text-style-name="P66" svg:width="0.235cm" svg:height="0.154cm" svg:x="3.68cm" svg:y="0.701cm" svg:viewBox="0 0 236 155" draw:points="236,78 0,155 0,0"><text:p/></draw:polygon><draw:line draw:style-name="gr84" draw:text-style-name="P66" svg:x1="2.741cm" svg:y1="0.781cm" svg:x2="3.725cm" svg:y2="0.781cm"><text:p/></draw:line><draw:polygon draw:style-name="gr85" draw:text-style-name="P66" svg:width="0.235cm" svg:height="0.154cm" svg:x="3.68cm" svg:y="1.289cm" svg:viewBox="0 0 236 155" draw:points="236,77 0,155 0,0"><text:p/></draw:polygon><draw:line draw:style-name="gr86" draw:text-style-name="P66" svg:x1="2.741cm" svg:y1="1.364cm" svg:x2="3.725cm" svg:y2="1.364cm"><text:p/></draw:line><draw:frame draw:style-name="gr87" draw:text-style-name="P72" svg:width="0.207cm" svg:height="0.283cm" svg:x="2.346cm" svg:y="1.236cm"><draw:text-box><text:p text:style-name="P71"><text:span text:style-name="T77">...</text:span></text:p></draw:text-box></draw:frame></draw:g></text:p>
      <text:p text:style-name="P9"/>
      <text:p text:style-name="P36">펼친 부채꼴(fan-out)처럼, 거래가 여러 거래에 의존하고 그 여러 거래가 더 많은 거래에 의존하는 것은 문제가 되지 않는다는 것에 주목해야 한다. 완전 독립된(standalone) 거래 내역 사본을 추출해야 할 필요는 전혀 없다.</text:p>
      <text:p text:style-name="P14"/>
      <text:h text:style-name="P49" text:outline-level="2"><text:soft-page-break/><text:span text:style-name="T16">10</text:span><text:span text:style-name="T13">. <text:s text:c="3"/></text:span><text:span text:style-name="T18">프라이버시</text:span></text:h>
      <text:p text:style-name="P24">전통적인 은행 모델은 참여 당사자(the parties involved)와 신뢰받는 제3자에게 정보 접근을 제한함으로써 일정 수준 프라이버시를 달성한다. 이 방법은 모든 거래를 공개할 필요성에 따라 배제되지만, 공개키 익명성을 보존해 다른 장소에서 정보의 흐름을 끊는 걸로 여전히 프라이버시가 보장될 수 있다. <text:span text:style-name="T22">공</text:span>중<text:span text:style-name="T48">(the public)</text:span>은 누군가가 다른 누군가에게 보내는 금액을 볼 수 있지만, 그 거래에 연결된 누군가에 대한 정보는 볼 수 없다. 이는 증권거래소에서 공개되는 정보 수준과 비슷하게, 개별 거래 시각과 규모를 나타내는 "테이프(tape)"는 공개되지만, 그 <text:span text:style-name="T34">거래</text:span> 당사자가 누구인지 알지는 못하는 것이다.</text:p>
      <text:p text:style-name="P14"/>
      <text:p text:style-name="P15"><draw:g text:anchor-type="as-char" draw:z-index="13" draw:style-name="gr60"><draw:polygon draw:style-name="gr260" draw:text-style-name="P66" svg:width="1.558cm" svg:height="0.514cm" svg:x="0.183cm" svg:y="0.569cm" svg:viewBox="0 0 1559 515" draw:points="780,515 0,515 0,0 1559,0 1559,515"><text:p/></draw:polygon><draw:polygon draw:style-name="gr261" draw:text-style-name="P66" svg:width="1.559cm" svg:height="0.514cm" svg:x="2.264cm" svg:y="0.569cm" svg:viewBox="0 0 1560 515" draw:points="780,515 0,515 0,0 1560,0 1560,515"><text:p/></draw:polygon><draw:frame draw:style-name="gr262" draw:text-style-name="P77" svg:width="0.766cm" svg:height="0.288cm" svg:x="0.552cm" svg:y="0.69cm"><draw:text-box><text:p text:style-name="P71"><text:span text:style-name="T84"><text:s text:c="2"/></text:span><text:span text:style-name="T84">신원</text:span></text:p></draw:text-box></draw:frame><draw:polygon draw:style-name="gr263" draw:text-style-name="P66" svg:width="1.558cm" svg:height="0.859cm" svg:x="4.515cm" svg:y="0.396cm" svg:viewBox="0 0 1559 860" draw:points="780,860 0,860 0,0 1559,0 1559,860"><text:p/></draw:polygon><draw:frame draw:style-name="gr264" draw:text-style-name="P77" svg:width="1.13cm" svg:height="0.288cm" svg:x="2.464cm" svg:y="0.69cm"><draw:text-box><text:p text:style-name="P71"><text:span text:style-name="T84"><text:s text:c="5"/></text:span><text:span text:style-name="T84">거래</text:span></text:p></draw:text-box></draw:frame><draw:frame draw:style-name="gr265" draw:text-style-name="P78" svg:width="0.992cm" svg:height="0.29cm" svg:x="4.801cm" svg:y="0.554cm"><draw:text-box><text:p text:style-name="P71"><text:span text:style-name="T85">신뢰받는</text:span></text:p></draw:text-box></draw:frame><draw:polygon draw:style-name="gr266" draw:text-style-name="P66" svg:width="1.559cm" svg:height="0.859cm" svg:x="6.769cm" svg:y="0.396cm" svg:viewBox="0 0 1560 860" draw:points="780,860 0,860 0,0 1560,0 1560,860"><text:p/></draw:polygon><draw:frame draw:style-name="gr267" draw:text-style-name="P77" svg:width="0.953cm" svg:height="0.288cm" svg:x="4.81cm" svg:y="0.866cm"><draw:text-box><text:p text:style-name="P71"><text:span text:style-name="T84"><text:s/></text:span><text:span text:style-name="T84">제</text:span><text:span text:style-name="T84">3</text:span><text:span text:style-name="T84">자</text:span></text:p></draw:text-box></draw:frame><draw:polygon draw:style-name="gr268" draw:text-style-name="P66" svg:width="1.562cm" svg:height="0.859cm" svg:x="9.02cm" svg:y="0.396cm" svg:viewBox="0 0 1563 860" draw:points="783,860 0,860 0,0 1563,0 1563,860"><text:p/></draw:polygon><draw:frame draw:style-name="gr269" draw:text-style-name="P77" svg:width="1.151cm" svg:height="0.288cm" svg:x="6.959cm" svg:y="0.69cm"><draw:text-box><text:p text:style-name="P71"><text:span text:style-name="T84"><text:s/></text:span><text:span text:style-name="T84">거래상대</text:span></text:p></draw:text-box></draw:frame><draw:line draw:style-name="gr270" draw:text-style-name="P66" svg:x1="8.674cm" svg:y1="0.219cm" svg:x2="8.674cm" svg:y2="1.425cm"><text:p/></draw:line><draw:polygon draw:style-name="gr271" draw:text-style-name="P66" svg:width="1.558cm" svg:height="0.518cm" svg:x="0.183cm" svg:y="2.466cm" svg:viewBox="0 0 1559 519" draw:points="780,519 0,519 0,0 1559,0 1559,519"><text:p/></draw:polygon><draw:frame draw:style-name="gr272" draw:text-style-name="P77" svg:width="0.498cm" svg:height="0.288cm" svg:x="9.559cm" svg:y="0.69cm"><draw:text-box><text:p text:style-name="P71"><text:span text:style-name="T84">공중</text:span></text:p></draw:text-box></draw:frame><draw:polygon draw:style-name="gr273" draw:text-style-name="P66" svg:width="1.558cm" svg:height="0.518cm" svg:x="2.437cm" svg:y="2.466cm" svg:viewBox="0 0 1559 519" draw:points="780,519 0,519 0,0 1559,0 1559,519"><text:p/></draw:polygon><draw:frame draw:style-name="gr274" draw:text-style-name="P79" svg:width="0.766cm" svg:height="0.304cm" svg:x="0.552cm" svg:y="2.595cm"><draw:text-box><text:p text:style-name="P71"><text:span text:style-name="T86"><text:s text:c="2"/></text:span><text:span text:style-name="T84">신원</text:span></text:p></draw:text-box></draw:frame><draw:polygon draw:style-name="gr275" draw:text-style-name="P66" svg:width="1.562cm" svg:height="0.863cm" svg:x="4.688cm" svg:y="2.294cm" svg:viewBox="0 0 1563 864" draw:points="780,864 0,864 0,0 1563,0 1563,864"><text:p/></draw:polygon><draw:frame draw:style-name="gr276" draw:text-style-name="P77" svg:width="1.13cm" svg:height="0.288cm" svg:x="2.672cm" svg:y="2.595cm"><draw:text-box><text:p text:style-name="P71"><text:span text:style-name="T84"><text:s text:c="4"/></text:span><text:span text:style-name="T84">거래</text:span></text:p></draw:text-box></draw:frame><draw:line draw:style-name="gr277" draw:text-style-name="P66" svg:x1="2.091cm" svg:y1="2.294cm" svg:x2="2.091cm" svg:y2="3.158cm"><text:p/></draw:line><draw:polygon draw:style-name="gr278" draw:text-style-name="P66" svg:width="0.257cm" svg:height="0.172cm" svg:x="4.43cm" svg:y="2.639cm" svg:viewBox="0 0 258 173" draw:points="258,85 0,173 0,0"><text:p/></draw:polygon><draw:line draw:style-name="gr279" draw:text-style-name="P66" svg:x1="3.996cm" svg:y1="2.722cm" svg:x2="4.48cm" svg:y2="2.722cm"><text:p/></draw:line><draw:frame draw:style-name="gr280" draw:text-style-name="P77" svg:width="0.498cm" svg:height="0.288cm" svg:x="5.212cm" svg:y="2.595cm"><draw:text-box><text:p text:style-name="P71"><text:span text:style-name="T84">공중</text:span></text:p></draw:text-box></draw:frame><draw:frame draw:style-name="gr281" draw:text-style-name="P78" svg:width="2.137cm" svg:height="0.29cm" svg:x="0cm" svg:y="1.887cm"><draw:text-box><text:p text:style-name="P71"><text:span text:style-name="T85">새 프라이버시 모델</text:span></text:p></draw:text-box></draw:frame><draw:polygon draw:style-name="gr282" draw:text-style-name="P66" svg:width="0.256cm" svg:height="0.172cm" svg:x="4.258cm" svg:y="0.741cm" svg:viewBox="0 0 257 173" draw:points="257,85 0,173 0,0"><text:p/></draw:polygon><draw:line draw:style-name="gr283" draw:text-style-name="P66" svg:x1="3.824cm" svg:y1="0.826cm" svg:x2="4.307cm" svg:y2="0.826cm"><text:p/></draw:line><draw:polygon draw:style-name="gr284" draw:text-style-name="P66" svg:width="0.26cm" svg:height="0.172cm" svg:x="6.508cm" svg:y="0.741cm" svg:viewBox="0 0 261 173" draw:points="261,85 0,173 0,0"><text:p/></draw:polygon><draw:line draw:style-name="gr285" draw:text-style-name="P66" svg:x1="6.074cm" svg:y1="0.826cm" svg:x2="6.561cm" svg:y2="0.826cm"><text:p/></draw:line><draw:line draw:style-name="gr286" draw:text-style-name="P66" svg:x1="1.742cm" svg:y1="0.826cm" svg:x2="2.264cm" svg:y2="0.826cm"><text:p/></draw:line><draw:frame draw:style-name="gr287" draw:text-style-name="P78" svg:width="2.631cm" svg:height="0.29cm" svg:x="0.018cm" svg:y="0cm"><draw:text-box><text:p text:style-name="P71"><text:span text:style-name="T85">전통적 프라이버시 모델</text:span></text:p></draw:text-box></draw:frame></draw:g></text:p>
      <text:p text:style-name="P14"/>
      <text:p text:style-name="P38"><text:span text:style-name="T49">부가적인 방책으로, 각 거래마다 새로운 키 쌍이 사용돼야 그게 어떤 공통된 소유자에게 연결되는 일을 계속 피할 수 있다. </text:span><text:span text:style-name="T50">여러 입금이 동일 소유자의 소유임을 부득이 드러내는 다중입금 거래에서 어떤 연결은 여전히 불가피하다. 그 거래의 키 소유자가 드러나면, 연결이 동일 소유자에게 속한 다른 거래까지 노출할 위험이 있다.</text:span></text:p>
      <text:h text:style-name="P51" text:outline-level="2"><text:span text:style-name="T16">11</text:span><text:span text:style-name="T13">. <text:s text:c="3"/></text:span><text:span text:style-name="T18">계산</text:span></text:h>
      <text:p text:style-name="P25"><text:span text:style-name="T39">정직한 사슬보다 더 빨리 대체 사슬을 만들어내려는 공격자의 시나리오를 고려해 보자. 만일 이런 시도가 성공한다 하더라도, 그게 아무것도 없는 곳에서 가치를 만들어내거나 공격자가 소유한 적도 없는 돈을 얻게 만드는 식으로 이 시스템을 무단 변경되도록 허용하진 않는다. 노드는 유효하지 </text:span><text:span text:style-name="T39">않은 거래를 결제로 받아들이지 않으며, 정직한 노드는 그걸 포함하는 블록을 절대 받아들이지 않는다. 공격자는 오로지 자신의 거래에서 그가 최근 지출한 돈을 거둬들이는 것 하나만을 바꿀 수 있다.</text:span> </text:p>
      <text:p text:style-name="P39"><text:span text:style-name="T39">정직한 사슬과 공격자 사슬간의 경주는 이항임의보행(Binomial Random Walk)으로 특징지을 수 있다. 성공 이벤트는 정직한 사슬이 그 우위(lead)를 +1만큼 늘리는 블록 하나를 연장한 것이고, 실패 이벤트는 공격자 사슬이 그 격차를 -1만큼 좁히는 블록 하나를 연장한 것이다.</text:span> </text:p>
      <text:p text:style-name="P39"><text:span text:style-name="T39">공격자가 주어진 열세를 따라잡을 확률은 도박꾼의 파산(Gambler's Ruin) 문제와 유사하다. 도박꾼이 무제한의 신용을 갖고 열세로 시작하고 손익분기(breakeven)에 도달하려는 시도를 잠재적으로 무한한 횟수에 걸쳐 시행한다고 가정해 보자. 우리는 그가 점차 손익분기에 도달할 확률, 다시말해 공격자가 정직한 사슬을 따라잡을 확률을 다음과 같이 계산할 수 있다 [8]:</text:span> </text:p>
      <text:p text:style-name="Standard"/>
      <text:p text:style-name="Standard"><text:span text:style-name="T21">p</text:span> = <text:span text:style-name="T39">정직한 노드가 다음 블록을 발견할 확률</text:span> </text:p>
      <text:p text:style-name="Standard"><text:span text:style-name="T20">q</text:span> = <text:span text:style-name="T39">공격자가 다음 블록을 발견할 확률</text:span> </text:p>
      <text:p text:style-name="Standard"><text:span text:style-name="T20">q</text:span><text:span text:style-name="T19">z</text:span> = <text:span text:style-name="T39">공격자가 z블록 뒤에서부터 따라잡을 확률</text:span></text:p>
      <text:p text:style-name="Standard"/>
      <text:p text:style-name="P31"><draw:g text:anchor-type="as-char" draw:z-index="2" draw:style-name="gr17"><draw:frame draw:style-name="gr18" draw:text-style-name="P63" svg:width="0.198cm" svg:height="0.449cm" svg:x="0cm" svg:y="0.43cm"><draw:text-box><text:p text:style-name="P62"><text:span text:style-name="T64">q</text:span></text:p></draw:text-box></draw:frame><draw:frame draw:style-name="gr19" draw:text-style-name="P63" svg:width="0.094cm" svg:height="0.272cm" svg:x="0.24cm" svg:y="0.651cm"><draw:text-box><text:p text:style-name="P62"><text:span text:style-name="T65">z</text:span></text:p></draw:text-box></draw:frame><draw:frame draw:style-name="gr18" draw:text-style-name="P63" svg:width="0.313cm" svg:height="0.481cm" svg:x="0.346cm" svg:y="0.467cm"><draw:text-box><text:p text:style-name="P62"><text:span text:style-name="T66">=</text:span></text:p></draw:text-box></draw:frame><draw:frame draw:style-name="gr20" draw:text-style-name="P63" svg:width="0.406cm" svg:height="1.301cm" svg:x="0.635cm" svg:y="0cm"><draw:text-box><text:p text:style-name="P62"><text:span text:style-name="T67">{</text:span></text:p></draw:text-box></draw:frame><draw:frame draw:style-name="gr18" draw:text-style-name="P63" svg:width="0.198cm" svg:height="0.449cm" svg:x="1.304cm" svg:y="0.307cm"><draw:text-box><text:p text:style-name="P62"><text:span text:style-name="T68">1</text:span></text:p></draw:text-box></draw:frame><draw:frame draw:style-name="gr21" draw:text-style-name="P63" svg:width="0.219cm" svg:height="0.449cm" svg:x="2.26cm" svg:y="0.27cm"><draw:text-box><text:p text:style-name="P62"><text:span text:style-name="T64">if</text:span></text:p></draw:text-box></draw:frame><draw:frame draw:style-name="gr18" draw:text-style-name="P63" svg:width="0.198cm" svg:height="0.449cm" svg:x="2.655cm" svg:y="0.27cm"><draw:text-box><text:p text:style-name="P62"><text:span text:style-name="T64">p</text:span></text:p></draw:text-box></draw:frame><draw:frame draw:style-name="gr18" draw:text-style-name="P63" svg:width="0.204cm" svg:height="0.481cm" svg:x="2.866cm" svg:y="0.226cm"><draw:text-box><text:p text:style-name="P62"><text:span text:style-name="T66">≤</text:span></text:p></draw:text-box></draw:frame><draw:frame draw:style-name="gr18" draw:text-style-name="P63" svg:width="0.198cm" svg:height="0.449cm" svg:x="3.209cm" svg:y="0.27cm"><draw:text-box><text:p text:style-name="P62"><text:span text:style-name="T64">q</text:span></text:p></draw:text-box></draw:frame><draw:frame draw:style-name="gr18" draw:text-style-name="P63" svg:width="0.126cm" svg:height="0.481cm" svg:x="0.88cm" svg:y="0.755cm"><draw:text-box><text:p text:style-name="P62"><text:span text:style-name="T66"></text:span></text:p></draw:text-box></draw:frame><draw:frame draw:style-name="gr18" draw:text-style-name="P63" svg:width="0.198cm" svg:height="0.449cm" svg:x="1.014cm" svg:y="0.787cm"><draw:text-box><text:p text:style-name="P62"><text:span text:style-name="T64">q</text:span></text:p></draw:text-box></draw:frame><draw:frame draw:style-name="gr18" draw:text-style-name="P63" svg:width="0.112cm" svg:height="0.481cm" svg:x="1.251cm" svg:y="0.755cm"><draw:text-box><text:p text:style-name="P62"><text:span text:style-name="T66">/</text:span></text:p></draw:text-box></draw:frame><draw:frame draw:style-name="gr18" draw:text-style-name="P63" svg:width="0.198cm" svg:height="0.449cm" svg:x="1.462cm" svg:y="0.787cm"><draw:text-box><text:p text:style-name="P62"><text:span text:style-name="T64">p</text:span></text:p></draw:text-box></draw:frame><draw:frame draw:style-name="gr18" draw:text-style-name="P63" svg:width="0.126cm" svg:height="0.481cm" svg:x="1.677cm" svg:y="0.755cm"><draw:text-box><text:p text:style-name="P62"><text:span text:style-name="T66"></text:span></text:p></draw:text-box></draw:frame><draw:frame draw:style-name="gr19" draw:text-style-name="P63" svg:width="0.094cm" svg:height="0.272cm" svg:x="1.808cm" svg:y="0.693cm"><draw:text-box><text:p text:style-name="P62"><text:span text:style-name="T65">z</text:span></text:p></draw:text-box></draw:frame><draw:frame draw:style-name="gr21" draw:text-style-name="P63" svg:width="0.219cm" svg:height="0.449cm" svg:x="2.26cm" svg:y="0.799cm"><draw:text-box><text:p text:style-name="P62"><text:span text:style-name="T64">if</text:span></text:p></draw:text-box></draw:frame><draw:frame draw:style-name="gr18" draw:text-style-name="P63" svg:width="0.198cm" svg:height="0.449cm" svg:x="2.655cm" svg:y="0.799cm"><draw:text-box><text:p text:style-name="P62"><text:span text:style-name="T64">p</text:span></text:p></draw:text-box></draw:frame><draw:frame draw:style-name="gr18" draw:text-style-name="P63" svg:width="0.313cm" svg:height="0.481cm" svg:x="2.866cm" svg:y="0.755cm"><draw:text-box><text:p text:style-name="P62"><text:span text:style-name="T66"></text:span></text:p></draw:text-box></draw:frame><draw:frame draw:style-name="gr18" draw:text-style-name="P63" svg:width="0.198cm" svg:height="0.449cm" svg:x="3.209cm" svg:y="0.799cm"><draw:text-box><text:p text:style-name="P62"><text:span text:style-name="T64">q</text:span></text:p></draw:text-box></draw:frame><draw:frame draw:style-name="gr20" draw:text-style-name="P63" svg:width="0.406cm" svg:height="1.301cm" svg:x="3.358cm" svg:y="0cm"><draw:text-box><text:p text:style-name="P62"><text:span text:style-name="T67">}</text:span></text:p></draw:text-box></draw:frame></draw:g></text:p>
      <text:p text:style-name="P25"/>
      <text:p text:style-name="P25"/>
      <text:p text:style-name="P25"/>
      <text:p text:style-name="P26"><text:soft-page-break/><text:span text:style-name="T39">p &gt; q라 가정하면, 공격자가 따라잡아야 하는 블록 수가 늘어날수록 그럴 수 있는 확률은 지수적으로 감소한다. 그에게 주어진 조건상, 만일 그가 초기에 운좋게 앞으로 치고나가지 못한다면, 그의 기회는 그가 뒤쳐질수록 보이지 않을만큼 작아진다.</text:span> </text:p>
      <text:p text:style-name="P40"><text:bookmark-start text:name="__DdeLink__875_66011016"/><text:span text:style-name="T39">이제 </text:span><text:span text:style-name="T27">송금인이</text:span><text:span text:style-name="T39"> 새로운 거래를 변경할 수 없다고 충분히 확신하기 전까지 수</text:span><text:span text:style-name="T27">취인</text:span><text:span text:style-name="T39">(recipient)</text:span><text:span text:style-name="T27">이</text:span><text:span text:style-name="T39"> 얼마나 오래 기다려야할지 고려해 보자. </text:span><text:bookmark-end text:name="__DdeLink__875_66011016"/><text:bookmark-start text:name="__DdeLink__881_66011016"/><text:span text:style-name="T51">송금인을 수취인이 자신에게 지불받았다고 한동안 믿게 하고, 얼마간 시간이 흐르면 지불한 돈을 되찾고 싶어</text:span><text:span text:style-name="T35">하는 공격자라 가정한다</text:span><text:span text:style-name="T51">. </text:span><text:bookmark-end text:name="__DdeLink__881_66011016"/><text:span text:style-name="T51">거래 수신자(receiver)는 그런 일이 생길 때 경고를 받겠지만, 송금인은 그게 늦기를 바란다.</text:span> </text:p>
      <text:p text:style-name="P39"><text:span text:style-name="T39">수신자는 새로운 키 쌍을 생성하고 서명 직전에 </text:span><text:span text:style-name="T27">송금인</text:span><text:span text:style-name="T39">에게 공개키를 준다. 이는 </text:span><text:span text:style-name="T27">송금인이</text:span><text:span text:style-name="T39"> 운좋게 충분히 앞설 때까지 계속 그 작업을 수행함으로써 미리 블록의 사슬을 준비하지 못하게 방지하고, 그 시점에 거래를 실행한다. 거래가 한 번 발신되면, 이 부정직한(dishonest) </text:span><text:span text:style-name="T27">송금인은</text:span><text:span text:style-name="T39"> 몰래 그의 거래를 대신할 버전으로 사슬 작업을 병행하기 시작한다.</text:span> </text:p>
      <text:p text:style-name="P37">수신자는 해당 거래가 블록에 추가되고 그 뒤에 z블록이 연결될 때까지 기다린다. 그는 공격자가 <text:span text:style-name="T41">(</text:span><text:span text:style-name="T26">블록 처리를) </text:span>진척시킨 규모를 알지 못하지만, 정직한 블록이 예상되는 블록당 시간 평균치를 따른다고 가정하면, 공격자의 잠재적 진척도는 기대값을 갖는 푸아송 분포(Poisson distribution)가 될 것이다:</text:p>
      <text:p text:style-name="P14"/>
      <text:p text:style-name="P31"><draw:g text:anchor-type="as-char" draw:z-index="3" draw:style-name="gr17"><draw:frame draw:style-name="gr22" draw:text-style-name="P63" svg:width="0.521cm" svg:height="0.481cm" svg:x="0cm" svg:y="0.247cm"><draw:text-box><text:p text:style-name="P62"><text:span text:style-name="T66"></text:span><text:span text:style-name="T66">=</text:span></text:p></draw:text-box></draw:frame><draw:frame draw:style-name="gr18" draw:text-style-name="P63" svg:width="0.156cm" svg:height="0.449cm" svg:x="0.554cm" svg:y="0.28cm"><draw:text-box><text:p text:style-name="P62"><text:span text:style-name="T64">z</text:span></text:p></draw:text-box></draw:frame><draw:polygon draw:style-name="gr2" svg:width="0.302cm" svg:height="0.017cm" svg:x="0.794cm" svg:y="0.499cm" svg:viewBox="0 0 303 18" draw:points="0,18 303,18 303,0 0,0"><text:p/></draw:polygon><draw:frame draw:style-name="gr18" draw:text-style-name="P63" svg:width="0.198cm" svg:height="0.449cm" svg:x="0.847cm" svg:y="0cm"><draw:text-box><text:p text:style-name="P62"><text:span text:style-name="T64">q</text:span></text:p></draw:text-box></draw:frame><draw:frame draw:style-name="gr18" draw:text-style-name="P63" svg:width="0.198cm" svg:height="0.449cm" svg:x="0.875cm" svg:y="0.476cm"><draw:text-box><text:p text:style-name="P62"><text:span text:style-name="T64">p</text:span></text:p></draw:text-box></draw:frame></draw:g></text:p>
      <text:p text:style-name="P14"/>
      <text:p text:style-name="P27">현재 공격자가 여전히 따라잡을 수 있는 확률을 얻기 위해, 그가 해당 시점부터 따라잡을 수 있는 확률로 만들어낼 각 진척 규모별 푸아송 밀도를 곱한다:</text:p>
      <text:p text:style-name="P23"/>
      <text:p text:style-name="P30"><draw:g text:anchor-type="as-char" draw:z-index="4" draw:style-name="gr17"><draw:frame draw:style-name="gr23" draw:text-style-name="P63" svg:width="0.304cm" svg:height="0.698cm" svg:x="0cm" svg:y="0.358cm"><draw:text-box><text:p text:style-name="P62"><text:span text:style-name="T69">∑</text:span></text:p></draw:text-box></draw:frame><draw:frame draw:style-name="gr19" draw:text-style-name="P63" svg:width="0.108cm" svg:height="0.272cm" svg:x="0cm" svg:y="0.984cm"><draw:text-box><text:p text:style-name="P62"><text:span text:style-name="T65">k</text:span></text:p></draw:text-box></draw:frame><draw:frame draw:style-name="gr19" draw:text-style-name="P63" svg:width="0.19cm" svg:height="0.29cm" svg:x="0.131cm" svg:y="0.967cm"><draw:text-box><text:p text:style-name="P62"><text:span text:style-name="T70">=</text:span></text:p></draw:text-box></draw:frame><draw:frame draw:style-name="gr19" draw:text-style-name="P63" svg:width="0.121cm" svg:height="0.272cm" svg:x="0.318cm" svg:y="0.984cm"><draw:text-box><text:p text:style-name="P62"><text:span text:style-name="T71">0</text:span></text:p></draw:text-box></draw:frame><draw:frame draw:style-name="gr19" draw:text-style-name="P63" svg:width="0.172cm" svg:height="0.29cm" svg:x="0.131cm" svg:y="0.247cm"><draw:text-box><text:p text:style-name="P62"><text:span text:style-name="T70">∞</text:span></text:p></draw:text-box></draw:frame><draw:frame draw:style-name="gr18" draw:text-style-name="P63" svg:width="0.212cm" svg:height="0.481cm" svg:x="0.554cm" svg:y="0.272cm"><draw:text-box><text:p text:style-name="P62"><text:span text:style-name="T66"></text:span></text:p></draw:text-box></draw:frame><draw:frame draw:style-name="gr19" draw:text-style-name="P63" svg:width="0.108cm" svg:height="0.272cm" svg:x="0.794cm" svg:y="0.235cm"><draw:text-box><text:p text:style-name="P62"><text:span text:style-name="T65">k</text:span></text:p></draw:text-box></draw:frame><draw:frame draw:style-name="gr18" draw:text-style-name="P63" svg:width="0.177cm" svg:height="0.449cm" svg:x="0.953cm" svg:y="0.307cm"><draw:text-box><text:p text:style-name="P62"><text:span text:style-name="T64">e</text:span></text:p></draw:text-box></draw:frame><draw:polygon draw:style-name="gr2" svg:width="0.923cm" svg:height="0.017cm" svg:x="0.555cm" svg:y="0.75cm" svg:viewBox="0 0 924 18" draw:points="0,18 924,18 924,0 0,0"><text:p/></draw:polygon><draw:frame draw:style-name="gr24" draw:text-style-name="P63" svg:width="0.249cm" svg:height="0.29cm" svg:x="1.139cm" svg:y="0.22cm"><draw:text-box><text:p text:style-name="P62"><text:span text:style-name="T70">−</text:span></text:p></draw:text-box></draw:frame><draw:frame draw:style-name="gr18" draw:text-style-name="P63" svg:width="0.177cm" svg:height="0.449cm" svg:x="0.847cm" svg:y="0.78cm"><draw:text-box><text:p text:style-name="P62"><text:span text:style-name="T64">k</text:span></text:p></draw:text-box></draw:frame><draw:frame draw:style-name="gr18" draw:text-style-name="P63" svg:width="0.119cm" svg:height="0.481cm" svg:x="1.058cm" svg:y="0.744cm"><draw:text-box><text:p text:style-name="P62"><text:span text:style-name="T66">!</text:span></text:p></draw:text-box></draw:frame><draw:frame draw:style-name="gr18" draw:text-style-name="P63" svg:width="0.101cm" svg:height="0.481cm" svg:x="1.453cm" svg:y="0.48cm"><draw:text-box><text:p text:style-name="P62"><text:span text:style-name="T66">⋅</text:span></text:p></draw:text-box></draw:frame><draw:frame draw:style-name="gr20" draw:text-style-name="P63" svg:width="0.406cm" svg:height="1.301cm" svg:x="1.616cm" svg:y="0cm"><draw:text-box><text:p text:style-name="P62"><text:span text:style-name="T67">{</text:span></text:p></draw:text-box></draw:frame><draw:frame draw:style-name="gr18" draw:text-style-name="P63" svg:width="0.126cm" svg:height="0.481cm" svg:x="1.834cm" svg:y="0.314cm"><draw:text-box><text:p text:style-name="P62"><text:span text:style-name="T66"></text:span></text:p></draw:text-box></draw:frame><draw:frame draw:style-name="gr18" draw:text-style-name="P63" svg:width="0.198cm" svg:height="0.449cm" svg:x="1.96cm" svg:y="0.346cm"><draw:text-box><text:p text:style-name="P62"><text:span text:style-name="T64">q</text:span></text:p></draw:text-box></draw:frame><draw:frame draw:style-name="gr18" draw:text-style-name="P63" svg:width="0.112cm" svg:height="0.481cm" svg:x="2.205cm" svg:y="0.314cm"><draw:text-box><text:p text:style-name="P62"><text:span text:style-name="T66">/</text:span></text:p></draw:text-box></draw:frame><draw:frame draw:style-name="gr18" draw:text-style-name="P63" svg:width="0.198cm" svg:height="0.449cm" svg:x="2.411cm" svg:y="0.346cm"><draw:text-box><text:p text:style-name="P62"><text:span text:style-name="T64">p</text:span></text:p></draw:text-box></draw:frame><draw:frame draw:style-name="gr18" draw:text-style-name="P63" svg:width="0.126cm" svg:height="0.481cm" svg:x="2.625cm" svg:y="0.314cm"><draw:text-box><text:p text:style-name="P62"><text:span text:style-name="T66"></text:span></text:p></draw:text-box></draw:frame><draw:frame draw:style-name="gr19" draw:text-style-name="P63" svg:width="0.077cm" svg:height="0.29cm" svg:x="2.731cm" svg:y="0.25cm"><draw:text-box><text:p text:style-name="P62"><text:span text:style-name="T70"></text:span></text:p></draw:text-box></draw:frame><draw:frame draw:style-name="gr19" draw:text-style-name="P63" svg:width="0.094cm" svg:height="0.272cm" svg:x="2.84cm" svg:y="0.265cm"><draw:text-box><text:p text:style-name="P62"><text:span text:style-name="T65">z</text:span></text:p></draw:text-box></draw:frame><draw:frame draw:style-name="gr19" draw:text-style-name="P63" svg:width="0.124cm" svg:height="0.29cm" svg:x="2.946cm" svg:y="0.25cm"><draw:text-box><text:p text:style-name="P62"><text:span text:style-name="T70">−</text:span></text:p></draw:text-box></draw:frame><draw:frame draw:style-name="gr19" draw:text-style-name="P63" svg:width="0.108cm" svg:height="0.272cm" svg:x="3.154cm" svg:y="0.265cm"><draw:text-box><text:p text:style-name="P62"><text:span text:style-name="T65">k</text:span></text:p></draw:text-box></draw:frame><draw:frame draw:style-name="gr19" draw:text-style-name="P63" svg:width="0.077cm" svg:height="0.29cm" svg:x="3.288cm" svg:y="0.25cm"><draw:text-box><text:p text:style-name="P62"><text:span text:style-name="T70"></text:span></text:p></draw:text-box></draw:frame><draw:frame draw:style-name="gr25" draw:text-style-name="P63" svg:width="0.489cm" svg:height="0.449cm" svg:x="3.711cm" svg:y="0.277cm"><draw:text-box><text:p text:style-name="P62"><text:span text:style-name="T64">if k</text:span></text:p></draw:text-box></draw:frame><draw:frame draw:style-name="gr18" draw:text-style-name="P63" svg:width="0.204cm" svg:height="0.481cm" svg:x="4.269cm" svg:y="0.242cm"><draw:text-box><text:p text:style-name="P62"><text:span text:style-name="T66">≤</text:span></text:p></draw:text-box></draw:frame><draw:frame draw:style-name="gr18" draw:text-style-name="P63" svg:width="0.156cm" svg:height="0.449cm" svg:x="4.636cm" svg:y="0.277cm"><draw:text-box><text:p text:style-name="P62"><text:span text:style-name="T64">z</text:span></text:p></draw:text-box></draw:frame><draw:frame draw:style-name="gr18" draw:text-style-name="P63" svg:width="0.198cm" svg:height="0.449cm" svg:x="2.494cm" svg:y="0.794cm"><draw:text-box><text:p text:style-name="P62"><text:span text:style-name="T68">1</text:span></text:p></draw:text-box></draw:frame><draw:frame draw:style-name="gr25" draw:text-style-name="P63" svg:width="0.489cm" svg:height="0.449cm" svg:x="3.711cm" svg:y="0.75cm"><draw:text-box><text:p text:style-name="P62"><text:span text:style-name="T64">if k</text:span></text:p></draw:text-box></draw:frame><draw:frame draw:style-name="gr18" draw:text-style-name="P63" svg:width="0.313cm" svg:height="0.481cm" svg:x="4.269cm" svg:y="0.714cm"><draw:text-box><text:p text:style-name="P62"><text:span text:style-name="T66"></text:span></text:p></draw:text-box></draw:frame><draw:frame draw:style-name="gr18" draw:text-style-name="P63" svg:width="0.156cm" svg:height="0.449cm" svg:x="4.636cm" svg:y="0.75cm"><draw:text-box><text:p text:style-name="P62"><text:span text:style-name="T64">z</text:span></text:p></draw:text-box></draw:frame><draw:frame draw:style-name="gr20" draw:text-style-name="P63" svg:width="0.406cm" svg:height="1.301cm" svg:x="4.763cm" svg:y="0cm"><draw:text-box><text:p text:style-name="P62"><text:span text:style-name="T67">}</text:span></text:p></draw:text-box></draw:frame></draw:g></text:p>
      <text:p text:style-name="P10"/>
      <text:p text:style-name="P27">분포의 무한꼬리 합산을 피하도록 정리하고…</text:p>
      <text:p text:style-name="P14"/>
      <text:p text:style-name="P31"><draw:g text:anchor-type="as-char" draw:z-index="5" draw:style-name="gr17"><draw:frame draw:style-name="gr18" draw:text-style-name="P63" svg:width="0.198cm" svg:height="0.449cm" svg:x="0cm" svg:y="0.268cm"><draw:text-box><text:p text:style-name="P62"><text:span text:style-name="T68">1</text:span></text:p></draw:text-box></draw:frame><draw:frame draw:style-name="gr18" draw:text-style-name="P63" svg:width="0.204cm" svg:height="0.481cm" svg:x="0.183cm" svg:y="0.236cm"><draw:text-box><text:p text:style-name="P62"><text:span text:style-name="T66">−</text:span></text:p></draw:text-box></draw:frame><draw:frame draw:style-name="gr23" draw:text-style-name="P63" svg:width="0.304cm" svg:height="0.698cm" svg:x="0.501cm" svg:y="0.148cm"><draw:text-box><text:p text:style-name="P62"><text:span text:style-name="T69">∑</text:span></text:p></draw:text-box></draw:frame><draw:frame draw:style-name="gr19" draw:text-style-name="P63" svg:width="0.108cm" svg:height="0.272cm" svg:x="0.529cm" svg:y="0.79cm"><draw:text-box><text:p text:style-name="P62"><text:span text:style-name="T65">k</text:span></text:p></draw:text-box></draw:frame><draw:frame draw:style-name="gr19" draw:text-style-name="P63" svg:width="0.19cm" svg:height="0.29cm" svg:x="0.66cm" svg:y="0.773cm"><draw:text-box><text:p text:style-name="P62"><text:span text:style-name="T70">=</text:span></text:p></draw:text-box></draw:frame><draw:frame draw:style-name="gr19" draw:text-style-name="P63" svg:width="0.121cm" svg:height="0.272cm" svg:x="0.847cm" svg:y="0.79cm"><draw:text-box><text:p text:style-name="P62"><text:span text:style-name="T71">0</text:span></text:p></draw:text-box></draw:frame><draw:frame draw:style-name="gr19" draw:text-style-name="P63" svg:width="0.094cm" svg:height="0.272cm" svg:x="0.693cm" svg:y="0cm"><draw:text-box><text:p text:style-name="P62"><text:span text:style-name="T65">z</text:span></text:p></draw:text-box></draw:frame><draw:frame draw:style-name="gr18" draw:text-style-name="P63" svg:width="0.212cm" svg:height="0.481cm" svg:x="1.076cm" svg:y="0.044cm"><draw:text-box><text:p text:style-name="P62"><text:span text:style-name="T66"></text:span></text:p></draw:text-box></draw:frame><draw:frame draw:style-name="gr19" draw:text-style-name="P63" svg:width="0.108cm" svg:height="0.272cm" svg:x="1.288cm" svg:y="0.044cm"><draw:text-box><text:p text:style-name="P62"><text:span text:style-name="T65">k</text:span></text:p></draw:text-box></draw:frame><draw:frame draw:style-name="gr18" draw:text-style-name="P63" svg:width="0.177cm" svg:height="0.449cm" svg:x="1.475cm" svg:y="0.093cm"><draw:text-box><text:p text:style-name="P62"><text:span text:style-name="T64">e</text:span></text:p></draw:text-box></draw:frame><draw:polygon draw:style-name="gr2" svg:width="0.923cm" svg:height="0.017cm" svg:x="1.052cm" svg:y="0.546cm" svg:viewBox="0 0 924 18" draw:points="0,18 924,18 924,0 0,0"><text:p/></draw:polygon><draw:frame draw:style-name="gr26" draw:text-style-name="P63" svg:width="0.249cm" svg:height="0.29cm" svg:x="1.651cm" svg:y="0.025cm"><draw:text-box><text:p text:style-name="P62"><text:span text:style-name="T70">−</text:span></text:p></draw:text-box></draw:frame><draw:frame draw:style-name="gr18" draw:text-style-name="P63" svg:width="0.177cm" svg:height="0.449cm" svg:x="1.369cm" svg:y="0.594cm"><draw:text-box><text:p text:style-name="P62"><text:span text:style-name="T64">k</text:span></text:p></draw:text-box></draw:frame><draw:frame draw:style-name="gr18" draw:text-style-name="P63" svg:width="0.119cm" svg:height="0.481cm" svg:x="1.577cm" svg:y="0.547cm"><draw:text-box><text:p text:style-name="P62"><text:span text:style-name="T66">!</text:span></text:p></draw:text-box></draw:frame><draw:frame draw:style-name="gr27" draw:text-style-name="P63" svg:width="0.165cm" svg:height="0.638cm" svg:x="2.028cm" svg:y="0.134cm"><draw:text-box><text:p text:style-name="P62"><text:span text:style-name="T72"></text:span></text:p></draw:text-box></draw:frame><draw:frame draw:style-name="gr18" draw:text-style-name="P63" svg:width="0.198cm" svg:height="0.449cm" svg:x="2.155cm" svg:y="0.268cm"><draw:text-box><text:p text:style-name="P62"><text:span text:style-name="T68">1</text:span></text:p></draw:text-box></draw:frame><draw:frame draw:style-name="gr28" draw:text-style-name="P63" svg:width="0.324cm" svg:height="0.481cm" svg:x="2.353cm" svg:y="0.236cm"><draw:text-box><text:p text:style-name="P62"><text:span text:style-name="T66">−</text:span></text:p></draw:text-box></draw:frame><draw:frame draw:style-name="gr18" draw:text-style-name="P63" svg:width="0.198cm" svg:height="0.449cm" svg:x="2.815cm" svg:y="0.268cm"><draw:text-box><text:p text:style-name="P62"><text:span text:style-name="T64">q</text:span></text:p></draw:text-box></draw:frame><draw:frame draw:style-name="gr18" draw:text-style-name="P63" svg:width="0.112cm" svg:height="0.481cm" svg:x="3.037cm" svg:y="0.236cm"><draw:text-box><text:p text:style-name="P62"><text:span text:style-name="T66">/</text:span></text:p></draw:text-box></draw:frame><draw:frame draw:style-name="gr18" draw:text-style-name="P63" svg:width="0.198cm" svg:height="0.449cm" svg:x="3.263cm" svg:y="0.268cm"><draw:text-box><text:p text:style-name="P62"><text:span text:style-name="T64">p</text:span></text:p></draw:text-box></draw:frame><draw:frame draw:style-name="gr18" draw:text-style-name="P63" svg:width="0.126cm" svg:height="0.481cm" svg:x="3.461cm" svg:y="0.236cm"><draw:text-box><text:p text:style-name="P62"><text:span text:style-name="T66"></text:span></text:p></draw:text-box></draw:frame><draw:frame draw:style-name="gr19" draw:text-style-name="P63" svg:width="0.077cm" svg:height="0.29cm" svg:x="3.567cm" svg:y="0.189cm"><draw:text-box><text:p text:style-name="P62"><text:span text:style-name="T70"></text:span></text:p></draw:text-box></draw:frame><draw:frame draw:style-name="gr19" draw:text-style-name="P63" svg:width="0.094cm" svg:height="0.272cm" svg:x="3.672cm" svg:y="0.199cm"><draw:text-box><text:p text:style-name="P62"><text:span text:style-name="T65">z</text:span></text:p></draw:text-box></draw:frame><draw:frame draw:style-name="gr19" draw:text-style-name="P63" svg:width="0.124cm" svg:height="0.29cm" svg:x="3.778cm" svg:y="0.189cm"><draw:text-box><text:p text:style-name="P62"><text:span text:style-name="T70">−</text:span></text:p></draw:text-box></draw:frame><draw:frame draw:style-name="gr19" draw:text-style-name="P63" svg:width="0.108cm" svg:height="0.272cm" svg:x="3.99cm" svg:y="0.199cm"><draw:text-box><text:p text:style-name="P62"><text:span text:style-name="T65">k</text:span></text:p></draw:text-box></draw:frame><draw:frame draw:style-name="gr19" draw:text-style-name="P63" svg:width="0.077cm" svg:height="0.29cm" svg:x="4.12cm" svg:y="0.189cm"><draw:text-box><text:p text:style-name="P62"><text:span text:style-name="T70"></text:span></text:p></draw:text-box></draw:frame><draw:frame draw:style-name="gr27" draw:text-style-name="P63" svg:width="0.165cm" svg:height="0.638cm" svg:x="4.202cm" svg:y="0.134cm"><draw:text-box><text:p text:style-name="P62"><text:span text:style-name="T72"></text:span></text:p></draw:text-box></draw:frame></draw:g></text:p>
      <text:p text:style-name="P10"/>
      <text:p text:style-name="P27">C 코드로 바꿔서…</text:p>
      <text:p text:style-name="P25"/>
      <text:p text:style-name="P30"><draw:g text:anchor-type="as-char" draw:z-index="6" draw:style-name="gr1"><draw:frame draw:style-name="gr29" draw:text-style-name="P63" svg:width="2.883cm" svg:height="0.322cm" svg:x="0cm" svg:y="0cm"><draw:text-box><text:p text:style-name="P62"><text:span text:style-name="T73">#include &lt;math.h&gt;</text:span></text:p></draw:text-box></draw:frame><draw:frame draw:style-name="gr30" draw:text-style-name="P63" svg:width="8.471cm" svg:height="0.322cm" svg:x="0cm" svg:y="0.321cm"><draw:text-box><text:p text:style-name="P62"><text:span text:style-name="T73">double AttackerSuccessProbability(double q, int z)</text:span></text:p></draw:text-box></draw:frame><draw:frame draw:style-name="gr31" draw:text-style-name="P63" svg:width="0.174cm" svg:height="0.322cm" svg:x="0cm" svg:y="0.639cm"><draw:text-box><text:p text:style-name="P62"><text:span text:style-name="T73">{</text:span></text:p></draw:text-box></draw:frame><draw:frame draw:style-name="gr32" draw:text-style-name="P63" svg:width="3.899cm" svg:height="0.322cm" svg:x="0cm" svg:y="0.96cm"><draw:text-box><text:p text:style-name="P62"><text:span text:style-name="T73"><text:s text:c="4"/></text:span><text:span text:style-name="T73">double p = 1.0 - q;</text:span></text:p></draw:text-box></draw:frame><draw:frame draw:style-name="gr33" draw:text-style-name="P63" svg:width="5.423cm" svg:height="0.322cm" svg:x="0cm" svg:y="1.277cm"><draw:text-box><text:p text:style-name="P62"><text:span text:style-name="T73"><text:s text:c="4"/></text:span><text:span text:style-name="T73">double lambda = z * (q / p);</text:span></text:p></draw:text-box></draw:frame><draw:frame draw:style-name="gr34" draw:text-style-name="P63" svg:width="3.56cm" svg:height="0.322cm" svg:x="0cm" svg:y="1.598cm"><draw:text-box><text:p text:style-name="P62"><text:span text:style-name="T73"><text:s text:c="4"/></text:span><text:span text:style-name="T73">double sum = 1.0;</text:span></text:p></draw:text-box></draw:frame><draw:frame draw:style-name="gr35" draw:text-style-name="P63" svg:width="2.206cm" svg:height="0.322cm" svg:x="0cm" svg:y="1.916cm"><draw:text-box><text:p text:style-name="P62"><text:span text:style-name="T73"><text:s text:c="4"/></text:span><text:span text:style-name="T73">int i, k;</text:span></text:p></draw:text-box></draw:frame><draw:frame draw:style-name="gr36" draw:text-style-name="P63" svg:width="4.746cm" svg:height="0.322cm" svg:x="0cm" svg:y="2.237cm"><draw:text-box><text:p text:style-name="P62"><text:span text:style-name="T73"><text:s text:c="4"/></text:span><text:span text:style-name="T73">for (k = 0; k &lt;= z; k++)</text:span></text:p></draw:text-box></draw:frame><draw:frame draw:style-name="gr37" draw:text-style-name="P63" svg:width="0.851cm" svg:height="0.322cm" svg:x="0cm" svg:y="2.554cm"><draw:text-box><text:p text:style-name="P62"><text:span text:style-name="T73"><text:s text:c="4"/></text:span><text:span text:style-name="T73">{</text:span></text:p></draw:text-box></draw:frame><draw:frame draw:style-name="gr38" draw:text-style-name="P63" svg:width="6.439cm" svg:height="0.322cm" svg:x="0cm" svg:y="2.875cm"><draw:text-box><text:p text:style-name="P62"><text:span text:style-name="T73"><text:s text:c="8"/></text:span><text:span text:style-name="T73">double poisson = exp(-lambda);</text:span></text:p></draw:text-box></draw:frame><draw:frame draw:style-name="gr33" draw:text-style-name="P63" svg:width="5.423cm" svg:height="0.322cm" svg:x="0cm" svg:y="3.193cm"><draw:text-box><text:p text:style-name="P62"><text:span text:style-name="T73"><text:s text:c="8"/></text:span><text:span text:style-name="T73">for (i = 1; i &lt;= k; i++)</text:span></text:p></draw:text-box></draw:frame><draw:frame draw:style-name="gr39" draw:text-style-name="P63" svg:width="5.762cm" svg:height="0.322cm" svg:x="0cm" svg:y="3.514cm"><draw:text-box><text:p text:style-name="P62"><text:span text:style-name="T73"><text:s text:c="12"/></text:span><text:span text:style-name="T73">poisson *= lambda / i;</text:span></text:p></draw:text-box></draw:frame><draw:frame draw:style-name="gr40" draw:text-style-name="P63" svg:width="8.302cm" svg:height="0.322cm" svg:x="0cm" svg:y="3.831cm"><draw:text-box><text:p text:style-name="P62"><text:span text:style-name="T73"><text:s text:c="8"/></text:span><text:span text:style-name="T73">sum -= poisson * (1 - pow(q / p, z - k));</text:span></text:p></draw:text-box></draw:frame><draw:frame draw:style-name="gr37" draw:text-style-name="P63" svg:width="0.851cm" svg:height="0.322cm" svg:x="0cm" svg:y="4.152cm"><draw:text-box><text:p text:style-name="P62"><text:span text:style-name="T73"><text:s text:c="4"/></text:span><text:span text:style-name="T73">}</text:span></text:p></draw:text-box></draw:frame><draw:frame draw:style-name="gr41" draw:text-style-name="P63" svg:width="2.544cm" svg:height="0.322cm" svg:x="0cm" svg:y="4.47cm"><draw:text-box><text:p text:style-name="P62"><text:span text:style-name="T73"><text:s text:c="4"/></text:span><text:span text:style-name="T73">return sum;</text:span></text:p></draw:text-box></draw:frame><draw:frame draw:style-name="gr31" draw:text-style-name="P63" svg:width="0.174cm" svg:height="0.322cm" svg:x="0cm" svg:y="4.791cm"><draw:text-box><text:p text:style-name="P62"><text:span text:style-name="T73">}</text:span></text:p></draw:text-box></draw:frame></draw:g></text:p>
      <text:p text:style-name="P14"/>
      <text:p text:style-name="P14"/>
      <text:p text:style-name="P14"/>
      <text:p text:style-name="P27"><text:soft-page-break/>결과를 실행하면, z에 따라 지수적으로 감소하는 확률을 볼 수 있다.</text:p>
      <text:p text:style-name="P14"/>
      <text:p text:style-name="P31"><draw:g text:anchor-type="as-char" draw:z-index="7" draw:style-name="gr1"><draw:frame draw:style-name="gr37" draw:text-style-name="P63" svg:width="0.851cm" svg:height="0.322cm" svg:x="0cm" svg:y="0cm"><draw:text-box><text:p text:style-name="P62"><text:span text:style-name="T73">q=0.1</text:span></text:p></draw:text-box></draw:frame><draw:frame draw:style-name="gr42" draw:text-style-name="P63" svg:width="3.052cm" svg:height="0.322cm" svg:x="0cm" svg:y="0.318cm"><draw:text-box><text:p text:style-name="P62"><text:span text:style-name="T73">z=0 <text:s text:c="3"/>P=1.0000000</text:span></text:p></draw:text-box></draw:frame><draw:frame draw:style-name="gr42" draw:text-style-name="P63" svg:width="3.052cm" svg:height="0.322cm" svg:x="0cm" svg:y="0.639cm"><draw:text-box><text:p text:style-name="P62"><text:span text:style-name="T73">z=1 <text:s text:c="3"/>P=0.2045873</text:span></text:p></draw:text-box></draw:frame><draw:frame draw:style-name="gr42" draw:text-style-name="P63" svg:width="3.052cm" svg:height="0.322cm" svg:x="0cm" svg:y="0.956cm"><draw:text-box><text:p text:style-name="P62"><text:span text:style-name="T73">z=2 <text:s text:c="3"/>P=0.0509779</text:span></text:p></draw:text-box></draw:frame><draw:frame draw:style-name="gr42" draw:text-style-name="P63" svg:width="3.052cm" svg:height="0.322cm" svg:x="0cm" svg:y="1.277cm"><draw:text-box><text:p text:style-name="P62"><text:span text:style-name="T73">z=3 <text:s text:c="3"/>P=0.0131722</text:span></text:p></draw:text-box></draw:frame><draw:frame draw:style-name="gr42" draw:text-style-name="P63" svg:width="3.052cm" svg:height="0.322cm" svg:x="0cm" svg:y="1.595cm"><draw:text-box><text:p text:style-name="P62"><text:span text:style-name="T73">z=4 <text:s text:c="3"/>P=0.0034552</text:span></text:p></draw:text-box></draw:frame><draw:frame draw:style-name="gr42" draw:text-style-name="P63" svg:width="3.052cm" svg:height="0.322cm" svg:x="0cm" svg:y="1.916cm"><draw:text-box><text:p text:style-name="P62"><text:span text:style-name="T73">z=5 <text:s text:c="3"/>P=0.0009137</text:span></text:p></draw:text-box></draw:frame><draw:frame draw:style-name="gr42" draw:text-style-name="P63" svg:width="3.052cm" svg:height="0.322cm" svg:x="0cm" svg:y="2.233cm"><draw:text-box><text:p text:style-name="P62"><text:span text:style-name="T73">z=6 <text:s text:c="3"/>P=0.0002428</text:span></text:p></draw:text-box></draw:frame><draw:frame draw:style-name="gr42" draw:text-style-name="P63" svg:width="3.052cm" svg:height="0.322cm" svg:x="0cm" svg:y="2.554cm"><draw:text-box><text:p text:style-name="P62"><text:span text:style-name="T73">z=7 <text:s text:c="3"/>P=0.0000647</text:span></text:p></draw:text-box></draw:frame><draw:frame draw:style-name="gr42" draw:text-style-name="P63" svg:width="3.052cm" svg:height="0.322cm" svg:x="0cm" svg:y="2.872cm"><draw:text-box><text:p text:style-name="P62"><text:span text:style-name="T73">z=8 <text:s text:c="3"/>P=0.0000173</text:span></text:p></draw:text-box></draw:frame><draw:frame draw:style-name="gr42" draw:text-style-name="P63" svg:width="3.052cm" svg:height="0.322cm" svg:x="0cm" svg:y="3.193cm"><draw:text-box><text:p text:style-name="P62"><text:span text:style-name="T73">z=9 <text:s text:c="3"/>P=0.0000046</text:span></text:p></draw:text-box></draw:frame><draw:frame draw:style-name="gr42" draw:text-style-name="P63" svg:width="3.052cm" svg:height="0.322cm" svg:x="0cm" svg:y="3.51cm"><draw:text-box><text:p text:style-name="P62"><text:span text:style-name="T73">z=10 <text:s text:c="2"/>P=0.0000012</text:span></text:p></draw:text-box></draw:frame><draw:frame draw:style-name="gr37" draw:text-style-name="P63" svg:width="0.851cm" svg:height="0.322cm" svg:x="0cm" svg:y="4.187cm"><draw:text-box><text:p text:style-name="P62"><text:span text:style-name="T73">q=0.3</text:span></text:p></draw:text-box></draw:frame><draw:frame draw:style-name="gr42" draw:text-style-name="P63" svg:width="3.052cm" svg:height="0.322cm" svg:x="0cm" svg:y="4.505cm"><draw:text-box><text:p text:style-name="P62"><text:span text:style-name="T73">z=0 <text:s text:c="3"/>P=1.0000000</text:span></text:p></draw:text-box></draw:frame><draw:frame draw:style-name="gr42" draw:text-style-name="P63" svg:width="3.052cm" svg:height="0.322cm" svg:x="0cm" svg:y="4.826cm"><draw:text-box><text:p text:style-name="P62"><text:span text:style-name="T73">z=5 <text:s text:c="3"/>P=0.1773523</text:span></text:p></draw:text-box></draw:frame><draw:frame draw:style-name="gr42" draw:text-style-name="P63" svg:width="3.052cm" svg:height="0.322cm" svg:x="0cm" svg:y="5.144cm"><draw:text-box><text:p text:style-name="P62"><text:span text:style-name="T73">z=10 <text:s text:c="2"/>P=0.0416605</text:span></text:p></draw:text-box></draw:frame><draw:frame draw:style-name="gr42" draw:text-style-name="P63" svg:width="3.052cm" svg:height="0.322cm" svg:x="0cm" svg:y="5.465cm"><draw:text-box><text:p text:style-name="P62"><text:span text:style-name="T73">z=15 <text:s text:c="2"/>P=0.0101008</text:span></text:p></draw:text-box></draw:frame><draw:frame draw:style-name="gr42" draw:text-style-name="P63" svg:width="3.052cm" svg:height="0.322cm" svg:x="0cm" svg:y="5.782cm"><draw:text-box><text:p text:style-name="P62"><text:span text:style-name="T73">z=20 <text:s text:c="2"/>P=0.0024804</text:span></text:p></draw:text-box></draw:frame><draw:frame draw:style-name="gr42" draw:text-style-name="P63" svg:width="3.052cm" svg:height="0.322cm" svg:x="0cm" svg:y="6.103cm"><draw:text-box><text:p text:style-name="P62"><text:span text:style-name="T73">z=25 <text:s text:c="2"/>P=0.0006132</text:span></text:p></draw:text-box></draw:frame><draw:frame draw:style-name="gr42" draw:text-style-name="P63" svg:width="3.052cm" svg:height="0.322cm" svg:x="0cm" svg:y="6.421cm"><draw:text-box><text:p text:style-name="P62"><text:span text:style-name="T73">z=30 <text:s text:c="2"/>P=0.0001522</text:span></text:p></draw:text-box></draw:frame><draw:frame draw:style-name="gr42" draw:text-style-name="P63" svg:width="3.052cm" svg:height="0.322cm" svg:x="0cm" svg:y="6.742cm"><draw:text-box><text:p text:style-name="P62"><text:span text:style-name="T73">z=35 <text:s text:c="2"/>P=0.0000379</text:span></text:p></draw:text-box></draw:frame><draw:frame draw:style-name="gr42" draw:text-style-name="P63" svg:width="3.052cm" svg:height="0.322cm" svg:x="0cm" svg:y="7.059cm"><draw:text-box><text:p text:style-name="P62"><text:span text:style-name="T73">z=40 <text:s text:c="2"/>P=0.0000095</text:span></text:p></draw:text-box></draw:frame><draw:frame draw:style-name="gr42" draw:text-style-name="P63" svg:width="3.052cm" svg:height="0.322cm" svg:x="0cm" svg:y="7.38cm"><draw:text-box><text:p text:style-name="P62"><text:span text:style-name="T73">z=45 <text:s text:c="2"/>P=0.0000024</text:span></text:p></draw:text-box></draw:frame><draw:frame draw:style-name="gr42" draw:text-style-name="P63" svg:width="3.052cm" svg:height="0.322cm" svg:x="0cm" svg:y="7.698cm"><draw:text-box><text:p text:style-name="P62"><text:span text:style-name="T73">z=50 <text:s text:c="2"/>P=0.0000006</text:span></text:p></draw:text-box></draw:frame></draw:g></text:p>
      <text:p text:style-name="P14"/>
      <text:p text:style-name="P27">0.1% 미만의 P를 풀면…</text:p>
      <text:p text:style-name="P14"/>
      <text:p text:style-name="P31"><draw:g text:anchor-type="as-char" draw:z-index="8" draw:style-name="gr1"><draw:frame draw:style-name="gr43" draw:text-style-name="P63" svg:width="1.528cm" svg:height="0.322cm" svg:x="0cm" svg:y="0cm"><draw:text-box><text:p text:style-name="P62"><text:span text:style-name="T73">P &lt; 0.001</text:span></text:p></draw:text-box></draw:frame><draw:frame draw:style-name="gr44" draw:text-style-name="P63" svg:width="2.036cm" svg:height="0.322cm" svg:x="0cm" svg:y="0.321cm"><draw:text-box><text:p text:style-name="P62"><text:span text:style-name="T73">q=0.10 <text:s text:c="2"/>z=5</text:span></text:p></draw:text-box></draw:frame><draw:frame draw:style-name="gr44" draw:text-style-name="P63" svg:width="2.036cm" svg:height="0.322cm" svg:x="0cm" svg:y="0.639cm"><draw:text-box><text:p text:style-name="P62"><text:span text:style-name="T73">q=0.15 <text:s text:c="2"/>z=8</text:span></text:p></draw:text-box></draw:frame><draw:frame draw:style-name="gr35" draw:text-style-name="P63" svg:width="2.206cm" svg:height="0.322cm" svg:x="0cm" svg:y="0.96cm"><draw:text-box><text:p text:style-name="P62"><text:span text:style-name="T73">q=0.20 <text:s text:c="2"/>z=11</text:span></text:p></draw:text-box></draw:frame><draw:frame draw:style-name="gr35" draw:text-style-name="P63" svg:width="2.206cm" svg:height="0.322cm" svg:x="0cm" svg:y="1.277cm"><draw:text-box><text:p text:style-name="P62"><text:span text:style-name="T73">q=0.25 <text:s text:c="2"/>z=15</text:span></text:p></draw:text-box></draw:frame><draw:frame draw:style-name="gr35" draw:text-style-name="P63" svg:width="2.206cm" svg:height="0.322cm" svg:x="0cm" svg:y="1.598cm"><draw:text-box><text:p text:style-name="P62"><text:span text:style-name="T73">q=0.30 <text:s text:c="2"/>z=24</text:span></text:p></draw:text-box></draw:frame><draw:frame draw:style-name="gr35" draw:text-style-name="P63" svg:width="2.206cm" svg:height="0.322cm" svg:x="0cm" svg:y="1.916cm"><draw:text-box><text:p text:style-name="P62"><text:span text:style-name="T73">q=0.35 <text:s text:c="2"/>z=41</text:span></text:p></draw:text-box></draw:frame><draw:frame draw:style-name="gr35" draw:text-style-name="P63" svg:width="2.206cm" svg:height="0.322cm" svg:x="0cm" svg:y="2.237cm"><draw:text-box><text:p text:style-name="P62"><text:span text:style-name="T73">q=0.40 <text:s text:c="2"/>z=89</text:span></text:p></draw:text-box></draw:frame><draw:frame draw:style-name="gr45" draw:text-style-name="P63" svg:width="2.375cm" svg:height="0.322cm" svg:x="0cm" svg:y="2.554cm"><draw:text-box><text:p text:style-name="P62"><text:span text:style-name="T73">q=0.45 <text:s text:c="2"/>z=340</text:span></text:p></draw:text-box></draw:frame></draw:g></text:p>
      <text:h text:style-name="P50" text:outline-level="2"><text:span text:style-name="T17">12</text:span><text:span text:style-name="T13">. <text:s text:c="3"/></text:span><text:span text:style-name="T18">결론</text:span></text:h>
      <text:p text:style-name="P28">우리는 신뢰에 의존하지 않는 전자거래용 시스템을 제안했다. <text:span text:style-name="T52">강력한 소유권 통제를 제공하는 디지털 서명으로 만든 화폐(coins made from digital signatures)라는 평범한 프레임워크로 시작했지만, 이는 이중지불 방지수단 없이는 불완전하다.</text:span> <text:span text:style-name="T52">이를 해결하려고, 우리는 정직한 노드가 CPU 파워 대부분을 통제하면 공격자가 바꾸기는 신속하게 계산적으로 불가능해지는 공중 거래 이력(a public history of transactions) 기록에 작업증명을 사용하는 개인 대 개인 네트워크를 제안했다.</text:span> <text:span text:style-name="T52">이 네트워크의 견고함은 그 통일성없는 단순함(unstructured simplicity)에 있다.</text:span> 노드는 거의 조정(coordination)없이 한 번에 모두 동작한다. 이들은 메시지가 경로를 지정받아 어떤 특정 위치로 가는 게 아니라 단지 최선의 노력을 다해 전달되면 그만이기 때문에 식별될 필요가 없다. <text:span text:style-name="T52">노드는 마음대로 네트워크를 떠났다가 그가 없는 동안 벌어진 일의 증명으로 작업증명 사슬을 받아들여 재합류할 수 있다.</text:span> 이들은 CPU 파워를 사용한 투표로, 유효한 블록을 연장하는 작업을 통해 그걸 승인했음을 나타내고 유효하지 않은 블록에 대한 작업을 거부함으로써 그걸 기각한다. 어떤 필요 규칙과 유인이든 이 합의 작용(consensus mechanism)을 통해 집행될 수 있다.</text:p>
      <text:p text:style-name="P25"/>
      <text:p text:style-name="P25"/>
      <text:p text:style-name="P25"/>
      <text:p text:style-name="P25"/>
      <text:h text:style-name="P45" text:outline-level="2"><text:soft-page-break/>참고문헌</text:h>
      <text:list xml:id="list33771945" text:style-name="Numbering_20_2">
        <text:list-item>
          <text:p text:style-name="P59">W. Dai, "b-money," http://www.weidai.com/bmoney.txt, 1998. </text:p>
        </text:list-item>
        <text:list-item>
          <text:p text:style-name="P61"><text:span text:style-name="T1">H. Massias, X.S. Avila, and J.-J. Quisquater, "Design of a secure timestamping service with minimal trust requirements," In </text:span><text:span text:style-name="T6">20th Symposium on Information Theory in the Benelux</text:span><text:span text:style-name="T1">, May 1999. </text:span></text:p>
        </text:list-item>
        <text:list-item>
          <text:p text:style-name="P61"><text:span text:style-name="T1">S. Haber, W.S. Stornetta, "How to time-stamp a digital document," In </text:span><text:span text:style-name="T6">Journal of Cryptology</text:span><text:span text:style-name="T1">, vol 3, no 2, pages 99-111, 1991. </text:span></text:p>
        </text:list-item>
        <text:list-item>
          <text:p text:style-name="P61"><text:span text:style-name="T1">D. Bayer, S. Haber, W.S. Stornetta, "Improving the efficiency and reliability of digital time-stamping," </text:span><text:span text:style-name="T6">In Sequences II: Methods in Communication, Security and Computer Science</text:span><text:span text:style-name="T1">, pages 329-334, 1993. </text:span></text:p>
        </text:list-item>
        <text:list-item>
          <text:p text:style-name="P61"><text:span text:style-name="T1">S. Haber, W.S. Stornetta, "Secure names for bit-strings," In </text:span><text:span text:style-name="T6">Proceedings of the 4th ACM Conference on Computer and Communications Security</text:span><text:span text:style-name="T1">, pages 28-35, April 1997. </text:span></text:p>
        </text:list-item>
        <text:list-item>
          <text:p text:style-name="P60">A. Back, "Hashcash - a denial of service counter-measure," <text:line-break/>http://www.hashcash.org/papers/hashcash.pdf, 2002. </text:p>
        </text:list-item>
        <text:list-item>
          <text:p text:style-name="P61"><text:span text:style-name="T1"><text:s/>R.C. Merkle, "Protocols for public key cryptosystems," In Proc. </text:span><text:span text:style-name="T6">1980 Symposium on Security and Privacy</text:span><text:span text:style-name="T1">, IEEE Computer Society, pages 122-133, April 1980. </text:span></text:p>
        </text:list-item>
        <text:list-item>
          <text:p text:style-name="P60">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Arial1" svg:font-family="Arial"/>
    <style:font-face style:name="Courier New" svg:font-family="'Courier New'"/>
    <style:font-face style:name="Lohit Hindi2" svg:font-family="'Lohit Hindi'"/>
    <style:font-face style:name="OpenSymbol" svg:font-family="OpenSymbol"/>
    <style:font-face style:name="Times New Roman1" svg:font-family="'Times New Roman'"/>
    <style:font-face style:name="맑은 고딕" svg:font-family="'맑은 고딕'"/>
    <style:font-face style:name="Arial2" svg:font-family="Arial" style:font-pitch="variable"/>
    <style:font-face style:name="Courier New1" svg:font-family="'Courier New'" style:font-pitch="variable"/>
    <style:font-face style:name="Lohit Hindi1" svg:font-family="'Lohit Hindi'" style:font-pitch="variable"/>
    <style:font-face style:name="OpenSymbol1" svg:font-family="OpenSymbol" style:font-pitch="variable"/>
    <style:font-face style:name="Times New Roman2" svg:font-family="'Times New Roman'" style:font-pitch="variable"/>
    <style:font-face style:name="DejaVu Sans2" svg:font-family="'DejaVu Sans'" style:font-family-generic="modern" style:font-pitch="variable"/>
    <style:font-face style:name="맑은 고딕2" svg:font-family="'맑은 고딕'" style:font-family-generic="modern" style:font-pitch="variable"/>
    <style:font-face style:name="맑은 고딕3" svg:font-family="'맑은 고딕'" style:font-adornments="굵게" style:font-family-generic="modern" style:font-pitch="variable"/>
    <style:font-face style:name="맑은 고딕1" svg:font-family="'맑은 고딕'" style:font-adornments="보통" style:font-family-generic="modern" style:font-pitch="variable"/>
    <style:font-face style:name="맑은 고딕4" svg:font-family="'맑은 고딕'" style:font-adornments="이탤릭체(굵게)" style:font-family-generic="moder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굴림" svg:font-family="굴림" style:font-family-generic="roman" style:font-pitch="variable"/>
    <style:font-face style:name="Arial" svg:font-family="Arial" style:font-family-generic="swiss" style:font-pitch="variable"/>
    <style:font-face style:name="DejaVu Sans1" svg:font-family="'DejaVu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Lucida Sans" svg:font-family="'Lucida Sans'" style:font-family-generic="system" style:font-pitch="variable"/>
    <style:font-face style:name="굴림1" svg:font-family="굴림"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6cm" fo:margin-right="0cm" fo:line-height="100%" fo:text-indent="0cm" style:auto-text-indent="false"/>
      <style:text-properties fo:font-size="10.1000003814697pt" style:font-name-asian="맑은 고딕1" style:font-size-asian="8pt" style:language-asian="ko" style:country-asian="KR"/>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2"/>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style>
    <style:style style:name="Footer" style:family="paragraph" style:parent-style-name="Standard" style:class="extra">
      <style:paragraph-properties text:number-lines="false" text:line-number="0">
        <style:tab-stops>
          <style:tab-stop style:position="6.996cm" style:type="center"/>
          <style:tab-stop style:position="13.991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15%" fo:font-weight="bold" style:font-name-asian="맑은 고딕3"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42cm" fo:margin-bottom="0.21cm" style:contextual-spacing="false"/>
      <style:text-properties fo:font-size="14pt" fo:font-style="italic" fo:font-weight="bold" style:font-name-asian="맑은 고딕4"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21.59cm" fo:page-height="27.94cm" style:num-format="1" style:print-orientation="portrait" fo:margin-top="3cm" fo:margin-bottom="2.6cm" fo:margin-left="3.81cm" fo:margin-right="3.81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8-11-10T14:33:13.34</dc:date>
    <meta:editing-duration>PT5H49M6S</meta:editing-duration>
    <meta:editing-cycles>69</meta:editing-cycles>
    <meta:generator>LibreOffice/3.6$Windows_x86 LibreOffice_project/e183d5b-f8ccaf6-3804794-95b4be8-895629</meta:generator>
    <meta:document-statistic meta:table-count="0" meta:image-count="0" meta:object-count="0" meta:page-count="9" meta:paragraph-count="89" meta:word-count="6652" meta:character-count="10588" meta:non-whitespace-character-count="8264"/>
  </office:meta>
</office:document-meta>
</file>